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931in" table:align="margins"/>
    </style:style>
    <style:style style:name="tml0.A" style:family="table-column">
      <style:table-column-properties style:column-width="6.6931in" style:rel-column-width="65535*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931in" table:align="margins"/>
    </style:style>
    <style:style style:name="tml1.A" style:family="table-column">
      <style:table-column-properties style:column-width="6.6931in" style:rel-column-width="65535*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931in" table:align="margins"/>
    </style:style>
    <style:style style:name="tml2.A" style:family="table-column">
      <style:table-column-properties style:column-width="6.6931in" style:rel-column-width="65535*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931in" table:align="margins"/>
    </style:style>
    <style:style style:name="tml3.A" style:family="table-column">
      <style:table-column-properties style:column-width="6.6931in" style:rel-column-width="65535*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931in" table:align="margins"/>
    </style:style>
    <style:style style:name="tml4.A" style:family="table-column">
      <style:table-column-properties style:column-width="6.6931in" style:rel-column-width="65535*"/>
    </style:style>
    <style:style style:name="tml4.A1" style:family="table-cell">
      <style:table-cell-properties fo:padding="0.0382in" fo:border="none"/>
    </style:style>
    <style:style style:name="tml5" style:family="table">
      <style:table-properties style:width="6.6931in" table:align="margins"/>
    </style:style>
    <style:style style:name="tml5.A" style:family="table-column">
      <style:table-column-properties style:column-width="6.6931in" style:rel-column-width="65535*"/>
    </style:style>
    <style:style style:name="tml5.A1" style:family="table-cell">
      <style:table-cell-properties fo:padding="0.0382in" fo:border="none"/>
    </style:style>
    <style:style style:name="t15" style:family="table">
      <style:table-properties style:width="6.6799in" table:align="center" style:may-break-between-rows="false"/>
    </style:style>
    <style:style style:name="t15.A" style:family="table-column">
      <style:table-column-properties style:column-width="0.7917in"/>
    </style:style>
    <style:style style:name="t15.B" style:family="table-column">
      <style:table-column-properties style:column-width="0.5146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382in" fo:border-left="0.0007in solid #000000" fo:border-right="none" fo:border-top="none" fo:border-bottom="0.0007in solid #000000"/>
    </style:style>
    <style:style style:name="t15.4" style:family="table-row">
      <style:table-row-properties style:min-row-height="0.3125in"/>
    </style:style>
    <style:style style:name="t15.A5" style:family="table-cell">
      <style:table-cell-properties fo:padding="0.0382in" fo:border-left="0.0347in solid #000000" fo:border-right="none" fo:border-top="none" fo:border-bottom="0.0007in solid #000000"/>
    </style:style>
    <style:style style:name="t1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5.A8" style:family="table-cell">
      <style:table-cell-properties fo:padding="0.0382in" fo:border-left="0.0347in solid #000000" fo:border-right="none" fo:border-top="none" fo:border-bottom="0.0347in solid #000000"/>
    </style:style>
    <style:style style:name="t15.B8" style:family="table-cell">
      <style:table-cell-properties fo:padding="0.0382in" fo:border-left="0.0007in solid #000000" fo:border-right="none" fo:border-top="none" fo:border-bottom="0.0347in solid #000000"/>
    </style:style>
    <style:style style:name="t16" style:family="table">
      <style:table-properties style:width="6.6903in" table:align="center" style:may-break-between-rows="false"/>
    </style:style>
    <style:style style:name="t16.A" style:family="table-column">
      <style:table-column-properties style:column-width="0.8236in"/>
    </style:style>
    <style:style style:name="t16.B" style:family="table-column">
      <style:table-column-properties style:column-width="0.5118in"/>
    </style:style>
    <style:style style:name="t16.D" style:family="table-column">
      <style:table-column-properties style:column-width="0.5111in"/>
    </style:style>
    <style:style style:name="t16.E" style:family="table-column">
      <style:table-column-properties style:column-width="0.5028in"/>
    </style:style>
    <style:style style:name="t16.H" style:family="table-column">
      <style:table-column-properties style:column-width="0.7014in"/>
    </style:style>
    <style:style style:name="t16.I" style:family="table-column">
      <style:table-column-properties style:column-width="0.7007in"/>
    </style:style>
    <style:style style:name="t16.K" style:family="table-column">
      <style:table-column-properties style:column-width="0.7028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382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382in" fo:border-left="0.0347in solid #000000" fo:border-right="none" fo:border-top="none" fo:border-bottom="0.0347in solid #000000"/>
    </style:style>
    <style:style style:name="t16.B8" style:family="table-cell">
      <style:table-cell-properties fo:padding="0.0382in" fo:border-left="0.0007in solid #000000" fo:border-right="none" fo:border-top="none" fo:border-bottom="0.0347in solid #000000"/>
    </style:style>
    <style:style style:name="t22" style:family="table">
      <style:table-properties style:width="6.6799in" table:align="center" style:may-break-between-rows="false"/>
    </style:style>
    <style:style style:name="t22.A" style:family="table-column">
      <style:table-column-properties style:column-width="0.7917in"/>
    </style:style>
    <style:style style:name="t22.B" style:family="table-column">
      <style:table-column-properties style:column-width="0.5146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382in" fo:border-left="0.0007in solid #000000" fo:border-right="none" fo:border-top="none" fo:border-bottom="0.0007in solid #000000"/>
    </style:style>
    <style:style style:name="t22.4" style:family="table-row">
      <style:table-row-properties style:min-row-height="0.3125in"/>
    </style:style>
    <style:style style:name="t22.A5" style:family="table-cell">
      <style:table-cell-properties fo:padding="0.0382in" fo:border-left="0.0347in solid #000000" fo:border-right="none" fo:border-top="none" fo:border-bottom="0.0007in solid #000000"/>
    </style:style>
    <style:style style:name="t2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2.A9" style:family="table-cell">
      <style:table-cell-properties fo:padding="0.0382in" fo:border-left="0.0347in solid #000000" fo:border-right="none" fo:border-top="none" fo:border-bottom="0.0347in solid #000000"/>
    </style:style>
    <style:style style:name="t22.B9" style:family="table-cell">
      <style:table-cell-properties fo:padding="0.0382in" fo:border-left="0.0007in solid #000000" fo:border-right="none" fo:border-top="none" fo:border-bottom="0.0347in solid #000000"/>
    </style:style>
    <style:style style:name="t23" style:family="table">
      <style:table-properties style:width="6.6903in" table:align="center" style:may-break-between-rows="false"/>
    </style:style>
    <style:style style:name="t23.A" style:family="table-column">
      <style:table-column-properties style:column-width="0.8236in"/>
    </style:style>
    <style:style style:name="t23.B" style:family="table-column">
      <style:table-column-properties style:column-width="0.5118in"/>
    </style:style>
    <style:style style:name="t23.D" style:family="table-column">
      <style:table-column-properties style:column-width="0.5111in"/>
    </style:style>
    <style:style style:name="t23.E" style:family="table-column">
      <style:table-column-properties style:column-width="0.5028in"/>
    </style:style>
    <style:style style:name="t23.H" style:family="table-column">
      <style:table-column-properties style:column-width="0.7014in"/>
    </style:style>
    <style:style style:name="t23.I" style:family="table-column">
      <style:table-column-properties style:column-width="0.7007in"/>
    </style:style>
    <style:style style:name="t23.K" style:family="table-column">
      <style:table-column-properties style:column-width="0.7028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382in" fo:border-left="0.0007in solid #000000" fo:border-right="none" fo:border-top="none" fo:border-bottom="0.0007in solid #000000"/>
    </style:style>
    <style:style style:name="t23.4" style:family="table-row">
      <style:table-row-properties style:min-row-height="0.2979in"/>
    </style:style>
    <style:style style:name="t23.A5" style:family="table-cell">
      <style:table-cell-properties fo:padding="0.0382in" fo:border-left="0.0347in solid #000000" fo:border-right="none" fo:border-top="none" fo:border-bottom="0.0007in solid #000000"/>
    </style:style>
    <style:style style:name="t2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382in" fo:border-left="0.0347in solid #000000" fo:border-right="none" fo:border-top="none" fo:border-bottom="0.0347in solid #000000"/>
    </style:style>
    <style:style style:name="t23.B9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6.6799in" fo:margin-left="0.0097in" fo:margin-right="0.0035in" table:align="margins" style:may-break-between-rows="false"/>
    </style:style>
    <style:style style:name="t17.A" style:family="table-column">
      <style:table-column-properties style:column-width="0.8215in" style:rel-column-width="8059*"/>
    </style:style>
    <style:style style:name="t17.B" style:family="table-column">
      <style:table-column-properties style:column-width="0.5097in" style:rel-column-width="5000*"/>
    </style:style>
    <style:style style:name="t17.H" style:family="table-column">
      <style:table-column-properties style:column-width="0.7in" style:rel-column-width="6867*"/>
    </style:style>
    <style:style style:name="t17.K" style:family="table-column">
      <style:table-column-properties style:column-width="0.7007in" style:rel-column-width="6875*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382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0" style:family="table">
      <style:table-properties style:width="6.6806in" table:align="center" style:may-break-between-rows="false"/>
    </style:style>
    <style:style style:name="t0.A" style:family="table-column">
      <style:table-column-properties style:column-width="0.8215in"/>
    </style:style>
    <style:style style:name="t0.B" style:family="table-column">
      <style:table-column-properties style:column-width="0.5097in"/>
    </style:style>
    <style:style style:name="t0.H" style:family="table-column">
      <style:table-column-properties style:column-width="0.7in"/>
    </style:style>
    <style:style style:name="t0.K" style:family="table-column">
      <style:table-column-properties style:column-width="0.7007in"/>
    </style:style>
    <style:style style:name="t0.1" style:family="table-row">
      <style:table-row-properties style:min-row-height="0.3063in"/>
    </style:style>
    <style:style style:name="t0.A1" style:family="table-cell">
      <style:table-cell-properties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.0382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382in" fo:border-left="0.0347in solid #000000" fo:border-right="none" fo:border-top="none" fo:border-bottom="0.0007in solid #000000"/>
    </style:style>
    <style:style style:name="t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382in" fo:border-left="0.0347in solid #000000" fo:border-right="none" fo:border-top="none" fo:border-bottom="0.0347in solid #000000"/>
    </style:style>
    <style:style style:name="t0.B12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382in" fo:border-left="0.0347in solid #000000" fo:border-right="none" fo:border-top="none" fo:border-bottom="0.0347in solid #000000"/>
    </style:style>
    <style:style style:name="t1.B9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382in" fo:border-left="0.0347in solid #000000" fo:border-right="none" fo:border-top="none" fo:border-bottom="0.0347in solid #000000"/>
    </style:style>
    <style:style style:name="t2.B13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9" style:family="table-cell">
      <style:table-cell-properties fo:padding="0.0382in" fo:border-left="0.0347in solid #000000" fo:border-right="none" fo:border-top="none" fo:border-bottom="0.0347in solid #000000"/>
    </style:style>
    <style:style style:name="t3.B9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382in" fo:border-left="0.0347in solid #000000" fo:border-right="none" fo:border-top="none" fo:border-bottom="0.0347in solid #000000"/>
    </style:style>
    <style:style style:name="t5.B9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382in" fo:border-left="0.0347in solid #000000" fo:border-right="none" fo:border-top="none" fo:border-bottom="0.0347in solid #000000"/>
    </style:style>
    <style:style style:name="t6.B12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382in" fo:border-left="0.0347in solid #000000" fo:border-right="none" fo:border-top="none" fo:border-bottom="0.0347in solid #000000"/>
    </style:style>
    <style:style style:name="t8.B13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854in" fo:margin-left="0in" fo:margin-right="0.0076in" table:align="margins" style:may-break-between-rows="false" style:writing-mode="lr-tb"/>
    </style:style>
    <style:style style:name="t10.A" style:family="table-column">
      <style:table-column-properties style:column-width="2.3674in" style:rel-column-width="23206*"/>
    </style:style>
    <style:style style:name="t10.B" style:family="table-column">
      <style:table-column-properties style:column-width="0.6153in" style:rel-column-width="6031*"/>
    </style:style>
    <style:style style:name="t10.C" style:family="table-column">
      <style:table-column-properties style:column-width="0.9257in" style:rel-column-width="9074*"/>
    </style:style>
    <style:style style:name="t10.F" style:family="table-column">
      <style:table-column-properties style:column-width="0.9257in" style:rel-column-width="9076*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8" style:family="table-row">
      <style:table-row-properties style:min-row-height="0.3431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764in" table:align="center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6257in"/>
    </style:style>
    <style:style style:name="t11.H" style:family="table-column">
      <style:table-column-properties style:column-width="0.7in"/>
    </style:style>
    <style:style style:name="t11.J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1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C3" style:family="table-cell">
      <style:table-cell-properties fo:padding="0.0382in" fo:border-left="0.0007in solid #000000" fo:border-right="none" fo:border-top="none" fo:border-bottom="0.0007in solid #000000"/>
    </style:style>
    <style:style style:name="t11.4" style:family="table-row">
      <style:table-row-properties style:min-row-height="0.3528in"/>
    </style:style>
    <style:style style:name="t11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1.A5" style:family="table-cell">
      <style:table-cell-properties fo:padding="0.0382in" fo:border-left="0.0347in solid #000000" fo:border-right="none" fo:border-top="none" fo:border-bottom="0.0007in solid #000000"/>
    </style:style>
    <style:style style:name="t11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1.C8" style:family="table-cell">
      <style:table-cell-properties fo:padding="0.0382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64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382in" fo:border-left="0.0007in solid #000000" fo:border-right="none" fo:border-top="none" fo:border-bottom="0.0007in solid #000000"/>
    </style:style>
    <style:style style:name="t12.4" style:family="table-row">
      <style:table-row-properties style:min-row-height="0.4111in"/>
    </style:style>
    <style:style style:name="t12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2.A5" style:family="table-cell">
      <style:table-cell-properties fo:padding="0.0382in" fo:border-left="0.0347in solid #000000" fo:border-right="none" fo:border-top="none" fo:border-bottom="0.0007in solid #000000"/>
    </style:style>
    <style:style style:name="t12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382in" fo:border-left="0.0347in solid #000000" fo:border-right="none" fo:border-top="none" fo:border-bottom="0.0347in solid #000000"/>
    </style:style>
    <style:style style:name="t12.B8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2.C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382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3.A5" style:family="table-cell">
      <style:table-cell-properties fo:padding="0.0382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10" style:family="table-cell">
      <style:table-cell-properties fo:padding="0.0382in" fo:border-left="0.0347in solid #000000" fo:border-right="none" fo:border-top="none" fo:border-bottom="0.0347in solid #000000"/>
    </style:style>
    <style:style style:name="t13.B10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3.C10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382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4.A5" style:family="table-cell">
      <style:table-cell-properties fo:padding="0.0382in" fo:border-left="0.0347in solid #000000" fo:border-right="none" fo:border-top="none" fo:border-bottom="0.0007in solid #000000"/>
    </style:style>
    <style:style style:name="t14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382in" fo:border-left="0.0347in solid #000000" fo:border-right="none" fo:border-top="none" fo:border-bottom="0.0347in solid #000000"/>
    </style:style>
    <style:style style:name="t14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4.C9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382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6264in"/>
    </style:style>
    <style:style style:name="t19.H" style:family="table-column">
      <style:table-column-properties style:column-width="0.7in"/>
    </style:style>
    <style:style style:name="t19.J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9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C3" style:family="table-cell">
      <style:table-cell-properties fo:padding="0.0382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9.A5" style:family="table-cell">
      <style:table-cell-properties fo:padding="0.0382in" fo:border-left="0.0347in solid #000000" fo:border-right="none" fo:border-top="none" fo:border-bottom="0.0007in solid #000000"/>
    </style:style>
    <style:style style:name="t19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9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9" style:family="table-cell">
      <style:table-cell-properties fo:padding="0.0382in" fo:border-left="0.0347in solid #000000" fo:border-right="none" fo:border-top="none" fo:border-bottom="0.0347in solid #000000"/>
    </style:style>
    <style:style style:name="t19.B9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9.C9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382in" fo:border-left="0.0007in solid #000000" fo:border-right="none" fo:border-top="none" fo:border-bottom="0.0007in solid #000000"/>
    </style:style>
    <style:style style:name="t20.4" style:family="table-row">
      <style:table-row-properties style:min-row-height="0.3417in"/>
    </style:style>
    <style:style style:name="t20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0.A5" style:family="table-cell">
      <style:table-cell-properties fo:padding="0.0382in" fo:border-left="0.0347in solid #000000" fo:border-right="none" fo:border-top="none" fo:border-bottom="0.0007in solid #000000"/>
    </style:style>
    <style:style style:name="t20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382in" fo:border-left="0.0347in solid #000000" fo:border-right="none" fo:border-top="none" fo:border-bottom="0.0347in solid #000000"/>
    </style:style>
    <style:style style:name="t20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20.C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5097in"/>
    </style:style>
    <style:style style:name="t21.H" style:family="table-column">
      <style:table-column-properties style:column-width="0.7in"/>
    </style:style>
    <style:style style:name="t21.K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.0382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382in" fo:border-left="0.0347in solid #000000" fo:border-right="none" fo:border-top="none" fo:border-bottom="0.0347in solid #000000"/>
    </style:style>
    <style:style style:name="t21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200%"/>
    </style:style>
    <style:style style:name="P20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5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33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0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4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2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text-indent="0.3937in" style:auto-text-indent="false"/>
      <style:text-properties style:font-name="Arial" fo:font-size="11pt" style:font-size-asian="11pt" style:font-name-complex="Arial" style:font-size-complex="11pt"/>
    </style:style>
    <style:style style:name="P44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4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4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4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5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55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Arial1" fo:language="en" fo:country="US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5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6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0% 100%" fo:language="ru" fo:country="RU" fo:background-color="transparent"/>
    </style:style>
    <style:style style:name="T42" style:family="text">
      <style:text-properties style:use-window-font-color="true" style:text-position="0% 100%" fo:background-color="transparent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font-name-complex="Arial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style:font-name-complex="Arial"/>
    </style:style>
    <style:style style:name="T54" style:family="text">
      <style:text-properties fo:color="#ffffff" style:font-name-complex="Arial"/>
    </style:style>
    <style:style style:name="T55" style:family="text">
      <style:text-properties fo:color="#ffffff" style:text-underline-style="solid" style:text-underline-width="auto" style:text-underline-color="font-color"/>
    </style:style>
    <style:style style:name="T56" style:family="text">
      <style:text-properties fo:color="#ffffff" style:text-underline-style="solid" style:text-underline-width="auto" style:text-underline-color="font-color" style:font-name-complex="Arial"/>
    </style:style>
    <style:style style:name="T57" style:family="text">
      <style:text-properties fo:color="#000000"/>
    </style:style>
    <style:style style:name="T58" style:family="text">
      <style:text-properties fo:color="#000000" fo:font-style="italic" style:font-style-asian="italic"/>
    </style:style>
    <style:style style:name="T59" style:family="text">
      <style:text-properties fo:color="#000000" style:font-name-asian="Times New Roman" style:font-name-complex="Times New Roman"/>
    </style:style>
    <style:style style:name="T60" style:family="text">
      <style:text-properties fo:color="#000000" fo:language="en" fo:country="US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Times New Roman1" fo:font-style="italic" style:font-style-asian="italic" style:font-style-complex="italic"/>
    </style:style>
    <style:style style:name="T63" style:family="text">
      <style:text-properties style:font-name="Times New Roman1" fo:language="ru" fo:country="RU" fo:font-style="italic" style:font-style-asian="italic" style:font-style-complex="italic"/>
    </style:style>
    <style:style style:name="T64" style:family="text">
      <style:text-properties style:font-name="Times New Roman1" fo:language="en" fo:country="US" fo:font-style="normal" style:font-style-asian="normal" style:font-style-complex="normal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font-size="12pt" style:font-size-asian="12pt" style:font-name-complex="Symbol" style:font-size-complex="12pt"/>
    </style:style>
    <style:style style:name="T67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68" style:family="text">
      <style:text-properties style:font-name="Times New Roman" fo:language="ru" fo:country="RU" fo:background-color="transparent"/>
    </style:style>
    <style:style style:name="T69" style:family="text">
      <style:text-properties fo:background-color="transparen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ПРОТОКОЛ №</text:p>
      <text:p text:style-name="P4"><text:span text:style-name="T51">поверки дозиметра-радиометра типа МКС-1117М зав. № </text:span><text:span text:style-name="T53"><text:s/>$</text:span><text:span text:style-name="T4">serial</text:span><text:span text:style-name="T53"> </text:span><text:span text:style-name="T51"><text:s/></text:span><text:span text:style-name="T54">.</text:span><text:span text:style-name="T51"> </text:span></text:p>
      <text:p text:style-name="P4"><text:span text:style-name="T51">принадлежащего </text:span><text:span text:style-name="T56">.</text:span><text:span text:style-name="T53"> <text:s text:c="105"/></text:span><text:span text:style-name="T56">.</text:span></text:p>
      <text:p text:style-name="P20"/>
      <text:p text:style-name="P40">Поверка проводилась на базе УП «АТОМТЕХ», в нормальных климатических условиях при температуре <text:span text:style-name="T26">Т</text:span> = <text:span text:style-name="T52"><text:s/></text:span><text:span text:style-name="T28">$temp </text:span><text:s/>°<text:span text:style-name="T26">С</text:span>, атмосферном давлении <text:span text:style-name="T26">Р</text:span> = <text:span text:style-name="T52"><text:s text:c="5"/></text:span><text:s/>мм.рт.ст, относительной влажности воздуха <text:span text:style-name="T26">р</text:span> = <text:span text:style-name="T52"><text:s/></text:span><text:span text:style-name="T28">$vlag </text:span><text:s/>%, внешнем фоне γ-излучения <text:span text:style-name="T7">H</text:span>*(10) = <text:span text:style-name="T52"><text:s/></text:span><text:span text:style-name="T28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1">- образцовая дозиметрическая поверочная установка УДГ-АТ110 №013 с источниками <text:span text:style-name="T26">2</text:span><text:span text:style-name="T28">-го </text:span>разряда из радионуклида цезий-137 и с погрешностью аттестации 5%, св. № 210/<text:span text:style-name="T2">1426-2018</text:span> <text:s text:c="3"/>от <text:s text:c="3"/><text:span text:style-name="T2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1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2">4 </text:span>%, св. № 210/ <text:span text:style-name="T2">1427-2018</text:span> <text:s text:c="2"/>от <text:span text:style-name="T2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1">- установка<text:span text:style-name="T55"> </text:span><text:span text:style-name="T57">УПН-АТ140 №001 с комплектом плутоний-бериллиевых источников</text:span><text:span text:style-name="T58"> </text:span><text:span text:style-name="T57">быстрых нейтронов: ИБН-8-6 №010, ИБН-8-3 №027 и с погрешностью аттестации </text:span><text:span text:style-name="T59">±</text:span><text:span text:style-name="T57">5%, св. <text:s/>№ 210-</text:span><text:span text:style-name="T60">1508</text:span><text:span text:style-name="T57">/</text:span><text:span text:style-name="T60">18</text:span><text:span text:style-name="T57"> от </text:span><text:span text:style-name="T60">06.11.2018</text:span><text:span text:style-name="T57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1">- образцовые альфа-источники из радионуклида плутоний-239 типа 4П9, 5П9, 6П9 с <text:s text:c="3"/>погрешностью аттестации <text:span text:style-name="T24"></text:span>6%, св.№<text:span text:style-name="T8">МН0105687-4818</text:span><text:span text:style-name="T2"> </text:span><text:span text:style-name="T8">д</text:span>о <text:span text:style-name="T8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1"><text:span text:style-name="T8">- </text:span>образцовые бета-источники из радионуклида стронций-90 + иттрий-90 типа 4С0, 5С0, 6С0 с погрешностью аттестации <text:span text:style-name="T24"></text:span>6%, св. №МН0100818-4818<text:span text:style-name="T2"> </text:span><text:span text:style-name="T8">д</text:span>о <text:span text:style-name="T8">18.04.20</text:span>, РУП «БелГим»<text:span text:style-name="T55"> </text:span></text:p>
          </table:table-cell>
        </table:table-row>
      </table:table>
      <text:p text:style-name="P5"/>
      <text:p text:style-name="P33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43"><text:span text:style-name="T8">- </text:span>МД рентгеновского и γ - излучения – от <text:span text:style-name="T8">$g_min</text:span><text:span text:style-name="T47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43"><text:span text:style-name="T8">- </text:span>плотности потока α – частиц – от <text:span text:style-name="T2">$a_min</text:span> до <text:span text:style-name="T46">$a_max</text:span><text:span text:style-name="T50">·10</text:span><text:span text:style-name="T11">$a_max_E</text:span> мин<text:span text:style-name="T10">-1</text:span>см<text:span text:style-name="T10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43"><text:span text:style-name="T8">- </text:span>плотности потока β – частиц – от <text:span text:style-name="T2">$b_min</text:span> до <text:span text:style-name="T46">$b_max</text:span><text:span text:style-name="T50">·10</text:span><text:span text:style-name="T11">$b_max_E</text:span> мин<text:span text:style-name="T10">-1</text:span>см<text:span text:style-name="T10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42"><text:span text:style-name="T8">- </text:span>плотности потока нейтронного излучения от <text:span text:style-name="T46">$ppn_min</text:span> до <text:span text:style-name="T46">$ppn_max</text:span><text:span text:style-name="T50">·10</text:span><text:span text:style-name="T11">$n_max_E</text:span> с<text:span text:style-name="T10">-1</text:span><text:span text:style-name="T43">·с</text:span>м<text:span text:style-name="T10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2"><text:span text:style-name="T47">- </text:span><text:span text:style-name="T44">МД нейтронного излучения от </text:span><text:span text:style-name="T46">$mdn_min </text:span><text:span text:style-name="T47">мк</text:span><text:span text:style-name="T10"> </text:span><text:span text:style-name="T44">до</text:span><text:span text:style-name="T10"> </text:span><text:span text:style-name="T46">$mdn_max</text:span><text:span text:style-name="T44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42"><text:span text:style-name="T47">- </text:span><text:span text:style-name="T41">мощность</text:span><text:span text:style-name="T42"> </text:span><text:span text:style-name="T41">кермы</text:span><text:span text:style-name="T42"> </text:span><text:span text:style-name="T41">в воздухе </text:span><text:span text:style-name="T42">от </text:span><text:span text:style-name="T46">$k_minГ</text:span><text:span text:style-name="T47">р/ч </text:span><text:span text:style-name="T10"><text:s/></text:span><text:span text:style-name="T44">до</text:span><text:span text:style-name="T10"> </text:span><text:span text:style-name="T46">$k_max</text:span><text:span text:style-name="T47">Гр</text:span><text:span text:style-name="T44">/ч</text:span></text:p>
          </table:table-cell>
        </table:table-row>
      </table:table>
      <text:p text:style-name="P32"/>
      <text:p text:style-name="P6">Проведение поверки:</text:p>
      <text:p text:style-name="P44">Внешний осмотр ___________________________________________________________</text:p>
      <text:p text:style-name="P44">Опробование и проверка работоспособности: </text:p>
      <text:p text:style-name="P42"/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5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5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6">Фон, нЗв/ч</text:p>
          </table:table-cell>
          <table:table-cell table:style-name="t1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27"><text:span text:style-name="T26">H</text:span><text:span text:style-name="T12">1</text:span></text:p>
          </table:table-cell>
          <table:table-cell table:style-name="t15.D3" office:value-type="string">
            <text:p text:style-name="P26"><text:span text:style-name="T7">H</text:span><text:span text:style-name="T12">2</text:span></text:p>
          </table:table-cell>
          <table:table-cell table:style-name="t15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3"><text:span text:style-name="T2">20</text:span> <text:span text:style-name="T8">мкЗв</text:span>/ч</text:p>
          </table:table-cell>
          <table:table-cell table:style-name="t15.D3" office:value-type="string">
            <text:p text:style-name="P21">$15-30</text:p>
          </table:table-cell>
          <table:table-cell table:style-name="t15.D3" office:value-type="string">
            <text:p text:style-name="P21">$15-40</text:p>
          </table:table-cell>
          <table:table-cell table:style-name="t15.D3" office:value-type="string">
            <text:p text:style-name="P21">$15-50</text:p>
          </table:table-cell>
          <table:table-cell table:style-name="t15.D3" office:value-type="string">
            <text:p text:style-name="P21">$15-60</text:p>
          </table:table-cell>
          <table:table-cell table:style-name="t15.D3" office:value-type="string">
            <text:p text:style-name="P21">$15-70</text:p>
          </table:table-cell>
          <table:table-cell table:style-name="t15.D3" office:value-type="string">
            <text:p text:style-name="P21">$15-80</text:p>
          </table:table-cell>
          <table:table-cell table:style-name="t15.D3" office:value-type="string">
            <text:p text:style-name="P22">$15-00</text:p>
          </table:table-cell>
          <table:table-cell table:style-name="t15.D3" office:value-type="string">
            <text:p text:style-name="P21">$15-10</text:p>
          </table:table-cell>
          <table:table-cell table:style-name="t15.D3" office:value-type="string">
            <text:p text:style-name="P21">$15-20</text:p>
          </table:table-cell>
          <table:table-cell table:style-name="t15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5.A5" office:value-type="string">
            <text:p text:style-name="P13">7<text:span text:style-name="T2">0</text:span> <text:span text:style-name="T8">мкЗв</text:span>/ч</text:p>
          </table:table-cell>
          <table:table-cell table:style-name="t15.D3" office:value-type="string">
            <text:p text:style-name="P21">$15-31</text:p>
          </table:table-cell>
          <table:table-cell table:style-name="t15.D3" office:value-type="string">
            <text:p text:style-name="P21">$15-41</text:p>
          </table:table-cell>
          <table:table-cell table:style-name="t15.D3" office:value-type="string">
            <text:p text:style-name="P21">$15-51</text:p>
          </table:table-cell>
          <table:table-cell table:style-name="t15.D3" office:value-type="string">
            <text:p text:style-name="P21">$15-61</text:p>
          </table:table-cell>
          <table:table-cell table:style-name="t15.D3" office:value-type="string">
            <text:p text:style-name="P21">$15-71</text:p>
          </table:table-cell>
          <table:table-cell table:style-name="t15.D3" office:value-type="string">
            <text:p text:style-name="P21">$15-81</text:p>
          </table:table-cell>
          <table:table-cell table:style-name="t15.D3" office:value-type="string">
            <text:p text:style-name="P22">$15-01</text:p>
          </table:table-cell>
          <table:table-cell table:style-name="t15.D3" office:value-type="string">
            <text:p text:style-name="P21">$15-11</text:p>
          </table:table-cell>
          <table:table-cell table:style-name="t15.D3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13"><text:span text:style-name="T2">0,</text:span>7 <text:span text:style-name="T8">м</text:span>Зв/ч</text:p>
          </table:table-cell>
          <table:table-cell table:style-name="t15.D3" office:value-type="string">
            <text:p text:style-name="P21">$15-32</text:p>
          </table:table-cell>
          <table:table-cell table:style-name="t15.D3" office:value-type="string">
            <text:p text:style-name="P21">$15-42</text:p>
          </table:table-cell>
          <table:table-cell table:style-name="t15.D3" office:value-type="string">
            <text:p text:style-name="P21">$15-52</text:p>
          </table:table-cell>
          <table:table-cell table:style-name="t15.D3" office:value-type="string">
            <text:p text:style-name="P21">$15-62</text:p>
          </table:table-cell>
          <table:table-cell table:style-name="t15.D3" office:value-type="string">
            <text:p text:style-name="P21">$15-72</text:p>
          </table:table-cell>
          <table:table-cell table:style-name="t15.D3" office:value-type="string">
            <text:p text:style-name="P21">$15-82</text:p>
          </table:table-cell>
          <table:table-cell table:style-name="t15.D3" office:value-type="string">
            <text:p text:style-name="P22">$15-02</text:p>
          </table:table-cell>
          <table:table-cell table:style-name="t15.D3" office:value-type="string">
            <text:p text:style-name="P21">$15-12</text:p>
          </table:table-cell>
          <table:table-cell table:style-name="t15.D3" office:value-type="string">
            <text:p text:style-name="P21">$15-22</text:p>
          </table:table-cell>
          <table:covered-table-cell/>
        </table:table-row>
        <table:table-row>
          <table:table-cell table:style-name="t15.A8" office:value-type="string">
            <text:p text:style-name="P13">7 <text:span text:style-name="T8">м</text:span>Зв/ч</text:p>
          </table:table-cell>
          <table:table-cell table:style-name="t15.B8" office:value-type="string">
            <text:p text:style-name="P21">$15-33</text:p>
          </table:table-cell>
          <table:table-cell table:style-name="t15.B8" office:value-type="string">
            <text:p text:style-name="P21">$15-43</text:p>
          </table:table-cell>
          <table:table-cell table:style-name="t15.B8" office:value-type="string">
            <text:p text:style-name="P21">$15-53</text:p>
          </table:table-cell>
          <table:table-cell table:style-name="t15.B8" office:value-type="string">
            <text:p text:style-name="P21">$15-63</text:p>
          </table:table-cell>
          <table:table-cell table:style-name="t15.B8" office:value-type="string">
            <text:p text:style-name="P21">$15-73</text:p>
          </table:table-cell>
          <table:table-cell table:style-name="t15.B8" office:value-type="string">
            <text:p text:style-name="P21">$15-83</text:p>
          </table:table-cell>
          <table:table-cell table:style-name="t15.B8" office:value-type="string">
            <text:p text:style-name="P22">$15-03</text:p>
          </table:table-cell>
          <table:table-cell table:style-name="t15.B8" office:value-type="string">
            <text:p text:style-name="P21">$15-13</text:p>
          </table:table-cell>
          <table:table-cell table:style-name="t15.B8" office:value-type="string">
            <text:p text:style-name="P21">$15-23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6.B2" table:number-rows-spanned="3" office:value-type="string">
            <text:p text:style-name="P36">Номер источ-ника</text:p>
          </table:table-cell>
          <table:table-cell table:style-name="t16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6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6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6">Фон, нЗв/ч</text:p>
          </table:table-cell>
          <table:table-cell table:style-name="t1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27"><text:span text:style-name="T26">H</text:span><text:span text:style-name="T12">1</text:span></text:p>
          </table:table-cell>
          <table:table-cell table:style-name="t16.D3" office:value-type="string">
            <text:p text:style-name="P26"><text:span text:style-name="T7">H</text:span><text:span text:style-name="T12">2</text:span></text:p>
          </table:table-cell>
          <table:table-cell table:style-name="t16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3"><text:span text:style-name="T2">20</text:span> <text:span text:style-name="T8">мкЗв</text:span>/ч</text:p>
          </table:table-cell>
          <table:table-cell table:style-name="t16.D3" office:value-type="string">
            <text:p text:style-name="P21">$16-30</text:p>
          </table:table-cell>
          <table:table-cell table:style-name="t16.D3" office:value-type="string">
            <text:p text:style-name="P21">$16-40</text:p>
          </table:table-cell>
          <table:table-cell table:style-name="t16.D3" office:value-type="string">
            <text:p text:style-name="P21">$16-50</text:p>
          </table:table-cell>
          <table:table-cell table:style-name="t16.D3" office:value-type="string">
            <text:p text:style-name="P21">$16-60</text:p>
          </table:table-cell>
          <table:table-cell table:style-name="t16.D3" office:value-type="string">
            <text:p text:style-name="P21">$16-70</text:p>
          </table:table-cell>
          <table:table-cell table:style-name="t16.D3" office:value-type="string">
            <text:p text:style-name="P21">$16-80</text:p>
          </table:table-cell>
          <table:table-cell table:style-name="t16.D3" office:value-type="string">
            <text:p text:style-name="P22">$16-00</text:p>
          </table:table-cell>
          <table:table-cell table:style-name="t16.D3" office:value-type="string">
            <text:p text:style-name="P21">$16-10</text:p>
          </table:table-cell>
          <table:table-cell table:style-name="t16.D3" office:value-type="string">
            <text:p text:style-name="P21">$16-20</text:p>
          </table:table-cell>
          <table:table-cell table:style-name="t16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6.A5" office:value-type="string">
            <text:p text:style-name="P13">7<text:span text:style-name="T2">0</text:span> <text:span text:style-name="T8">мкЗв</text:span>/ч</text:p>
          </table:table-cell>
          <table:table-cell table:style-name="t16.D3" office:value-type="string">
            <text:p text:style-name="P21">$16-31</text:p>
          </table:table-cell>
          <table:table-cell table:style-name="t16.D3" office:value-type="string">
            <text:p text:style-name="P21">$16-41</text:p>
          </table:table-cell>
          <table:table-cell table:style-name="t16.D3" office:value-type="string">
            <text:p text:style-name="P21">$16-51</text:p>
          </table:table-cell>
          <table:table-cell table:style-name="t16.D3" office:value-type="string">
            <text:p text:style-name="P21">$16-61</text:p>
          </table:table-cell>
          <table:table-cell table:style-name="t16.D3" office:value-type="string">
            <text:p text:style-name="P21">$16-71</text:p>
          </table:table-cell>
          <table:table-cell table:style-name="t16.D3" office:value-type="string">
            <text:p text:style-name="P21">$16-81</text:p>
          </table:table-cell>
          <table:table-cell table:style-name="t16.D3" office:value-type="string">
            <text:p text:style-name="P22">$16-01</text:p>
          </table:table-cell>
          <table:table-cell table:style-name="t16.D3" office:value-type="string">
            <text:p text:style-name="P21">$16-11</text:p>
          </table:table-cell>
          <table:table-cell table:style-name="t16.D3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3"><text:span text:style-name="T2">0,</text:span>7 <text:span text:style-name="T8">м</text:span>Зв/ч</text:p>
          </table:table-cell>
          <table:table-cell table:style-name="t16.D3" office:value-type="string">
            <text:p text:style-name="P21">$16-32</text:p>
          </table:table-cell>
          <table:table-cell table:style-name="t16.D3" office:value-type="string">
            <text:p text:style-name="P21">$16-42</text:p>
          </table:table-cell>
          <table:table-cell table:style-name="t16.D3" office:value-type="string">
            <text:p text:style-name="P21">$16-52</text:p>
          </table:table-cell>
          <table:table-cell table:style-name="t16.D3" office:value-type="string">
            <text:p text:style-name="P21">$16-62</text:p>
          </table:table-cell>
          <table:table-cell table:style-name="t16.D3" office:value-type="string">
            <text:p text:style-name="P21">$16-72</text:p>
          </table:table-cell>
          <table:table-cell table:style-name="t16.D3" office:value-type="string">
            <text:p text:style-name="P21">$16-82</text:p>
          </table:table-cell>
          <table:table-cell table:style-name="t16.D3" office:value-type="string">
            <text:p text:style-name="P22">$16-02</text:p>
          </table:table-cell>
          <table:table-cell table:style-name="t16.D3" office:value-type="string">
            <text:p text:style-name="P21">$16-12</text:p>
          </table:table-cell>
          <table:table-cell table:style-name="t16.D3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13">7 <text:span text:style-name="T8">м</text:span>Зв/ч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2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</text:span><text:span text:style-name="T53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2.B2" table:number-rows-spanned="3" office:value-type="string">
            <text:p text:style-name="P36">Номер источ-ника</text:p>
          </table:table-cell>
          <table:table-cell table:style-name="t22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2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2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26">Фон, нЗв/ч</text:p>
          </table:table-cell>
          <table:table-cell table:style-name="t2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27"><text:span text:style-name="T26">H</text:span><text:span text:style-name="T12">1</text:span></text:p>
          </table:table-cell>
          <table:table-cell table:style-name="t22.D3" office:value-type="string">
            <text:p text:style-name="P26"><text:span text:style-name="T7">H</text:span><text:span text:style-name="T12">2</text:span></text:p>
          </table:table-cell>
          <table:table-cell table:style-name="t22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3"><text:span text:style-name="T2">20</text:span> <text:span text:style-name="T8">мкЗв</text:span>/ч</text:p>
          </table:table-cell>
          <table:table-cell table:style-name="t22.D3" office:value-type="string">
            <text:p text:style-name="P21">$22-30</text:p>
          </table:table-cell>
          <table:table-cell table:style-name="t22.D3" office:value-type="string">
            <text:p text:style-name="P21">$22-40</text:p>
          </table:table-cell>
          <table:table-cell table:style-name="t22.D3" office:value-type="string">
            <text:p text:style-name="P21">$22-50</text:p>
          </table:table-cell>
          <table:table-cell table:style-name="t22.D3" office:value-type="string">
            <text:p text:style-name="P21">$22-60</text:p>
          </table:table-cell>
          <table:table-cell table:style-name="t22.D3" office:value-type="string">
            <text:p text:style-name="P21">$22-70</text:p>
          </table:table-cell>
          <table:table-cell table:style-name="t22.D3" office:value-type="string">
            <text:p text:style-name="P21">$22-80</text:p>
          </table:table-cell>
          <table:table-cell table:style-name="t22.D3" office:value-type="string">
            <text:p text:style-name="P21">$22-00</text:p>
          </table:table-cell>
          <table:table-cell table:style-name="t22.D3" office:value-type="string">
            <text:p text:style-name="P21">$22-10</text:p>
          </table:table-cell>
          <table:table-cell table:style-name="t22.D3" office:value-type="string">
            <text:p text:style-name="P21">$22-20</text:p>
          </table:table-cell>
          <table:table-cell table:style-name="t22.K5" table:number-rows-spanned="5" office:value-type="string">
            <text:p text:style-name="P8">±<text:span text:style-name="T2">15</text:span></text:p>
          </table:table-cell>
        </table:table-row>
        <table:table-row>
          <table:table-cell table:style-name="t22.A5" office:value-type="string">
            <text:p text:style-name="P13">7<text:span text:style-name="T2">0</text:span> <text:span text:style-name="T8">мкЗв</text:span>/ч</text:p>
          </table:table-cell>
          <table:table-cell table:style-name="t22.D3" office:value-type="string">
            <text:p text:style-name="P21">$22-31</text:p>
          </table:table-cell>
          <table:table-cell table:style-name="t22.D3" office:value-type="string">
            <text:p text:style-name="P21">$22-41</text:p>
          </table:table-cell>
          <table:table-cell table:style-name="t22.D3" office:value-type="string">
            <text:p text:style-name="P21">$22-51</text:p>
          </table:table-cell>
          <table:table-cell table:style-name="t22.D3" office:value-type="string">
            <text:p text:style-name="P21">$22-61</text:p>
          </table:table-cell>
          <table:table-cell table:style-name="t22.D3" office:value-type="string">
            <text:p text:style-name="P21">$22-71</text:p>
          </table:table-cell>
          <table:table-cell table:style-name="t22.D3" office:value-type="string">
            <text:p text:style-name="P21">$22-81</text:p>
          </table:table-cell>
          <table:table-cell table:style-name="t22.D3" office:value-type="string">
            <text:p text:style-name="P21">$22-01</text:p>
          </table:table-cell>
          <table:table-cell table:style-name="t22.D3" office:value-type="string">
            <text:p text:style-name="P21">$22-11</text:p>
          </table:table-cell>
          <table:table-cell table:style-name="t22.D3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13"><text:span text:style-name="T2">0,</text:span>7 <text:span text:style-name="T8">м</text:span>Зв/ч</text:p>
          </table:table-cell>
          <table:table-cell table:style-name="t22.D3" office:value-type="string">
            <text:p text:style-name="P21">$22-32</text:p>
          </table:table-cell>
          <table:table-cell table:style-name="t22.D3" office:value-type="string">
            <text:p text:style-name="P21">$22-42</text:p>
          </table:table-cell>
          <table:table-cell table:style-name="t22.D3" office:value-type="string">
            <text:p text:style-name="P21">$22-52</text:p>
          </table:table-cell>
          <table:table-cell table:style-name="t22.D3" office:value-type="string">
            <text:p text:style-name="P21">$22-62</text:p>
          </table:table-cell>
          <table:table-cell table:style-name="t22.D3" office:value-type="string">
            <text:p text:style-name="P21">$22-72</text:p>
          </table:table-cell>
          <table:table-cell table:style-name="t22.D3" office:value-type="string">
            <text:p text:style-name="P21">$22-82</text:p>
          </table:table-cell>
          <table:table-cell table:style-name="t22.D3" office:value-type="string">
            <text:p text:style-name="P21">$22-02</text:p>
          </table:table-cell>
          <table:table-cell table:style-name="t22.D3" office:value-type="string">
            <text:p text:style-name="P21">$22-12</text:p>
          </table:table-cell>
          <table:table-cell table:style-name="t22.D3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13">7 <text:span text:style-name="T8">м</text:span>Зв/ч</text:p>
          </table:table-cell>
          <table:table-cell table:style-name="t22.D3" office:value-type="string">
            <text:p text:style-name="P21">$22-33</text:p>
          </table:table-cell>
          <table:table-cell table:style-name="t22.D3" office:value-type="string">
            <text:p text:style-name="P21">$22-43</text:p>
          </table:table-cell>
          <table:table-cell table:style-name="t22.D3" office:value-type="string">
            <text:p text:style-name="P21">$22-53</text:p>
          </table:table-cell>
          <table:table-cell table:style-name="t22.D3" office:value-type="string">
            <text:p text:style-name="P21">$22-63</text:p>
          </table:table-cell>
          <table:table-cell table:style-name="t22.D3" office:value-type="string">
            <text:p text:style-name="P21">$22-73</text:p>
          </table:table-cell>
          <table:table-cell table:style-name="t22.D3" office:value-type="string">
            <text:p text:style-name="P21">$22-83</text:p>
          </table:table-cell>
          <table:table-cell table:style-name="t22.D3" office:value-type="string">
            <text:p text:style-name="P21">$22-03</text:p>
          </table:table-cell>
          <table:table-cell table:style-name="t22.D3" office:value-type="string">
            <text:p text:style-name="P21">$22-13</text:p>
          </table:table-cell>
          <table:table-cell table:style-name="t22.D3" office:value-type="string">
            <text:p text:style-name="P21">$22-23</text:p>
          </table:table-cell>
          <table:covered-table-cell/>
        </table:table-row>
        <table:table-row>
          <table:table-cell table:style-name="t22.A9" office:value-type="string">
            <text:p text:style-name="P13"><text:span text:style-name="T2">70</text:span> <text:span text:style-name="T8">м</text:span>Зв/ч</text:p>
          </table:table-cell>
          <table:table-cell table:style-name="t22.B9" office:value-type="string">
            <text:p text:style-name="P21">$22-34</text:p>
          </table:table-cell>
          <table:table-cell table:style-name="t22.B9" office:value-type="string">
            <text:p text:style-name="P21">$22-44</text:p>
          </table:table-cell>
          <table:table-cell table:style-name="t22.B9" office:value-type="string">
            <text:p text:style-name="P21">$22-54</text:p>
          </table:table-cell>
          <table:table-cell table:style-name="t22.B9" office:value-type="string">
            <text:p text:style-name="P21">$22-64</text:p>
          </table:table-cell>
          <table:table-cell table:style-name="t22.B9" office:value-type="string">
            <text:p text:style-name="P21">$22-74</text:p>
          </table:table-cell>
          <table:table-cell table:style-name="t22.B9" office:value-type="string">
            <text:p text:style-name="P21">$22-84</text:p>
          </table:table-cell>
          <table:table-cell table:style-name="t22.B9" office:value-type="string">
            <text:p text:style-name="P21">$22-04</text:p>
          </table:table-cell>
          <table:table-cell table:style-name="t22.B9" office:value-type="string">
            <text:p text:style-name="P21">$22-14</text:p>
          </table:table-cell>
          <table:table-cell table:style-name="t22.B9" office:value-type="string">
            <text:p text:style-name="P21">$22-24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2"/>
        <table:table-column table:style-name="t23.D"/>
        <table:table-column table:style-name="t23.E"/>
        <table:table-column table:style-name="t23.B"/>
        <table:table-column table:style-name="t23.D"/>
        <table:table-column table:style-name="t23.H"/>
        <table:table-column table:style-name="t23.I"/>
        <table:table-column table:style-name="t23.H"/>
        <table:table-column table:style-name="t23.K"/>
        <table:table-row table:style-name="t23.1">
          <table:table-cell table:style-name="t23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</text:span><text:span text:style-name="T53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3.B2" table:number-rows-spanned="3" office:value-type="string">
            <text:p text:style-name="P36">Номер источ-ника</text:p>
          </table:table-cell>
          <table:table-cell table:style-name="t23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3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3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26">Фон, нЗв/ч</text:p>
          </table:table-cell>
          <table:table-cell table:style-name="t2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27"><text:span text:style-name="T26">H</text:span><text:span text:style-name="T12">1</text:span></text:p>
          </table:table-cell>
          <table:table-cell table:style-name="t23.D3" office:value-type="string">
            <text:p text:style-name="P26"><text:span text:style-name="T7">H</text:span><text:span text:style-name="T12">2</text:span></text:p>
          </table:table-cell>
          <table:table-cell table:style-name="t23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3"><text:span text:style-name="T2">20</text:span> <text:span text:style-name="T8">мкЗв</text:span>/ч</text:p>
          </table:table-cell>
          <table:table-cell table:style-name="t23.D3" office:value-type="string">
            <text:p text:style-name="P21">$23-30</text:p>
          </table:table-cell>
          <table:table-cell table:style-name="t23.D3" office:value-type="string">
            <text:p text:style-name="P21">$23-40</text:p>
          </table:table-cell>
          <table:table-cell table:style-name="t23.D3" office:value-type="string">
            <text:p text:style-name="P21">$23-50</text:p>
          </table:table-cell>
          <table:table-cell table:style-name="t23.D3" office:value-type="string">
            <text:p text:style-name="P21">$23-60</text:p>
          </table:table-cell>
          <table:table-cell table:style-name="t23.D3" office:value-type="string">
            <text:p text:style-name="P21">$23-70</text:p>
          </table:table-cell>
          <table:table-cell table:style-name="t23.D3" office:value-type="string">
            <text:p text:style-name="P21">$23-80</text:p>
          </table:table-cell>
          <table:table-cell table:style-name="t23.D3" office:value-type="string">
            <text:p text:style-name="P21">$23-00</text:p>
          </table:table-cell>
          <table:table-cell table:style-name="t23.D3" office:value-type="string">
            <text:p text:style-name="P21">$23-10</text:p>
          </table:table-cell>
          <table:table-cell table:style-name="t23.D3" office:value-type="string">
            <text:p text:style-name="P21">$23-20</text:p>
          </table:table-cell>
          <table:table-cell table:style-name="t23.K5" table:number-rows-spanned="5" office:value-type="string">
            <text:p text:style-name="P8">±<text:span text:style-name="T2">15</text:span></text:p>
          </table:table-cell>
        </table:table-row>
        <table:table-row>
          <table:table-cell table:style-name="t23.A5" office:value-type="string">
            <text:p text:style-name="P13">7<text:span text:style-name="T2">0</text:span> <text:span text:style-name="T8">мкЗв</text:span>/ч</text:p>
          </table:table-cell>
          <table:table-cell table:style-name="t23.D3" office:value-type="string">
            <text:p text:style-name="P21">$23-31</text:p>
          </table:table-cell>
          <table:table-cell table:style-name="t23.D3" office:value-type="string">
            <text:p text:style-name="P21">$23-41</text:p>
          </table:table-cell>
          <table:table-cell table:style-name="t23.D3" office:value-type="string">
            <text:p text:style-name="P21">$23-51</text:p>
          </table:table-cell>
          <table:table-cell table:style-name="t23.D3" office:value-type="string">
            <text:p text:style-name="P21">$23-61</text:p>
          </table:table-cell>
          <table:table-cell table:style-name="t23.D3" office:value-type="string">
            <text:p text:style-name="P21">$23-71</text:p>
          </table:table-cell>
          <table:table-cell table:style-name="t23.D3" office:value-type="string">
            <text:p text:style-name="P21">$23-81</text:p>
          </table:table-cell>
          <table:table-cell table:style-name="t23.D3" office:value-type="string">
            <text:p text:style-name="P21">$23-01</text:p>
          </table:table-cell>
          <table:table-cell table:style-name="t23.D3" office:value-type="string">
            <text:p text:style-name="P21">$23-11</text:p>
          </table:table-cell>
          <table:table-cell table:style-name="t23.D3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13"><text:span text:style-name="T2">0,</text:span>7 <text:span text:style-name="T8">м</text:span>Зв/ч</text:p>
          </table:table-cell>
          <table:table-cell table:style-name="t23.D3" office:value-type="string">
            <text:p text:style-name="P21">$23-32</text:p>
          </table:table-cell>
          <table:table-cell table:style-name="t23.D3" office:value-type="string">
            <text:p text:style-name="P21">$23-42</text:p>
          </table:table-cell>
          <table:table-cell table:style-name="t23.D3" office:value-type="string">
            <text:p text:style-name="P21">$23-52</text:p>
          </table:table-cell>
          <table:table-cell table:style-name="t23.D3" office:value-type="string">
            <text:p text:style-name="P21">$23-62</text:p>
          </table:table-cell>
          <table:table-cell table:style-name="t23.D3" office:value-type="string">
            <text:p text:style-name="P21">$23-72</text:p>
          </table:table-cell>
          <table:table-cell table:style-name="t23.D3" office:value-type="string">
            <text:p text:style-name="P21">$23-82</text:p>
          </table:table-cell>
          <table:table-cell table:style-name="t23.D3" office:value-type="string">
            <text:p text:style-name="P21">$23-02</text:p>
          </table:table-cell>
          <table:table-cell table:style-name="t23.D3" office:value-type="string">
            <text:p text:style-name="P21">$23-12</text:p>
          </table:table-cell>
          <table:table-cell table:style-name="t23.D3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13">7 <text:span text:style-name="T8">м</text:span>Зв/ч</text:p>
          </table:table-cell>
          <table:table-cell table:style-name="t23.D3" office:value-type="string">
            <text:p text:style-name="P21">$23-33</text:p>
          </table:table-cell>
          <table:table-cell table:style-name="t23.D3" office:value-type="string">
            <text:p text:style-name="P21">$23-43</text:p>
          </table:table-cell>
          <table:table-cell table:style-name="t23.D3" office:value-type="string">
            <text:p text:style-name="P21">$23-53</text:p>
          </table:table-cell>
          <table:table-cell table:style-name="t23.D3" office:value-type="string">
            <text:p text:style-name="P21">$23-63</text:p>
          </table:table-cell>
          <table:table-cell table:style-name="t23.D3" office:value-type="string">
            <text:p text:style-name="P21">$23-73</text:p>
          </table:table-cell>
          <table:table-cell table:style-name="t23.D3" office:value-type="string">
            <text:p text:style-name="P21">$23-83</text:p>
          </table:table-cell>
          <table:table-cell table:style-name="t23.D3" office:value-type="string">
            <text:p text:style-name="P21">$23-03</text:p>
          </table:table-cell>
          <table:table-cell table:style-name="t23.D3" office:value-type="string">
            <text:p text:style-name="P21">$23-13</text:p>
          </table:table-cell>
          <table:table-cell table:style-name="t23.D3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13"><text:span text:style-name="T2">70</text:span> <text:span text:style-name="T8">м</text:span>Зв/ч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0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7.B2" table:number-rows-spanned="3" office:value-type="string">
            <text:p text:style-name="P36">Номер источ-ника</text:p>
          </table:table-cell>
          <table:table-cell table:style-name="t17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7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7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6">Фон, нЗв/ч</text:p>
          </table:table-cell>
          <table:table-cell table:style-name="t1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27"><text:span text:style-name="T26">H</text:span><text:span text:style-name="T12">1</text:span></text:p>
          </table:table-cell>
          <table:table-cell table:style-name="t17.D3" office:value-type="string">
            <text:p text:style-name="P26"><text:span text:style-name="T7">H</text:span><text:span text:style-name="T12">2</text:span></text:p>
          </table:table-cell>
          <table:table-cell table:style-name="t17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3">7<text:span text:style-name="T2">0</text:span> <text:span text:style-name="T8">мкЗв</text:span>/ч</text:p>
          </table:table-cell>
          <table:table-cell table:style-name="t17.D3" office:value-type="string">
            <text:p text:style-name="P21">$17-30</text:p>
          </table:table-cell>
          <table:table-cell table:style-name="t17.D3" office:value-type="string">
            <text:p text:style-name="P21">$17-40</text:p>
          </table:table-cell>
          <table:table-cell table:style-name="t17.D3" office:value-type="string">
            <text:p text:style-name="P21">$17-50</text:p>
          </table:table-cell>
          <table:table-cell table:style-name="t17.D3" office:value-type="string">
            <text:p text:style-name="P21">$17-60</text:p>
          </table:table-cell>
          <table:table-cell table:style-name="t17.D3" office:value-type="string">
            <text:p text:style-name="P21">$17-70</text:p>
          </table:table-cell>
          <table:table-cell table:style-name="t17.D3" office:value-type="string">
            <text:p text:style-name="P21">$17-80</text:p>
          </table:table-cell>
          <table:table-cell table:style-name="t17.D3" office:value-type="string">
            <text:p text:style-name="P22">$17-00</text:p>
          </table:table-cell>
          <table:table-cell table:style-name="t17.D3" office:value-type="string">
            <text:p text:style-name="P21">$17-10</text:p>
          </table:table-cell>
          <table:table-cell table:style-name="t17.D3" office:value-type="string">
            <text:p text:style-name="P21">$17-20</text:p>
          </table:table-cell>
          <table:table-cell table:style-name="t17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7.A5" office:value-type="string">
            <text:p text:style-name="P13"><text:span text:style-name="T2">0,</text:span>7 <text:span text:style-name="T8">м</text:span>Зв/ч</text:p>
          </table:table-cell>
          <table:table-cell table:style-name="t17.D3" office:value-type="string">
            <text:p text:style-name="P21">$17-31</text:p>
          </table:table-cell>
          <table:table-cell table:style-name="t17.D3" office:value-type="string">
            <text:p text:style-name="P21">$17-41</text:p>
          </table:table-cell>
          <table:table-cell table:style-name="t17.D3" office:value-type="string">
            <text:p text:style-name="P21">$17-51</text:p>
          </table:table-cell>
          <table:table-cell table:style-name="t17.D3" office:value-type="string">
            <text:p text:style-name="P21">$17-61</text:p>
          </table:table-cell>
          <table:table-cell table:style-name="t17.D3" office:value-type="string">
            <text:p text:style-name="P21">$17-71</text:p>
          </table:table-cell>
          <table:table-cell table:style-name="t17.D3" office:value-type="string">
            <text:p text:style-name="P21">$17-81</text:p>
          </table:table-cell>
          <table:table-cell table:style-name="t17.D3" office:value-type="string">
            <text:p text:style-name="P22">$17-01</text:p>
          </table:table-cell>
          <table:table-cell table:style-name="t17.D3" office:value-type="string">
            <text:p text:style-name="P21">$17-11</text:p>
          </table:table-cell>
          <table:table-cell table:style-name="t17.D3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3">7 <text:span text:style-name="T8">м</text:span>Зв/ч</text:p>
          </table:table-cell>
          <table:table-cell table:style-name="t17.D3" office:value-type="string">
            <text:p text:style-name="P21">$17-32</text:p>
          </table:table-cell>
          <table:table-cell table:style-name="t17.D3" office:value-type="string">
            <text:p text:style-name="P21">$17-42</text:p>
          </table:table-cell>
          <table:table-cell table:style-name="t17.D3" office:value-type="string">
            <text:p text:style-name="P21">$17-52</text:p>
          </table:table-cell>
          <table:table-cell table:style-name="t17.D3" office:value-type="string">
            <text:p text:style-name="P21">$17-62</text:p>
          </table:table-cell>
          <table:table-cell table:style-name="t17.D3" office:value-type="string">
            <text:p text:style-name="P21">$17-72</text:p>
          </table:table-cell>
          <table:table-cell table:style-name="t17.D3" office:value-type="string">
            <text:p text:style-name="P21">$17-82</text:p>
          </table:table-cell>
          <table:table-cell table:style-name="t17.D3" office:value-type="string">
            <text:p text:style-name="P22">$17-02</text:p>
          </table:table-cell>
          <table:table-cell table:style-name="t17.D3" office:value-type="string">
            <text:p text:style-name="P21">$17-12</text:p>
          </table:table-cell>
          <table:table-cell table:style-name="t17.D3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3"><text:span text:style-name="T2">70</text:span> <text:span text:style-name="T8">м</text:span>Зв/ч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able:table-row table:style-name="t0.1">
          <table:table-cell table:style-name="t0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0.B2" table:number-rows-spanned="3" office:value-type="string">
            <text:p text:style-name="P36">Номер источ-ника</text:p>
          </table:table-cell>
          <table:table-cell table:style-name="t0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0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0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6">Фон, нЗв/ч</text:p>
          </table:table-cell>
          <table:table-cell table:style-name="t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27"><text:span text:style-name="T26">H</text:span><text:span text:style-name="T12">1</text:span></text:p>
          </table:table-cell>
          <table:table-cell table:style-name="t0.D3" office:value-type="string">
            <text:p text:style-name="P26"><text:span text:style-name="T7">H</text:span><text:span text:style-name="T12">2</text:span></text:p>
          </table:table-cell>
          <table:table-cell table:style-name="t0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3">0,7 мкЗв/ч</text:p>
          </table:table-cell>
          <table:table-cell table:style-name="t0.D3" office:value-type="string">
            <text:p text:style-name="P21">$0-30</text:p>
          </table:table-cell>
          <table:table-cell table:style-name="t0.D3" office:value-type="string">
            <text:p text:style-name="P21">$0-40</text:p>
          </table:table-cell>
          <table:table-cell table:style-name="t0.D3" office:value-type="string">
            <text:p text:style-name="P21">$0-50</text:p>
          </table:table-cell>
          <table:table-cell table:style-name="t0.D3" office:value-type="string">
            <text:p text:style-name="P21">$0-60</text:p>
          </table:table-cell>
          <table:table-cell table:style-name="t0.D3" office:value-type="string">
            <text:p text:style-name="P21">$0-70</text:p>
          </table:table-cell>
          <table:table-cell table:style-name="t0.D3" office:value-type="string">
            <text:p text:style-name="P21">$0-80</text:p>
          </table:table-cell>
          <table:table-cell table:style-name="t0.D3" office:value-type="string">
            <text:p text:style-name="P22">$0-00</text:p>
          </table:table-cell>
          <table:table-cell table:style-name="t0.D3" office:value-type="string">
            <text:p text:style-name="P21">$0-10</text:p>
          </table:table-cell>
          <table:table-cell table:style-name="t0.D3" office:value-type="string">
            <text:p text:style-name="P21">$0-20</text:p>
          </table:table-cell>
          <table:table-cell table:style-name="t0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0.A5" office:value-type="string">
            <text:p text:style-name="P13">7 мкЗв/ч</text:p>
          </table:table-cell>
          <table:table-cell table:style-name="t0.D3" office:value-type="string">
            <text:p text:style-name="P21">$0-31</text:p>
          </table:table-cell>
          <table:table-cell table:style-name="t0.D3" office:value-type="string">
            <text:p text:style-name="P21">$0-41</text:p>
          </table:table-cell>
          <table:table-cell table:style-name="t0.D3" office:value-type="string">
            <text:p text:style-name="P21">$0-51</text:p>
          </table:table-cell>
          <table:table-cell table:style-name="t0.D3" office:value-type="string">
            <text:p text:style-name="P21">$0-61</text:p>
          </table:table-cell>
          <table:table-cell table:style-name="t0.D3" office:value-type="string">
            <text:p text:style-name="P21">$0-71</text:p>
          </table:table-cell>
          <table:table-cell table:style-name="t0.D3" office:value-type="string">
            <text:p text:style-name="P21">$0-81</text:p>
          </table:table-cell>
          <table:table-cell table:style-name="t0.D3" office:value-type="string">
            <text:p text:style-name="P22">$0-01</text:p>
          </table:table-cell>
          <table:table-cell table:style-name="t0.D3" office:value-type="string">
            <text:p text:style-name="P21">$0-11</text:p>
          </table:table-cell>
          <table:table-cell table:style-name="t0.D3" office:value-type="string">
            <text:p text:style-name="P21">$0-21</text:p>
          </table:table-cell>
          <table:covered-table-cell/>
        </table:table-row>
        <table:table-row>
          <table:table-cell table:style-name="t0.A5" office:value-type="string">
            <text:p text:style-name="P13">70 мкЗв/ч</text:p>
          </table:table-cell>
          <table:table-cell table:style-name="t0.D3" office:value-type="string">
            <text:p text:style-name="P21">$0-32</text:p>
          </table:table-cell>
          <table:table-cell table:style-name="t0.D3" office:value-type="string">
            <text:p text:style-name="P21">$0-42</text:p>
          </table:table-cell>
          <table:table-cell table:style-name="t0.D3" office:value-type="string">
            <text:p text:style-name="P21">$0-52</text:p>
          </table:table-cell>
          <table:table-cell table:style-name="t0.D3" office:value-type="string">
            <text:p text:style-name="P21">$0-62</text:p>
          </table:table-cell>
          <table:table-cell table:style-name="t0.D3" office:value-type="string">
            <text:p text:style-name="P21">$0-72</text:p>
          </table:table-cell>
          <table:table-cell table:style-name="t0.D3" office:value-type="string">
            <text:p text:style-name="P21">$0-82</text:p>
          </table:table-cell>
          <table:table-cell table:style-name="t0.D3" office:value-type="string">
            <text:p text:style-name="P22">$0-02</text:p>
          </table:table-cell>
          <table:table-cell table:style-name="t0.D3" office:value-type="string">
            <text:p text:style-name="P21">$0-12</text:p>
          </table:table-cell>
          <table:table-cell table:style-name="t0.D3" office:value-type="string">
            <text:p text:style-name="P21">$0-22</text:p>
          </table:table-cell>
          <table:covered-table-cell/>
        </table:table-row>
        <table:table-row>
          <table:table-cell table:style-name="t0.A5" office:value-type="string">
            <text:p text:style-name="P13">0.7 мЗв/ч</text:p>
          </table:table-cell>
          <table:table-cell table:style-name="t0.D3" office:value-type="string">
            <text:p text:style-name="P21">$0-33</text:p>
          </table:table-cell>
          <table:table-cell table:style-name="t0.D3" office:value-type="string">
            <text:p text:style-name="P21">$0-43</text:p>
          </table:table-cell>
          <table:table-cell table:style-name="t0.D3" office:value-type="string">
            <text:p text:style-name="P21">$0-53</text:p>
          </table:table-cell>
          <table:table-cell table:style-name="t0.D3" office:value-type="string">
            <text:p text:style-name="P21">$0-63</text:p>
          </table:table-cell>
          <table:table-cell table:style-name="t0.D3" office:value-type="string">
            <text:p text:style-name="P21">$0-73</text:p>
          </table:table-cell>
          <table:table-cell table:style-name="t0.D3" office:value-type="string">
            <text:p text:style-name="P21">$0-83</text:p>
          </table:table-cell>
          <table:table-cell table:style-name="t0.D3" office:value-type="string">
            <text:p text:style-name="P22">$0-03</text:p>
          </table:table-cell>
          <table:table-cell table:style-name="t0.D3" office:value-type="string">
            <text:p text:style-name="P21">$0-13</text:p>
          </table:table-cell>
          <table:table-cell table:style-name="t0.D3" office:value-type="string">
            <text:p text:style-name="P21">$0-23</text:p>
          </table:table-cell>
          <table:covered-table-cell/>
        </table:table-row>
        <table:table-row>
          <table:table-cell table:style-name="t0.A5" office:value-type="string">
            <text:p text:style-name="P13">7,0 мЗв/ч</text:p>
          </table:table-cell>
          <table:table-cell table:style-name="t0.D3" office:value-type="string">
            <text:p text:style-name="P21">$0-34</text:p>
          </table:table-cell>
          <table:table-cell table:style-name="t0.D3" office:value-type="string">
            <text:p text:style-name="P21">$0-44</text:p>
          </table:table-cell>
          <table:table-cell table:style-name="t0.D3" office:value-type="string">
            <text:p text:style-name="P21">$0-54</text:p>
          </table:table-cell>
          <table:table-cell table:style-name="t0.D3" office:value-type="string">
            <text:p text:style-name="P21">$0-64</text:p>
          </table:table-cell>
          <table:table-cell table:style-name="t0.D3" office:value-type="string">
            <text:p text:style-name="P21">$0-74</text:p>
          </table:table-cell>
          <table:table-cell table:style-name="t0.D3" office:value-type="string">
            <text:p text:style-name="P21">$0-84</text:p>
          </table:table-cell>
          <table:table-cell table:style-name="t0.D3" office:value-type="string">
            <text:p text:style-name="P22">$0-04</text:p>
          </table:table-cell>
          <table:table-cell table:style-name="t0.D3" office:value-type="string">
            <text:p text:style-name="P21">$0-14</text:p>
          </table:table-cell>
          <table:table-cell table:style-name="t0.D3" office:value-type="string">
            <text:p text:style-name="P21">$0-24</text:p>
          </table:table-cell>
          <table:covered-table-cell/>
        </table:table-row>
        <table:table-row>
          <table:table-cell table:style-name="t0.A5" office:value-type="string">
            <text:p text:style-name="P13">70 мЗв/ч</text:p>
          </table:table-cell>
          <table:table-cell table:style-name="t0.D3" office:value-type="string">
            <text:p text:style-name="P21">$0-35</text:p>
          </table:table-cell>
          <table:table-cell table:style-name="t0.D3" office:value-type="string">
            <text:p text:style-name="P21">$0-45</text:p>
          </table:table-cell>
          <table:table-cell table:style-name="t0.D3" office:value-type="string">
            <text:p text:style-name="P21">$0-55</text:p>
          </table:table-cell>
          <table:table-cell table:style-name="t0.D3" office:value-type="string">
            <text:p text:style-name="P21">$0-65</text:p>
          </table:table-cell>
          <table:table-cell table:style-name="t0.D3" office:value-type="string">
            <text:p text:style-name="P21">$0-75</text:p>
          </table:table-cell>
          <table:table-cell table:style-name="t0.D3" office:value-type="string">
            <text:p text:style-name="P21">$0-85</text:p>
          </table:table-cell>
          <table:table-cell table:style-name="t0.D3" office:value-type="string">
            <text:p text:style-name="P22">$0-05</text:p>
          </table:table-cell>
          <table:table-cell table:style-name="t0.D3" office:value-type="string">
            <text:p text:style-name="P21">$0-15</text:p>
          </table:table-cell>
          <table:table-cell table:style-name="t0.D3" office:value-type="string">
            <text:p text:style-name="P21">$0-25</text:p>
          </table:table-cell>
          <table:covered-table-cell/>
        </table:table-row>
        <table:table-row>
          <table:table-cell table:style-name="t0.A5" office:value-type="string">
            <text:p text:style-name="P13"><text:span text:style-name="T8">0,7</text:span> Зв/ч</text:p>
          </table:table-cell>
          <table:table-cell table:style-name="t0.D3" office:value-type="string">
            <text:p text:style-name="P21">$0-36</text:p>
          </table:table-cell>
          <table:table-cell table:style-name="t0.D3" office:value-type="string">
            <text:p text:style-name="P21">$0-46</text:p>
          </table:table-cell>
          <table:table-cell table:style-name="t0.D3" office:value-type="string">
            <text:p text:style-name="P21">$0-56</text:p>
          </table:table-cell>
          <table:table-cell table:style-name="t0.D3" office:value-type="string">
            <text:p text:style-name="P21">$0-66</text:p>
          </table:table-cell>
          <table:table-cell table:style-name="t0.D3" office:value-type="string">
            <text:p text:style-name="P21">$0-76</text:p>
          </table:table-cell>
          <table:table-cell table:style-name="t0.D3" office:value-type="string">
            <text:p text:style-name="P21">$0-86</text:p>
          </table:table-cell>
          <table:table-cell table:style-name="t0.D3" office:value-type="string">
            <text:p text:style-name="P22">$0-06</text:p>
          </table:table-cell>
          <table:table-cell table:style-name="t0.D3" office:value-type="string">
            <text:p text:style-name="P21">$0-16</text:p>
          </table:table-cell>
          <table:table-cell table:style-name="t0.D3" office:value-type="string">
            <text:p text:style-name="P21">$0-26</text:p>
          </table:table-cell>
          <table:covered-table-cell/>
        </table:table-row>
        <table:table-row>
          <table:table-cell table:style-name="t0.A12" office:value-type="string">
            <text:p text:style-name="P13">7 Зв/ч</text:p>
          </table:table-cell>
          <table:table-cell table:style-name="t0.B12" office:value-type="string">
            <text:p text:style-name="P21">$0-37</text:p>
          </table:table-cell>
          <table:table-cell table:style-name="t0.B12" office:value-type="string">
            <text:p text:style-name="P21">$0-47</text:p>
          </table:table-cell>
          <table:table-cell table:style-name="t0.B12" office:value-type="string">
            <text:p text:style-name="P21">$0-57</text:p>
          </table:table-cell>
          <table:table-cell table:style-name="t0.B12" office:value-type="string">
            <text:p text:style-name="P21">$0-67</text:p>
          </table:table-cell>
          <table:table-cell table:style-name="t0.B12" office:value-type="string">
            <text:p text:style-name="P21">$0-77</text:p>
          </table:table-cell>
          <table:table-cell table:style-name="t0.B12" office:value-type="string">
            <text:p text:style-name="P21">$0-87</text:p>
          </table:table-cell>
          <table:table-cell table:style-name="t0.B12" office:value-type="string">
            <text:p text:style-name="P22">$0-07</text:p>
          </table:table-cell>
          <table:table-cell table:style-name="t0.B12" office:value-type="string">
            <text:p text:style-name="P21">$0-17</text:p>
          </table:table-cell>
          <table:table-cell table:style-name="t0.B12" office:value-type="string">
            <text:p text:style-name="P21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26">H</text:span><text:span text:style-name="T12">1</text:span></text:p>
          </table:table-cell>
          <table:table-cell table:style-name="t1.D3" office:value-type="string">
            <text:p text:style-name="P26"><text:span text:style-name="T7">H</text:span><text:span text:style-name="T12">2</text:span></text:p>
          </table:table-cell>
          <table:table-cell table:style-name="t1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<text:span text:style-name="T2">0,07</text:span> мкЗв/ч</text:p>
          </table:table-cell>
          <table:table-cell table:style-name="t1.D3" office:value-type="string">
            <text:p text:style-name="P21">$1-30</text:p>
          </table:table-cell>
          <table:table-cell table:style-name="t1.D3" office:value-type="string">
            <text:p text:style-name="P21">$1-40</text:p>
          </table:table-cell>
          <table:table-cell table:style-name="t1.D3" office:value-type="string">
            <text:p text:style-name="P21">$1-50</text:p>
          </table:table-cell>
          <table:table-cell table:style-name="t1.D3" office:value-type="string">
            <text:p text:style-name="P21">$1-60</text:p>
          </table:table-cell>
          <table:table-cell table:style-name="t1.D3" office:value-type="string">
            <text:p text:style-name="P21">$1-70</text:p>
          </table:table-cell>
          <table:table-cell table:style-name="t1.D3" office:value-type="string">
            <text:p text:style-name="P21">$1-80</text:p>
          </table:table-cell>
          <table:table-cell table:style-name="t1.D3" office:value-type="string">
            <text:p text:style-name="P22">$1-00</text:p>
          </table:table-cell>
          <table:table-cell table:style-name="t1.D3" office:value-type="string">
            <text:p text:style-name="P21">$1-10</text:p>
          </table:table-cell>
          <table:table-cell table:style-name="t1.D3" office:value-type="string">
            <text:p text:style-name="P21">$1-20</text:p>
          </table:table-cell>
          <table:table-cell table:style-name="t1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D3" office:value-type="string">
            <text:p text:style-name="P21">$1-31</text:p>
          </table:table-cell>
          <table:table-cell table:style-name="t1.D3" office:value-type="string">
            <text:p text:style-name="P21">$1-41</text:p>
          </table:table-cell>
          <table:table-cell table:style-name="t1.D3" office:value-type="string">
            <text:p text:style-name="P21">$1-51</text:p>
          </table:table-cell>
          <table:table-cell table:style-name="t1.D3" office:value-type="string">
            <text:p text:style-name="P21">$1-61</text:p>
          </table:table-cell>
          <table:table-cell table:style-name="t1.D3" office:value-type="string">
            <text:p text:style-name="P21">$1-71</text:p>
          </table:table-cell>
          <table:table-cell table:style-name="t1.D3" office:value-type="string">
            <text:p text:style-name="P21">$1-81</text:p>
          </table:table-cell>
          <table:table-cell table:style-name="t1.D3" office:value-type="string">
            <text:p text:style-name="P22">$1-01</text:p>
          </table:table-cell>
          <table:table-cell table:style-name="t1.D3" office:value-type="string">
            <text:p text:style-name="P21">$1-11</text:p>
          </table:table-cell>
          <table:table-cell table:style-name="t1.D3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D3" office:value-type="string">
            <text:p text:style-name="P21">$1-32</text:p>
          </table:table-cell>
          <table:table-cell table:style-name="t1.D3" office:value-type="string">
            <text:p text:style-name="P21">$1-42</text:p>
          </table:table-cell>
          <table:table-cell table:style-name="t1.D3" office:value-type="string">
            <text:p text:style-name="P21">$1-52</text:p>
          </table:table-cell>
          <table:table-cell table:style-name="t1.D3" office:value-type="string">
            <text:p text:style-name="P21">$1-62</text:p>
          </table:table-cell>
          <table:table-cell table:style-name="t1.D3" office:value-type="string">
            <text:p text:style-name="P21">$1-72</text:p>
          </table:table-cell>
          <table:table-cell table:style-name="t1.D3" office:value-type="string">
            <text:p text:style-name="P21">$1-82</text:p>
          </table:table-cell>
          <table:table-cell table:style-name="t1.D3" office:value-type="string">
            <text:p text:style-name="P22">$1-02</text:p>
          </table:table-cell>
          <table:table-cell table:style-name="t1.D3" office:value-type="string">
            <text:p text:style-name="P21">$1-12</text:p>
          </table:table-cell>
          <table:table-cell table:style-name="t1.D3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D3" office:value-type="string">
            <text:p text:style-name="P21">$1-33</text:p>
          </table:table-cell>
          <table:table-cell table:style-name="t1.D3" office:value-type="string">
            <text:p text:style-name="P21">$1-43</text:p>
          </table:table-cell>
          <table:table-cell table:style-name="t1.D3" office:value-type="string">
            <text:p text:style-name="P21">$1-53</text:p>
          </table:table-cell>
          <table:table-cell table:style-name="t1.D3" office:value-type="string">
            <text:p text:style-name="P21">$1-63</text:p>
          </table:table-cell>
          <table:table-cell table:style-name="t1.D3" office:value-type="string">
            <text:p text:style-name="P21">$1-73</text:p>
          </table:table-cell>
          <table:table-cell table:style-name="t1.D3" office:value-type="string">
            <text:p text:style-name="P21">$1-83</text:p>
          </table:table-cell>
          <table:table-cell table:style-name="t1.D3" office:value-type="string">
            <text:p text:style-name="P22">$1-03</text:p>
          </table:table-cell>
          <table:table-cell table:style-name="t1.D3" office:value-type="string">
            <text:p text:style-name="P21">$1-13</text:p>
          </table:table-cell>
          <table:table-cell table:style-name="t1.D3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3"><text:span text:style-name="T8">240</text:span> <text:span text:style-name="T8">мкЗв</text:span>/ч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.B2" table:number-rows-spanned="3" office:value-type="string">
            <text:p text:style-name="P36">Номер источ-ника</text:p>
          </table:table-cell>
          <table:table-cell table:style-name="t2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26">H</text:span><text:span text:style-name="T12">1</text:span></text:p>
          </table:table-cell>
          <table:table-cell table:style-name="t2.D3" office:value-type="string">
            <text:p text:style-name="P26"><text:span text:style-name="T7">H</text:span><text:span text:style-name="T12">2</text:span></text:p>
          </table:table-cell>
          <table:table-cell table:style-name="t2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2">0,07</text:span> мкЗв/ч</text:p>
          </table:table-cell>
          <table:table-cell table:style-name="t2.D3" office:value-type="string">
            <text:p text:style-name="P21">$2-30</text:p>
          </table:table-cell>
          <table:table-cell table:style-name="t2.D3" office:value-type="string">
            <text:p text:style-name="P21">$2-40</text:p>
          </table:table-cell>
          <table:table-cell table:style-name="t2.D3" office:value-type="string">
            <text:p text:style-name="P21">$2-50</text:p>
          </table:table-cell>
          <table:table-cell table:style-name="t2.D3" office:value-type="string">
            <text:p text:style-name="P21">$2-60</text:p>
          </table:table-cell>
          <table:table-cell table:style-name="t2.D3" office:value-type="string">
            <text:p text:style-name="P21">$2-70</text:p>
          </table:table-cell>
          <table:table-cell table:style-name="t2.D3" office:value-type="string">
            <text:p text:style-name="P21">$2-80</text:p>
          </table:table-cell>
          <table:table-cell table:style-name="t2.D3" office:value-type="string">
            <text:p text:style-name="P22">$2-00</text:p>
          </table:table-cell>
          <table:table-cell table:style-name="t2.D3" office:value-type="string">
            <text:p text:style-name="P21">$2-10</text:p>
          </table:table-cell>
          <table:table-cell table:style-name="t2.D3" office:value-type="string">
            <text:p text:style-name="P21">$2-20</text:p>
          </table:table-cell>
          <table:table-cell table:style-name="t2.K5" table:number-rows-spanned="9" office:value-type="string">
            <text:p text:style-name="P8">±<text:span text:style-name="T2">15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D3" office:value-type="string">
            <text:p text:style-name="P21">$2-31</text:p>
          </table:table-cell>
          <table:table-cell table:style-name="t2.D3" office:value-type="string">
            <text:p text:style-name="P21">$2-41</text:p>
          </table:table-cell>
          <table:table-cell table:style-name="t2.D3" office:value-type="string">
            <text:p text:style-name="P21">$2-51</text:p>
          </table:table-cell>
          <table:table-cell table:style-name="t2.D3" office:value-type="string">
            <text:p text:style-name="P21">$2-61</text:p>
          </table:table-cell>
          <table:table-cell table:style-name="t2.D3" office:value-type="string">
            <text:p text:style-name="P21">$2-71</text:p>
          </table:table-cell>
          <table:table-cell table:style-name="t2.D3" office:value-type="string">
            <text:p text:style-name="P21">$2-81</text:p>
          </table:table-cell>
          <table:table-cell table:style-name="t2.D3" office:value-type="string">
            <text:p text:style-name="P22">$2-01</text:p>
          </table:table-cell>
          <table:table-cell table:style-name="t2.D3" office:value-type="string">
            <text:p text:style-name="P21">$2-11</text:p>
          </table:table-cell>
          <table:table-cell table:style-name="t2.D3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D3" office:value-type="string">
            <text:p text:style-name="P21">$2-32</text:p>
          </table:table-cell>
          <table:table-cell table:style-name="t2.D3" office:value-type="string">
            <text:p text:style-name="P21">$2-42</text:p>
          </table:table-cell>
          <table:table-cell table:style-name="t2.D3" office:value-type="string">
            <text:p text:style-name="P21">$2-52</text:p>
          </table:table-cell>
          <table:table-cell table:style-name="t2.D3" office:value-type="string">
            <text:p text:style-name="P21">$2-62</text:p>
          </table:table-cell>
          <table:table-cell table:style-name="t2.D3" office:value-type="string">
            <text:p text:style-name="P21">$2-72</text:p>
          </table:table-cell>
          <table:table-cell table:style-name="t2.D3" office:value-type="string">
            <text:p text:style-name="P21">$2-82</text:p>
          </table:table-cell>
          <table:table-cell table:style-name="t2.D3" office:value-type="string">
            <text:p text:style-name="P22">$2-02</text:p>
          </table:table-cell>
          <table:table-cell table:style-name="t2.D3" office:value-type="string">
            <text:p text:style-name="P21">$2-12</text:p>
          </table:table-cell>
          <table:table-cell table:style-name="t2.D3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D3" office:value-type="string">
            <text:p text:style-name="P21">$2-33</text:p>
          </table:table-cell>
          <table:table-cell table:style-name="t2.D3" office:value-type="string">
            <text:p text:style-name="P21">$2-43</text:p>
          </table:table-cell>
          <table:table-cell table:style-name="t2.D3" office:value-type="string">
            <text:p text:style-name="P21">$2-53</text:p>
          </table:table-cell>
          <table:table-cell table:style-name="t2.D3" office:value-type="string">
            <text:p text:style-name="P21">$2-63</text:p>
          </table:table-cell>
          <table:table-cell table:style-name="t2.D3" office:value-type="string">
            <text:p text:style-name="P21">$2-73</text:p>
          </table:table-cell>
          <table:table-cell table:style-name="t2.D3" office:value-type="string">
            <text:p text:style-name="P21">$2-83</text:p>
          </table:table-cell>
          <table:table-cell table:style-name="t2.D3" office:value-type="string">
            <text:p text:style-name="P22">$2-03</text:p>
          </table:table-cell>
          <table:table-cell table:style-name="t2.D3" office:value-type="string">
            <text:p text:style-name="P21">$2-13</text:p>
          </table:table-cell>
          <table:table-cell table:style-name="t2.D3" office:value-type="string">
            <text:p text:style-name="P21">$2-23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D3" office:value-type="string">
            <text:p text:style-name="P21">$2-34</text:p>
          </table:table-cell>
          <table:table-cell table:style-name="t2.D3" office:value-type="string">
            <text:p text:style-name="P21">$2-44</text:p>
          </table:table-cell>
          <table:table-cell table:style-name="t2.D3" office:value-type="string">
            <text:p text:style-name="P21">$2-54</text:p>
          </table:table-cell>
          <table:table-cell table:style-name="t2.D3" office:value-type="string">
            <text:p text:style-name="P21">$2-64</text:p>
          </table:table-cell>
          <table:table-cell table:style-name="t2.D3" office:value-type="string">
            <text:p text:style-name="P21">$2-74</text:p>
          </table:table-cell>
          <table:table-cell table:style-name="t2.D3" office:value-type="string">
            <text:p text:style-name="P21">$2-84</text:p>
          </table:table-cell>
          <table:table-cell table:style-name="t2.D3" office:value-type="string">
            <text:p text:style-name="P22">$2-04</text:p>
          </table:table-cell>
          <table:table-cell table:style-name="t2.D3" office:value-type="string">
            <text:p text:style-name="P21">$2-14</text:p>
          </table:table-cell>
          <table:table-cell table:style-name="t2.D3" office:value-type="string">
            <text:p text:style-name="P21">$2-24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D3" office:value-type="string">
            <text:p text:style-name="P21">$2-35</text:p>
          </table:table-cell>
          <table:table-cell table:style-name="t2.D3" office:value-type="string">
            <text:p text:style-name="P21">$2-45</text:p>
          </table:table-cell>
          <table:table-cell table:style-name="t2.D3" office:value-type="string">
            <text:p text:style-name="P21">$2-55</text:p>
          </table:table-cell>
          <table:table-cell table:style-name="t2.D3" office:value-type="string">
            <text:p text:style-name="P21">$2-65</text:p>
          </table:table-cell>
          <table:table-cell table:style-name="t2.D3" office:value-type="string">
            <text:p text:style-name="P21">$2-75</text:p>
          </table:table-cell>
          <table:table-cell table:style-name="t2.D3" office:value-type="string">
            <text:p text:style-name="P21">$2-85</text:p>
          </table:table-cell>
          <table:table-cell table:style-name="t2.D3" office:value-type="string">
            <text:p text:style-name="P22">$2-05</text:p>
          </table:table-cell>
          <table:table-cell table:style-name="t2.D3" office:value-type="string">
            <text:p text:style-name="P21">$2-15</text:p>
          </table:table-cell>
          <table:table-cell table:style-name="t2.D3" office:value-type="string">
            <text:p text:style-name="P21">$2-25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D3" office:value-type="string">
            <text:p text:style-name="P21">$2-36</text:p>
          </table:table-cell>
          <table:table-cell table:style-name="t2.D3" office:value-type="string">
            <text:p text:style-name="P21">$2-46</text:p>
          </table:table-cell>
          <table:table-cell table:style-name="t2.D3" office:value-type="string">
            <text:p text:style-name="P21">$2-56</text:p>
          </table:table-cell>
          <table:table-cell table:style-name="t2.D3" office:value-type="string">
            <text:p text:style-name="P21">$2-66</text:p>
          </table:table-cell>
          <table:table-cell table:style-name="t2.D3" office:value-type="string">
            <text:p text:style-name="P21">$2-76</text:p>
          </table:table-cell>
          <table:table-cell table:style-name="t2.D3" office:value-type="string">
            <text:p text:style-name="P21">$2-86</text:p>
          </table:table-cell>
          <table:table-cell table:style-name="t2.D3" office:value-type="string">
            <text:p text:style-name="P22">$2-06</text:p>
          </table:table-cell>
          <table:table-cell table:style-name="t2.D3" office:value-type="string">
            <text:p text:style-name="P21">$2-16</text:p>
          </table:table-cell>
          <table:table-cell table:style-name="t2.D3" office:value-type="string">
            <text:p text:style-name="P21">$2-26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8">0,7</text:span> Зв/ч</text:p>
          </table:table-cell>
          <table:table-cell table:style-name="t2.D3" office:value-type="string">
            <text:p text:style-name="P21">$2-37</text:p>
          </table:table-cell>
          <table:table-cell table:style-name="t2.D3" office:value-type="string">
            <text:p text:style-name="P21">$2-47</text:p>
          </table:table-cell>
          <table:table-cell table:style-name="t2.D3" office:value-type="string">
            <text:p text:style-name="P21">$2-57</text:p>
          </table:table-cell>
          <table:table-cell table:style-name="t2.D3" office:value-type="string">
            <text:p text:style-name="P21">$2-67</text:p>
          </table:table-cell>
          <table:table-cell table:style-name="t2.D3" office:value-type="string">
            <text:p text:style-name="P21">$2-77</text:p>
          </table:table-cell>
          <table:table-cell table:style-name="t2.D3" office:value-type="string">
            <text:p text:style-name="P21">$2-87</text:p>
          </table:table-cell>
          <table:table-cell table:style-name="t2.D3" office:value-type="string">
            <text:p text:style-name="P22">$2-07</text:p>
          </table:table-cell>
          <table:table-cell table:style-name="t2.D3" office:value-type="string">
            <text:p text:style-name="P21">$2-17</text:p>
          </table:table-cell>
          <table:table-cell table:style-name="t2.D3" office:value-type="string">
            <text:p text:style-name="P21">$2-27</text:p>
          </table:table-cell>
          <table:covered-table-cell/>
        </table:table-row>
        <table:table-row>
          <table:table-cell table:style-name="t2.A13" office:value-type="string">
            <text:p text:style-name="P13">7 Зв/ч</text:p>
          </table:table-cell>
          <table:table-cell table:style-name="t2.B13" office:value-type="string">
            <text:p text:style-name="P21">$2-3<text:span text:style-name="T2">8</text:span></text:p>
          </table:table-cell>
          <table:table-cell table:style-name="t2.B13" office:value-type="string">
            <text:p text:style-name="P21">$2-4<text:span text:style-name="T2">8</text:span></text:p>
          </table:table-cell>
          <table:table-cell table:style-name="t2.B13" office:value-type="string">
            <text:p text:style-name="P21">$2-5<text:span text:style-name="T2">8</text:span></text:p>
          </table:table-cell>
          <table:table-cell table:style-name="t2.B13" office:value-type="string">
            <text:p text:style-name="P21">$2-6<text:span text:style-name="T2">8</text:span></text:p>
          </table:table-cell>
          <table:table-cell table:style-name="t2.B13" office:value-type="string">
            <text:p text:style-name="P21">$2-7<text:span text:style-name="T2">8</text:span></text:p>
          </table:table-cell>
          <table:table-cell table:style-name="t2.B13" office:value-type="string">
            <text:p text:style-name="P21">$2-8<text:span text:style-name="T2">8</text:span></text:p>
          </table:table-cell>
          <table:table-cell table:style-name="t2.B13" office:value-type="string">
            <text:p text:style-name="P22">$2-08</text:p>
          </table:table-cell>
          <table:table-cell table:style-name="t2.B13" office:value-type="string">
            <text:p text:style-name="P21">$2-1<text:span text:style-name="T2">8</text:span></text:p>
          </table:table-cell>
          <table:table-cell table:style-name="t2.B13" office:value-type="string">
            <text:p text:style-name="P21">$2-2<text:span text:style-name="T2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3.B2" table:number-rows-spanned="3" office:value-type="string">
            <text:p text:style-name="P36">Номер источ-ника</text:p>
          </table:table-cell>
          <table:table-cell table:style-name="t3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3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3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26">H</text:span><text:span text:style-name="T12">1</text:span></text:p>
          </table:table-cell>
          <table:table-cell table:style-name="t3.D3" office:value-type="string">
            <text:p text:style-name="P26"><text:span text:style-name="T7">H</text:span><text:span text:style-name="T12">2</text:span></text:p>
          </table:table-cell>
          <table:table-cell table:style-name="t3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2">0,07</text:span> мкЗв/ч</text:p>
          </table:table-cell>
          <table:table-cell table:style-name="t3.D3" office:value-type="string">
            <text:p text:style-name="P21">$3-30</text:p>
          </table:table-cell>
          <table:table-cell table:style-name="t3.D3" office:value-type="string">
            <text:p text:style-name="P21">$3-40</text:p>
          </table:table-cell>
          <table:table-cell table:style-name="t3.D3" office:value-type="string">
            <text:p text:style-name="P21">$3-50</text:p>
          </table:table-cell>
          <table:table-cell table:style-name="t3.D3" office:value-type="string">
            <text:p text:style-name="P21">$3-60</text:p>
          </table:table-cell>
          <table:table-cell table:style-name="t3.D3" office:value-type="string">
            <text:p text:style-name="P21">$3-70</text:p>
          </table:table-cell>
          <table:table-cell table:style-name="t3.D3" office:value-type="string">
            <text:p text:style-name="P21">$3-80</text:p>
          </table:table-cell>
          <table:table-cell table:style-name="t3.D3" office:value-type="string">
            <text:p text:style-name="P22">$3-00</text:p>
          </table:table-cell>
          <table:table-cell table:style-name="t3.D3" office:value-type="string">
            <text:p text:style-name="P21">$3-10</text:p>
          </table:table-cell>
          <table:table-cell table:style-name="t3.D3" office:value-type="string">
            <text:p text:style-name="P21">$3-20</text:p>
          </table:table-cell>
          <table:table-cell table:style-name="t3.K5" table:number-rows-spanned="5" office:value-type="string">
            <text:p text:style-name="P8">±<text:span text:style-name="T2">15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D3" office:value-type="string">
            <text:p text:style-name="P21">$3-31</text:p>
          </table:table-cell>
          <table:table-cell table:style-name="t3.D3" office:value-type="string">
            <text:p text:style-name="P21">$3-41</text:p>
          </table:table-cell>
          <table:table-cell table:style-name="t3.D3" office:value-type="string">
            <text:p text:style-name="P21">$3-51</text:p>
          </table:table-cell>
          <table:table-cell table:style-name="t3.D3" office:value-type="string">
            <text:p text:style-name="P21">$3-61</text:p>
          </table:table-cell>
          <table:table-cell table:style-name="t3.D3" office:value-type="string">
            <text:p text:style-name="P21">$3-71</text:p>
          </table:table-cell>
          <table:table-cell table:style-name="t3.D3" office:value-type="string">
            <text:p text:style-name="P21">$3-81</text:p>
          </table:table-cell>
          <table:table-cell table:style-name="t3.D3" office:value-type="string">
            <text:p text:style-name="P22">$3-01</text:p>
          </table:table-cell>
          <table:table-cell table:style-name="t3.D3" office:value-type="string">
            <text:p text:style-name="P21">$3-11</text:p>
          </table:table-cell>
          <table:table-cell table:style-name="t3.D3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D3" office:value-type="string">
            <text:p text:style-name="P21">$3-32</text:p>
          </table:table-cell>
          <table:table-cell table:style-name="t3.D3" office:value-type="string">
            <text:p text:style-name="P21">$3-42</text:p>
          </table:table-cell>
          <table:table-cell table:style-name="t3.D3" office:value-type="string">
            <text:p text:style-name="P21">$3-52</text:p>
          </table:table-cell>
          <table:table-cell table:style-name="t3.D3" office:value-type="string">
            <text:p text:style-name="P21">$3-62</text:p>
          </table:table-cell>
          <table:table-cell table:style-name="t3.D3" office:value-type="string">
            <text:p text:style-name="P21">$3-72</text:p>
          </table:table-cell>
          <table:table-cell table:style-name="t3.D3" office:value-type="string">
            <text:p text:style-name="P21">$3-82</text:p>
          </table:table-cell>
          <table:table-cell table:style-name="t3.D3" office:value-type="string">
            <text:p text:style-name="P22">$3-02</text:p>
          </table:table-cell>
          <table:table-cell table:style-name="t3.D3" office:value-type="string">
            <text:p text:style-name="P21">$3-12</text:p>
          </table:table-cell>
          <table:table-cell table:style-name="t3.D3" office:value-type="string">
            <text:p text:style-name="P21">$3-22</text:p>
          </table:table-cell>
          <table:covered-table-cell/>
        </table:table-row>
        <table:table-row>
          <table:table-cell table:style-name="t3.A5" office:value-type="string">
            <text:p text:style-name="P13">70 мкЗв/ч</text:p>
          </table:table-cell>
          <table:table-cell table:style-name="t3.D3" office:value-type="string">
            <text:p text:style-name="P21">$3-33</text:p>
          </table:table-cell>
          <table:table-cell table:style-name="t3.D3" office:value-type="string">
            <text:p text:style-name="P21">$3-43</text:p>
          </table:table-cell>
          <table:table-cell table:style-name="t3.D3" office:value-type="string">
            <text:p text:style-name="P21">$3-53</text:p>
          </table:table-cell>
          <table:table-cell table:style-name="t3.D3" office:value-type="string">
            <text:p text:style-name="P21">$3-63</text:p>
          </table:table-cell>
          <table:table-cell table:style-name="t3.D3" office:value-type="string">
            <text:p text:style-name="P21">$3-73</text:p>
          </table:table-cell>
          <table:table-cell table:style-name="t3.D3" office:value-type="string">
            <text:p text:style-name="P21">$3-83</text:p>
          </table:table-cell>
          <table:table-cell table:style-name="t3.D3" office:value-type="string">
            <text:p text:style-name="P22">$3-03</text:p>
          </table:table-cell>
          <table:table-cell table:style-name="t3.D3" office:value-type="string">
            <text:p text:style-name="P21">$3-13</text:p>
          </table:table-cell>
          <table:table-cell table:style-name="t3.D3" office:value-type="string">
            <text:p text:style-name="P21">$3-23</text:p>
          </table:table-cell>
          <table:covered-table-cell/>
        </table:table-row>
        <table:table-row>
          <table:table-cell table:style-name="t3.A9" office:value-type="string">
            <text:p text:style-name="P13">240 мкЗв/ч</text:p>
          </table:table-cell>
          <table:table-cell table:style-name="t3.B9" office:value-type="string">
            <text:p text:style-name="P21">$3-34</text:p>
          </table:table-cell>
          <table:table-cell table:style-name="t3.B9" office:value-type="string">
            <text:p text:style-name="P21">$3-44</text:p>
          </table:table-cell>
          <table:table-cell table:style-name="t3.B9" office:value-type="string">
            <text:p text:style-name="P21">$3-54</text:p>
          </table:table-cell>
          <table:table-cell table:style-name="t3.B9" office:value-type="string">
            <text:p text:style-name="P21">$3-64</text:p>
          </table:table-cell>
          <table:table-cell table:style-name="t3.B9" office:value-type="string">
            <text:p text:style-name="P21">$3-74</text:p>
          </table:table-cell>
          <table:table-cell table:style-name="t3.B9" office:value-type="string">
            <text:p text:style-name="P21">$3-84</text:p>
          </table:table-cell>
          <table:table-cell table:style-name="t3.B9" office:value-type="string">
            <text:p text:style-name="P22">$3-04</text:p>
          </table:table-cell>
          <table:table-cell table:style-name="t3.B9" office:value-type="string">
            <text:p text:style-name="P21">$3-14</text:p>
          </table:table-cell>
          <table:table-cell table:style-name="t3.B9" office:value-type="string">
            <text:p text:style-name="P21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4.B2" table:number-rows-spanned="3" office:value-type="string">
            <text:p text:style-name="P36">Номер источ-ника</text:p>
          </table:table-cell>
          <table:table-cell table:style-name="t4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4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4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26">H</text:span><text:span text:style-name="T12">1</text:span></text:p>
          </table:table-cell>
          <table:table-cell table:style-name="t4.D3" office:value-type="string">
            <text:p text:style-name="P26"><text:span text:style-name="T7">H</text:span><text:span text:style-name="T12">2</text:span></text:p>
          </table:table-cell>
          <table:table-cell table:style-name="t4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2">0,07</text:span> мкЗв/ч</text:p>
          </table:table-cell>
          <table:table-cell table:style-name="t4.D3" office:value-type="string">
            <text:p text:style-name="P21">$4-30</text:p>
          </table:table-cell>
          <table:table-cell table:style-name="t4.D3" office:value-type="string">
            <text:p text:style-name="P21">$4-40</text:p>
          </table:table-cell>
          <table:table-cell table:style-name="t4.D3" office:value-type="string">
            <text:p text:style-name="P21">$4-50</text:p>
          </table:table-cell>
          <table:table-cell table:style-name="t4.D3" office:value-type="string">
            <text:p text:style-name="P21">$4-60</text:p>
          </table:table-cell>
          <table:table-cell table:style-name="t4.D3" office:value-type="string">
            <text:p text:style-name="P21">$4-70</text:p>
          </table:table-cell>
          <table:table-cell table:style-name="t4.D3" office:value-type="string">
            <text:p text:style-name="P21">$4-80</text:p>
          </table:table-cell>
          <table:table-cell table:style-name="t4.D3" office:value-type="string">
            <text:p text:style-name="P22">$4-00</text:p>
          </table:table-cell>
          <table:table-cell table:style-name="t4.D3" office:value-type="string">
            <text:p text:style-name="P21">$4-10</text:p>
          </table:table-cell>
          <table:table-cell table:style-name="t4.D3" office:value-type="string">
            <text:p text:style-name="P21">$4-20</text:p>
          </table:table-cell>
          <table:table-cell table:style-name="t4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D3" office:value-type="string">
            <text:p text:style-name="P21">$4-31</text:p>
          </table:table-cell>
          <table:table-cell table:style-name="t4.D3" office:value-type="string">
            <text:p text:style-name="P21">$4-41</text:p>
          </table:table-cell>
          <table:table-cell table:style-name="t4.D3" office:value-type="string">
            <text:p text:style-name="P21">$4-51</text:p>
          </table:table-cell>
          <table:table-cell table:style-name="t4.D3" office:value-type="string">
            <text:p text:style-name="P21">$4-61</text:p>
          </table:table-cell>
          <table:table-cell table:style-name="t4.D3" office:value-type="string">
            <text:p text:style-name="P21">$4-71</text:p>
          </table:table-cell>
          <table:table-cell table:style-name="t4.D3" office:value-type="string">
            <text:p text:style-name="P21">$4-81</text:p>
          </table:table-cell>
          <table:table-cell table:style-name="t4.D3" office:value-type="string">
            <text:p text:style-name="P22">$4-01</text:p>
          </table:table-cell>
          <table:table-cell table:style-name="t4.D3" office:value-type="string">
            <text:p text:style-name="P21">$4-11</text:p>
          </table:table-cell>
          <table:table-cell table:style-name="t4.D3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D3" office:value-type="string">
            <text:p text:style-name="P21">$4-32</text:p>
          </table:table-cell>
          <table:table-cell table:style-name="t4.D3" office:value-type="string">
            <text:p text:style-name="P21">$4-42</text:p>
          </table:table-cell>
          <table:table-cell table:style-name="t4.D3" office:value-type="string">
            <text:p text:style-name="P21">$4-52</text:p>
          </table:table-cell>
          <table:table-cell table:style-name="t4.D3" office:value-type="string">
            <text:p text:style-name="P21">$4-62</text:p>
          </table:table-cell>
          <table:table-cell table:style-name="t4.D3" office:value-type="string">
            <text:p text:style-name="P21">$4-72</text:p>
          </table:table-cell>
          <table:table-cell table:style-name="t4.D3" office:value-type="string">
            <text:p text:style-name="P21">$4-82</text:p>
          </table:table-cell>
          <table:table-cell table:style-name="t4.D3" office:value-type="string">
            <text:p text:style-name="P22">$4-02</text:p>
          </table:table-cell>
          <table:table-cell table:style-name="t4.D3" office:value-type="string">
            <text:p text:style-name="P21">$4-12</text:p>
          </table:table-cell>
          <table:table-cell table:style-name="t4.D3" office:value-type="string">
            <text:p text:style-name="P21">$4-22</text:p>
          </table:table-cell>
          <table:covered-table-cell/>
        </table:table-row>
        <table:table-row>
          <table:table-cell table:style-name="t4.A8" office:value-type="string">
            <text:p text:style-name="P13">70 мкЗв/ч</text:p>
          </table:table-cell>
          <table:table-cell table:style-name="t4.B8" office:value-type="string">
            <text:p text:style-name="P21">$4-33</text:p>
          </table:table-cell>
          <table:table-cell table:style-name="t4.B8" office:value-type="string">
            <text:p text:style-name="P21">$4-43</text:p>
          </table:table-cell>
          <table:table-cell table:style-name="t4.B8" office:value-type="string">
            <text:p text:style-name="P21">$4-53</text:p>
          </table:table-cell>
          <table:table-cell table:style-name="t4.B8" office:value-type="string">
            <text:p text:style-name="P21">$4-63</text:p>
          </table:table-cell>
          <table:table-cell table:style-name="t4.B8" office:value-type="string">
            <text:p text:style-name="P21">$4-73</text:p>
          </table:table-cell>
          <table:table-cell table:style-name="t4.B8" office:value-type="string">
            <text:p text:style-name="P21">$4-83</text:p>
          </table:table-cell>
          <table:table-cell table:style-name="t4.B8" office:value-type="string">
            <text:p text:style-name="P22">$4-03</text:p>
          </table:table-cell>
          <table:table-cell table:style-name="t4.B8" office:value-type="string">
            <text:p text:style-name="P21">$4-13</text:p>
          </table:table-cell>
          <table:table-cell table:style-name="t4.B8" office:value-type="string">
            <text:p text:style-name="P2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5.B2" table:number-rows-spanned="3" office:value-type="string">
            <text:p text:style-name="P36">Номер источ-ника</text:p>
          </table:table-cell>
          <table:table-cell table:style-name="t5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5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5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26">H</text:span><text:span text:style-name="T12">1</text:span></text:p>
          </table:table-cell>
          <table:table-cell table:style-name="t5.D3" office:value-type="string">
            <text:p text:style-name="P26"><text:span text:style-name="T7">H</text:span><text:span text:style-name="T12">2</text:span></text:p>
          </table:table-cell>
          <table:table-cell table:style-name="t5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2">7,0</text:span> мЗв/ч</text:p>
          </table:table-cell>
          <table:table-cell table:style-name="t5.D3" office:value-type="string">
            <text:p text:style-name="P21">$5-30</text:p>
          </table:table-cell>
          <table:table-cell table:style-name="t5.D3" office:value-type="string">
            <text:p text:style-name="P21">$5-40</text:p>
          </table:table-cell>
          <table:table-cell table:style-name="t5.D3" office:value-type="string">
            <text:p text:style-name="P21">$5-50</text:p>
          </table:table-cell>
          <table:table-cell table:style-name="t5.D3" office:value-type="string">
            <text:p text:style-name="P21">$5-60</text:p>
          </table:table-cell>
          <table:table-cell table:style-name="t5.D3" office:value-type="string">
            <text:p text:style-name="P21">$5-70</text:p>
          </table:table-cell>
          <table:table-cell table:style-name="t5.D3" office:value-type="string">
            <text:p text:style-name="P21">$5-80</text:p>
          </table:table-cell>
          <table:table-cell table:style-name="t5.D3" office:value-type="string">
            <text:p text:style-name="P22">$5-00</text:p>
          </table:table-cell>
          <table:table-cell table:style-name="t5.D3" office:value-type="string">
            <text:p text:style-name="P21">$5-10</text:p>
          </table:table-cell>
          <table:table-cell table:style-name="t5.D3" office:value-type="string">
            <text:p text:style-name="P21">$5-20</text:p>
          </table:table-cell>
          <table:table-cell table:style-name="t5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5.A5" office:value-type="string">
            <text:p text:style-name="P13">7<text:span text:style-name="T2">0</text:span> мЗв/ч</text:p>
          </table:table-cell>
          <table:table-cell table:style-name="t5.D3" office:value-type="string">
            <text:p text:style-name="P21">$5-31</text:p>
          </table:table-cell>
          <table:table-cell table:style-name="t5.D3" office:value-type="string">
            <text:p text:style-name="P21">$5-41</text:p>
          </table:table-cell>
          <table:table-cell table:style-name="t5.D3" office:value-type="string">
            <text:p text:style-name="P21">$5-51</text:p>
          </table:table-cell>
          <table:table-cell table:style-name="t5.D3" office:value-type="string">
            <text:p text:style-name="P21">$5-61</text:p>
          </table:table-cell>
          <table:table-cell table:style-name="t5.D3" office:value-type="string">
            <text:p text:style-name="P21">$5-71</text:p>
          </table:table-cell>
          <table:table-cell table:style-name="t5.D3" office:value-type="string">
            <text:p text:style-name="P21">$5-81</text:p>
          </table:table-cell>
          <table:table-cell table:style-name="t5.D3" office:value-type="string">
            <text:p text:style-name="P22">$5-01</text:p>
          </table:table-cell>
          <table:table-cell table:style-name="t5.D3" office:value-type="string">
            <text:p text:style-name="P21">$5-11</text:p>
          </table:table-cell>
          <table:table-cell table:style-name="t5.D3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">0,</text:span>7 Зв/ч</text:p>
          </table:table-cell>
          <table:table-cell table:style-name="t5.D3" office:value-type="string">
            <text:p text:style-name="P21">$5-32</text:p>
          </table:table-cell>
          <table:table-cell table:style-name="t5.D3" office:value-type="string">
            <text:p text:style-name="P21">$5-42</text:p>
          </table:table-cell>
          <table:table-cell table:style-name="t5.D3" office:value-type="string">
            <text:p text:style-name="P21">$5-52</text:p>
          </table:table-cell>
          <table:table-cell table:style-name="t5.D3" office:value-type="string">
            <text:p text:style-name="P21">$5-62</text:p>
          </table:table-cell>
          <table:table-cell table:style-name="t5.D3" office:value-type="string">
            <text:p text:style-name="P21">$5-72</text:p>
          </table:table-cell>
          <table:table-cell table:style-name="t5.D3" office:value-type="string">
            <text:p text:style-name="P21">$5-82</text:p>
          </table:table-cell>
          <table:table-cell table:style-name="t5.D3" office:value-type="string">
            <text:p text:style-name="P22">$5-02</text:p>
          </table:table-cell>
          <table:table-cell table:style-name="t5.D3" office:value-type="string">
            <text:p text:style-name="P21">$5-12</text:p>
          </table:table-cell>
          <table:table-cell table:style-name="t5.D3" office:value-type="string">
            <text:p text:style-name="P21">$5-22</text:p>
          </table:table-cell>
          <table:covered-table-cell/>
        </table:table-row>
        <table:table-row>
          <table:table-cell table:style-name="t5.A5" office:value-type="string">
            <text:p text:style-name="P13">7 Зв/ч</text:p>
          </table:table-cell>
          <table:table-cell table:style-name="t5.D3" office:value-type="string">
            <text:p text:style-name="P21">$5-33</text:p>
          </table:table-cell>
          <table:table-cell table:style-name="t5.D3" office:value-type="string">
            <text:p text:style-name="P21">$5-43</text:p>
          </table:table-cell>
          <table:table-cell table:style-name="t5.D3" office:value-type="string">
            <text:p text:style-name="P21">$5-53</text:p>
          </table:table-cell>
          <table:table-cell table:style-name="t5.D3" office:value-type="string">
            <text:p text:style-name="P21">$5-63</text:p>
          </table:table-cell>
          <table:table-cell table:style-name="t5.D3" office:value-type="string">
            <text:p text:style-name="P21">$5-73</text:p>
          </table:table-cell>
          <table:table-cell table:style-name="t5.D3" office:value-type="string">
            <text:p text:style-name="P21">$5-83</text:p>
          </table:table-cell>
          <table:table-cell table:style-name="t5.D3" office:value-type="string">
            <text:p text:style-name="P22">$5-03</text:p>
          </table:table-cell>
          <table:table-cell table:style-name="t5.D3" office:value-type="string">
            <text:p text:style-name="P21">$5-13</text:p>
          </table:table-cell>
          <table:table-cell table:style-name="t5.D3" office:value-type="string">
            <text:p text:style-name="P21">$5-23</text:p>
          </table:table-cell>
          <table:covered-table-cell/>
        </table:table-row>
        <table:table-row>
          <table:table-cell table:style-name="t5.A9" office:value-type="string">
            <text:p text:style-name="P13"><text:span text:style-name="T2">40</text:span> Зв/ч</text:p>
          </table:table-cell>
          <table:table-cell table:style-name="t5.B9" office:value-type="string">
            <text:p text:style-name="P21">$5-34</text:p>
          </table:table-cell>
          <table:table-cell table:style-name="t5.B9" office:value-type="string">
            <text:p text:style-name="P21">$5-44</text:p>
          </table:table-cell>
          <table:table-cell table:style-name="t5.B9" office:value-type="string">
            <text:p text:style-name="P21">$5-54</text:p>
          </table:table-cell>
          <table:table-cell table:style-name="t5.B9" office:value-type="string">
            <text:p text:style-name="P21">$5-64</text:p>
          </table:table-cell>
          <table:table-cell table:style-name="t5.B9" office:value-type="string">
            <text:p text:style-name="P21">$5-74</text:p>
          </table:table-cell>
          <table:table-cell table:style-name="t5.B9" office:value-type="string">
            <text:p text:style-name="P21">$5-84</text:p>
          </table:table-cell>
          <table:table-cell table:style-name="t5.B9" office:value-type="string">
            <text:p text:style-name="P22">$5-04</text:p>
          </table:table-cell>
          <table:table-cell table:style-name="t5.B9" office:value-type="string">
            <text:p text:style-name="P21">$5-14</text:p>
          </table:table-cell>
          <table:table-cell table:style-name="t5.B9" office:value-type="string">
            <text:p text:style-name="P21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6.B2" table:number-rows-spanned="3" office:value-type="string">
            <text:p text:style-name="P36">Номер источ-ника</text:p>
          </table:table-cell>
          <table:table-cell table:style-name="t6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6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6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26">H</text:span><text:span text:style-name="T12">1</text:span></text:p>
          </table:table-cell>
          <table:table-cell table:style-name="t6.D3" office:value-type="string">
            <text:p text:style-name="P26"><text:span text:style-name="T7">H</text:span><text:span text:style-name="T12">2</text:span></text:p>
          </table:table-cell>
          <table:table-cell table:style-name="t6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8">0,07</text:span> мкЗв/ч</text:p>
          </table:table-cell>
          <table:table-cell table:style-name="t6.D3" office:value-type="string">
            <text:p text:style-name="P21">$6-30</text:p>
          </table:table-cell>
          <table:table-cell table:style-name="t6.D3" office:value-type="string">
            <text:p text:style-name="P21">$6-40</text:p>
          </table:table-cell>
          <table:table-cell table:style-name="t6.D3" office:value-type="string">
            <text:p text:style-name="P21">$6-50</text:p>
          </table:table-cell>
          <table:table-cell table:style-name="t6.D3" office:value-type="string">
            <text:p text:style-name="P21">$6-60</text:p>
          </table:table-cell>
          <table:table-cell table:style-name="t6.D3" office:value-type="string">
            <text:p text:style-name="P21">$6-70</text:p>
          </table:table-cell>
          <table:table-cell table:style-name="t6.D3" office:value-type="string">
            <text:p text:style-name="P21">$6-80</text:p>
          </table:table-cell>
          <table:table-cell table:style-name="t6.D3" office:value-type="string">
            <text:p text:style-name="P22">$6-00</text:p>
          </table:table-cell>
          <table:table-cell table:style-name="t6.D3" office:value-type="string">
            <text:p text:style-name="P21">$6-10</text:p>
          </table:table-cell>
          <table:table-cell table:style-name="t6.D3" office:value-type="string">
            <text:p text:style-name="P21">$6-20</text:p>
          </table:table-cell>
          <table:table-cell table:style-name="t6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D3" office:value-type="string">
            <text:p text:style-name="P21">$6-31</text:p>
          </table:table-cell>
          <table:table-cell table:style-name="t6.D3" office:value-type="string">
            <text:p text:style-name="P21">$6-41</text:p>
          </table:table-cell>
          <table:table-cell table:style-name="t6.D3" office:value-type="string">
            <text:p text:style-name="P21">$6-51</text:p>
          </table:table-cell>
          <table:table-cell table:style-name="t6.D3" office:value-type="string">
            <text:p text:style-name="P21">$6-61</text:p>
          </table:table-cell>
          <table:table-cell table:style-name="t6.D3" office:value-type="string">
            <text:p text:style-name="P21">$6-71</text:p>
          </table:table-cell>
          <table:table-cell table:style-name="t6.D3" office:value-type="string">
            <text:p text:style-name="P21">$6-81</text:p>
          </table:table-cell>
          <table:table-cell table:style-name="t6.D3" office:value-type="string">
            <text:p text:style-name="P22">$6-01</text:p>
          </table:table-cell>
          <table:table-cell table:style-name="t6.D3" office:value-type="string">
            <text:p text:style-name="P21">$6-11</text:p>
          </table:table-cell>
          <table:table-cell table:style-name="t6.D3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D3" office:value-type="string">
            <text:p text:style-name="P21">$6-32</text:p>
          </table:table-cell>
          <table:table-cell table:style-name="t6.D3" office:value-type="string">
            <text:p text:style-name="P21">$6-42</text:p>
          </table:table-cell>
          <table:table-cell table:style-name="t6.D3" office:value-type="string">
            <text:p text:style-name="P21">$6-52</text:p>
          </table:table-cell>
          <table:table-cell table:style-name="t6.D3" office:value-type="string">
            <text:p text:style-name="P21">$6-62</text:p>
          </table:table-cell>
          <table:table-cell table:style-name="t6.D3" office:value-type="string">
            <text:p text:style-name="P21">$6-72</text:p>
          </table:table-cell>
          <table:table-cell table:style-name="t6.D3" office:value-type="string">
            <text:p text:style-name="P21">$6-82</text:p>
          </table:table-cell>
          <table:table-cell table:style-name="t6.D3" office:value-type="string">
            <text:p text:style-name="P22">$6-02</text:p>
          </table:table-cell>
          <table:table-cell table:style-name="t6.D3" office:value-type="string">
            <text:p text:style-name="P21">$6-12</text:p>
          </table:table-cell>
          <table:table-cell table:style-name="t6.D3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D3" office:value-type="string">
            <text:p text:style-name="P21">$6-33</text:p>
          </table:table-cell>
          <table:table-cell table:style-name="t6.D3" office:value-type="string">
            <text:p text:style-name="P21">$6-43</text:p>
          </table:table-cell>
          <table:table-cell table:style-name="t6.D3" office:value-type="string">
            <text:p text:style-name="P21">$6-53</text:p>
          </table:table-cell>
          <table:table-cell table:style-name="t6.D3" office:value-type="string">
            <text:p text:style-name="P21">$6-63</text:p>
          </table:table-cell>
          <table:table-cell table:style-name="t6.D3" office:value-type="string">
            <text:p text:style-name="P21">$6-73</text:p>
          </table:table-cell>
          <table:table-cell table:style-name="t6.D3" office:value-type="string">
            <text:p text:style-name="P21">$6-83</text:p>
          </table:table-cell>
          <table:table-cell table:style-name="t6.D3" office:value-type="string">
            <text:p text:style-name="P22">$6-03</text:p>
          </table:table-cell>
          <table:table-cell table:style-name="t6.D3" office:value-type="string">
            <text:p text:style-name="P21">$6-13</text:p>
          </table:table-cell>
          <table:table-cell table:style-name="t6.D3" office:value-type="string">
            <text:p text:style-name="P21">$6-23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D3" office:value-type="string">
            <text:p text:style-name="P21">$6-34</text:p>
          </table:table-cell>
          <table:table-cell table:style-name="t6.D3" office:value-type="string">
            <text:p text:style-name="P21">$6-44</text:p>
          </table:table-cell>
          <table:table-cell table:style-name="t6.D3" office:value-type="string">
            <text:p text:style-name="P21">$6-54</text:p>
          </table:table-cell>
          <table:table-cell table:style-name="t6.D3" office:value-type="string">
            <text:p text:style-name="P21">$6-64</text:p>
          </table:table-cell>
          <table:table-cell table:style-name="t6.D3" office:value-type="string">
            <text:p text:style-name="P21">$6-74</text:p>
          </table:table-cell>
          <table:table-cell table:style-name="t6.D3" office:value-type="string">
            <text:p text:style-name="P21">$6-84</text:p>
          </table:table-cell>
          <table:table-cell table:style-name="t6.D3" office:value-type="string">
            <text:p text:style-name="P22">$6-04</text:p>
          </table:table-cell>
          <table:table-cell table:style-name="t6.D3" office:value-type="string">
            <text:p text:style-name="P21">$6-14</text:p>
          </table:table-cell>
          <table:table-cell table:style-name="t6.D3" office:value-type="string">
            <text:p text:style-name="P21">$6-24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D3" office:value-type="string">
            <text:p text:style-name="P21">$6-35</text:p>
          </table:table-cell>
          <table:table-cell table:style-name="t6.D3" office:value-type="string">
            <text:p text:style-name="P21">$6-45</text:p>
          </table:table-cell>
          <table:table-cell table:style-name="t6.D3" office:value-type="string">
            <text:p text:style-name="P21">$6-55</text:p>
          </table:table-cell>
          <table:table-cell table:style-name="t6.D3" office:value-type="string">
            <text:p text:style-name="P21">$6-65</text:p>
          </table:table-cell>
          <table:table-cell table:style-name="t6.D3" office:value-type="string">
            <text:p text:style-name="P21">$6-75</text:p>
          </table:table-cell>
          <table:table-cell table:style-name="t6.D3" office:value-type="string">
            <text:p text:style-name="P21">$6-85</text:p>
          </table:table-cell>
          <table:table-cell table:style-name="t6.D3" office:value-type="string">
            <text:p text:style-name="P22">$6-05</text:p>
          </table:table-cell>
          <table:table-cell table:style-name="t6.D3" office:value-type="string">
            <text:p text:style-name="P21">$6-15</text:p>
          </table:table-cell>
          <table:table-cell table:style-name="t6.D3" office:value-type="string">
            <text:p text:style-name="P21">$6-25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D3" office:value-type="string">
            <text:p text:style-name="P21">$6-36</text:p>
          </table:table-cell>
          <table:table-cell table:style-name="t6.D3" office:value-type="string">
            <text:p text:style-name="P21">$6-46</text:p>
          </table:table-cell>
          <table:table-cell table:style-name="t6.D3" office:value-type="string">
            <text:p text:style-name="P21">$6-56</text:p>
          </table:table-cell>
          <table:table-cell table:style-name="t6.D3" office:value-type="string">
            <text:p text:style-name="P21">$6-66</text:p>
          </table:table-cell>
          <table:table-cell table:style-name="t6.D3" office:value-type="string">
            <text:p text:style-name="P21">$6-76</text:p>
          </table:table-cell>
          <table:table-cell table:style-name="t6.D3" office:value-type="string">
            <text:p text:style-name="P21">$6-86</text:p>
          </table:table-cell>
          <table:table-cell table:style-name="t6.D3" office:value-type="string">
            <text:p text:style-name="P22">$6-06</text:p>
          </table:table-cell>
          <table:table-cell table:style-name="t6.D3" office:value-type="string">
            <text:p text:style-name="P21">$6-16</text:p>
          </table:table-cell>
          <table:table-cell table:style-name="t6.D3" office:value-type="string">
            <text:p text:style-name="P21">$6-26</text:p>
          </table:table-cell>
          <table:covered-table-cell/>
        </table:table-row>
        <table:table-row>
          <table:table-cell table:style-name="t6.A12" office:value-type="string">
            <text:p text:style-name="P13">0,7 Зв/ч</text:p>
          </table:table-cell>
          <table:table-cell table:style-name="t6.B12" office:value-type="string">
            <text:p text:style-name="P21">$6-3<text:span text:style-name="T8">7</text:span></text:p>
          </table:table-cell>
          <table:table-cell table:style-name="t6.B12" office:value-type="string">
            <text:p text:style-name="P21">$6-4<text:span text:style-name="T8">7</text:span></text:p>
          </table:table-cell>
          <table:table-cell table:style-name="t6.B12" office:value-type="string">
            <text:p text:style-name="P21">$6-5<text:span text:style-name="T8">7</text:span></text:p>
          </table:table-cell>
          <table:table-cell table:style-name="t6.B12" office:value-type="string">
            <text:p text:style-name="P21">$6-6<text:span text:style-name="T8">7</text:span></text:p>
          </table:table-cell>
          <table:table-cell table:style-name="t6.B12" office:value-type="string">
            <text:p text:style-name="P21">$6-7<text:span text:style-name="T8">7</text:span></text:p>
          </table:table-cell>
          <table:table-cell table:style-name="t6.B12" office:value-type="string">
            <text:p text:style-name="P21">$6-8<text:span text:style-name="T8">7</text:span></text:p>
          </table:table-cell>
          <table:table-cell table:style-name="t6.B12" office:value-type="string">
            <text:p text:style-name="P22">$6-0<text:span text:style-name="T8">7</text:span></text:p>
          </table:table-cell>
          <table:table-cell table:style-name="t6.B12" office:value-type="string">
            <text:p text:style-name="P21">$6-1<text:span text:style-name="T8">7</text:span></text:p>
          </table:table-cell>
          <table:table-cell table:style-name="t6.B12" office:value-type="string">
            <text:p text:style-name="P21">$6-2<text:span text:style-name="T8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</text:span><text:span text:style-name="T53">кермы в воздухе</text:span><text:span text:style-name="T4"> БДК</text:span><text:span text:style-name="T53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8">Мощность <text:span text:style-name="T8">кермы в воздухе</text:span> в <text:span text:style-name="T8">контроль-ной</text:span> точке <text:span text:style-name="T62">Ḣ</text:span><text:span text:style-name="T14">oi</text:span></text:p>
          </table:table-cell>
          <table:table-cell table:style-name="t7.B2" table:number-rows-spanned="3" office:value-type="string">
            <text:p text:style-name="P36">Номер источ-ника</text:p>
          </table:table-cell>
          <table:table-cell table:style-name="t7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7.B2" table:number-columns-spanned="5" office:value-type="string">
            <text:p text:style-name="P26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7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7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<text:span text:style-name="T65">Гр/ч</text:span>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26">H</text:span><text:span text:style-name="T12">1</text:span></text:p>
          </table:table-cell>
          <table:table-cell table:style-name="t7.D3" office:value-type="string">
            <text:p text:style-name="P26"><text:span text:style-name="T7">H</text:span><text:span text:style-name="T12">2</text:span></text:p>
          </table:table-cell>
          <table:table-cell table:style-name="t7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<text:span text:style-name="T2">03</text:span> мк<text:span text:style-name="T8">Гр</text:span>/ч</text:p>
          </table:table-cell>
          <table:table-cell table:style-name="t7.D3" office:value-type="string">
            <text:p text:style-name="P21">$7-30</text:p>
          </table:table-cell>
          <table:table-cell table:style-name="t7.D3" office:value-type="string">
            <text:p text:style-name="P21">$7-40</text:p>
          </table:table-cell>
          <table:table-cell table:style-name="t7.D3" office:value-type="string">
            <text:p text:style-name="P21">$7-50</text:p>
          </table:table-cell>
          <table:table-cell table:style-name="t7.D3" office:value-type="string">
            <text:p text:style-name="P21">$7-60</text:p>
          </table:table-cell>
          <table:table-cell table:style-name="t7.D3" office:value-type="string">
            <text:p text:style-name="P21">$7-70</text:p>
          </table:table-cell>
          <table:table-cell table:style-name="t7.D3" office:value-type="string">
            <text:p text:style-name="P21">$7-80</text:p>
          </table:table-cell>
          <table:table-cell table:style-name="t7.D3" office:value-type="string">
            <text:p text:style-name="P22">$7-00</text:p>
          </table:table-cell>
          <table:table-cell table:style-name="t7.D3" office:value-type="string">
            <text:p text:style-name="P21">$7-10</text:p>
          </table:table-cell>
          <table:table-cell table:style-name="t7.D3" office:value-type="string">
            <text:p text:style-name="P21">$7-20</text:p>
          </table:table-cell>
          <table:table-cell table:style-name="t7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7.A5" office:value-type="string">
            <text:p text:style-name="P13">0,<text:span text:style-name="T8">7</text:span> мк<text:span text:style-name="T8">Гр</text:span>/ч</text:p>
          </table:table-cell>
          <table:table-cell table:style-name="t7.D3" office:value-type="string">
            <text:p text:style-name="P21">$7-31</text:p>
          </table:table-cell>
          <table:table-cell table:style-name="t7.D3" office:value-type="string">
            <text:p text:style-name="P21">$7-41</text:p>
          </table:table-cell>
          <table:table-cell table:style-name="t7.D3" office:value-type="string">
            <text:p text:style-name="P21">$7-51</text:p>
          </table:table-cell>
          <table:table-cell table:style-name="t7.D3" office:value-type="string">
            <text:p text:style-name="P21">$7-61</text:p>
          </table:table-cell>
          <table:table-cell table:style-name="t7.D3" office:value-type="string">
            <text:p text:style-name="P21">$7-71</text:p>
          </table:table-cell>
          <table:table-cell table:style-name="t7.D3" office:value-type="string">
            <text:p text:style-name="P21">$7-81</text:p>
          </table:table-cell>
          <table:table-cell table:style-name="t7.D3" office:value-type="string">
            <text:p text:style-name="P22">$7-01</text:p>
          </table:table-cell>
          <table:table-cell table:style-name="t7.D3" office:value-type="string">
            <text:p text:style-name="P21">$7-11</text:p>
          </table:table-cell>
          <table:table-cell table:style-name="t7.D3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13">7 мк<text:span text:style-name="T8">Гр</text:span>/ч</text:p>
          </table:table-cell>
          <table:table-cell table:style-name="t7.D3" office:value-type="string">
            <text:p text:style-name="P21">$7-32</text:p>
          </table:table-cell>
          <table:table-cell table:style-name="t7.D3" office:value-type="string">
            <text:p text:style-name="P21">$7-42</text:p>
          </table:table-cell>
          <table:table-cell table:style-name="t7.D3" office:value-type="string">
            <text:p text:style-name="P21">$7-52</text:p>
          </table:table-cell>
          <table:table-cell table:style-name="t7.D3" office:value-type="string">
            <text:p text:style-name="P21">$7-62</text:p>
          </table:table-cell>
          <table:table-cell table:style-name="t7.D3" office:value-type="string">
            <text:p text:style-name="P21">$7-72</text:p>
          </table:table-cell>
          <table:table-cell table:style-name="t7.D3" office:value-type="string">
            <text:p text:style-name="P21">$7-82</text:p>
          </table:table-cell>
          <table:table-cell table:style-name="t7.D3" office:value-type="string">
            <text:p text:style-name="P22">$7-02</text:p>
          </table:table-cell>
          <table:table-cell table:style-name="t7.D3" office:value-type="string">
            <text:p text:style-name="P21">$7-12</text:p>
          </table:table-cell>
          <table:table-cell table:style-name="t7.D3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13">70 мк<text:span text:style-name="T8">Гр</text:span>/ч</text:p>
          </table:table-cell>
          <table:table-cell table:style-name="t7.D3" office:value-type="string">
            <text:p text:style-name="P21">$7-33</text:p>
          </table:table-cell>
          <table:table-cell table:style-name="t7.D3" office:value-type="string">
            <text:p text:style-name="P21">$7-43</text:p>
          </table:table-cell>
          <table:table-cell table:style-name="t7.D3" office:value-type="string">
            <text:p text:style-name="P21">$7-53</text:p>
          </table:table-cell>
          <table:table-cell table:style-name="t7.D3" office:value-type="string">
            <text:p text:style-name="P21">$7-63</text:p>
          </table:table-cell>
          <table:table-cell table:style-name="t7.D3" office:value-type="string">
            <text:p text:style-name="P21">$7-73</text:p>
          </table:table-cell>
          <table:table-cell table:style-name="t7.D3" office:value-type="string">
            <text:p text:style-name="P21">$7-83</text:p>
          </table:table-cell>
          <table:table-cell table:style-name="t7.D3" office:value-type="string">
            <text:p text:style-name="P22">$7-03</text:p>
          </table:table-cell>
          <table:table-cell table:style-name="t7.D3" office:value-type="string">
            <text:p text:style-name="P21">$7-13</text:p>
          </table:table-cell>
          <table:table-cell table:style-name="t7.D3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13">0.7 м<text:span text:style-name="T8">Гр</text:span>/ч</text:p>
          </table:table-cell>
          <table:table-cell table:style-name="t7.D3" office:value-type="string">
            <text:p text:style-name="P21">$7-34</text:p>
          </table:table-cell>
          <table:table-cell table:style-name="t7.D3" office:value-type="string">
            <text:p text:style-name="P21">$7-44</text:p>
          </table:table-cell>
          <table:table-cell table:style-name="t7.D3" office:value-type="string">
            <text:p text:style-name="P21">$7-54</text:p>
          </table:table-cell>
          <table:table-cell table:style-name="t7.D3" office:value-type="string">
            <text:p text:style-name="P21">$7-64</text:p>
          </table:table-cell>
          <table:table-cell table:style-name="t7.D3" office:value-type="string">
            <text:p text:style-name="P21">$7-74</text:p>
          </table:table-cell>
          <table:table-cell table:style-name="t7.D3" office:value-type="string">
            <text:p text:style-name="P21">$7-84</text:p>
          </table:table-cell>
          <table:table-cell table:style-name="t7.D3" office:value-type="string">
            <text:p text:style-name="P22">$7-04</text:p>
          </table:table-cell>
          <table:table-cell table:style-name="t7.D3" office:value-type="string">
            <text:p text:style-name="P21">$7-14</text:p>
          </table:table-cell>
          <table:table-cell table:style-name="t7.D3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13">7,0 м<text:span text:style-name="T8">Гр</text:span>/ч</text:p>
          </table:table-cell>
          <table:table-cell table:style-name="t7.D3" office:value-type="string">
            <text:p text:style-name="P21">$7-35</text:p>
          </table:table-cell>
          <table:table-cell table:style-name="t7.D3" office:value-type="string">
            <text:p text:style-name="P21">$7-45</text:p>
          </table:table-cell>
          <table:table-cell table:style-name="t7.D3" office:value-type="string">
            <text:p text:style-name="P21">$7-55</text:p>
          </table:table-cell>
          <table:table-cell table:style-name="t7.D3" office:value-type="string">
            <text:p text:style-name="P21">$7-65</text:p>
          </table:table-cell>
          <table:table-cell table:style-name="t7.D3" office:value-type="string">
            <text:p text:style-name="P21">$7-75</text:p>
          </table:table-cell>
          <table:table-cell table:style-name="t7.D3" office:value-type="string">
            <text:p text:style-name="P21">$7-85</text:p>
          </table:table-cell>
          <table:table-cell table:style-name="t7.D3" office:value-type="string">
            <text:p text:style-name="P22">$7-05</text:p>
          </table:table-cell>
          <table:table-cell table:style-name="t7.D3" office:value-type="string">
            <text:p text:style-name="P21">$7-15</text:p>
          </table:table-cell>
          <table:table-cell table:style-name="t7.D3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13">70 м<text:span text:style-name="T8">Гр</text:span>/ч</text:p>
          </table:table-cell>
          <table:table-cell table:style-name="t7.D3" office:value-type="string">
            <text:p text:style-name="P21">$7-36</text:p>
          </table:table-cell>
          <table:table-cell table:style-name="t7.D3" office:value-type="string">
            <text:p text:style-name="P21">$7-46</text:p>
          </table:table-cell>
          <table:table-cell table:style-name="t7.D3" office:value-type="string">
            <text:p text:style-name="P21">$7-56</text:p>
          </table:table-cell>
          <table:table-cell table:style-name="t7.D3" office:value-type="string">
            <text:p text:style-name="P21">$7-66</text:p>
          </table:table-cell>
          <table:table-cell table:style-name="t7.D3" office:value-type="string">
            <text:p text:style-name="P21">$7-76</text:p>
          </table:table-cell>
          <table:table-cell table:style-name="t7.D3" office:value-type="string">
            <text:p text:style-name="P21">$7-86</text:p>
          </table:table-cell>
          <table:table-cell table:style-name="t7.D3" office:value-type="string">
            <text:p text:style-name="P22">$7-06</text:p>
          </table:table-cell>
          <table:table-cell table:style-name="t7.D3" office:value-type="string">
            <text:p text:style-name="P21">$7-16</text:p>
          </table:table-cell>
          <table:table-cell table:style-name="t7.D3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13">0,7 <text:span text:style-name="T8">Гр</text:span>/ч</text:p>
          </table:table-cell>
          <table:table-cell table:style-name="t7.B12" office:value-type="string">
            <text:p text:style-name="P21">$7-3<text:span text:style-name="T8">7</text:span></text:p>
          </table:table-cell>
          <table:table-cell table:style-name="t7.B12" office:value-type="string">
            <text:p text:style-name="P21">$7-4<text:span text:style-name="T8">7</text:span></text:p>
          </table:table-cell>
          <table:table-cell table:style-name="t7.B12" office:value-type="string">
            <text:p text:style-name="P21">$7-5<text:span text:style-name="T8">7</text:span></text:p>
          </table:table-cell>
          <table:table-cell table:style-name="t7.B12" office:value-type="string">
            <text:p text:style-name="P21">$7-6<text:span text:style-name="T8">7</text:span></text:p>
          </table:table-cell>
          <table:table-cell table:style-name="t7.B12" office:value-type="string">
            <text:p text:style-name="P21">$7-7<text:span text:style-name="T8">7</text:span></text:p>
          </table:table-cell>
          <table:table-cell table:style-name="t7.B12" office:value-type="string">
            <text:p text:style-name="P21">$7-8<text:span text:style-name="T8">7</text:span></text:p>
          </table:table-cell>
          <table:table-cell table:style-name="t7.B12" office:value-type="string">
            <text:p text:style-name="P22">$7-0<text:span text:style-name="T8">7</text:span></text:p>
          </table:table-cell>
          <table:table-cell table:style-name="t7.B12" office:value-type="string">
            <text:p text:style-name="P21">$7-1<text:span text:style-name="T8">7</text:span></text:p>
          </table:table-cell>
          <table:table-cell table:style-name="t7.B12" office:value-type="string">
            <text:p text:style-name="P21">$7-2<text:span text:style-name="T8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БДК</text:span><text:span text:style-name="T53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8.B2" table:number-rows-spanned="3" office:value-type="string">
            <text:p text:style-name="P36">Номер источ-ника</text:p>
          </table:table-cell>
          <table:table-cell table:style-name="t8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8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8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26">H</text:span><text:span text:style-name="T12">1</text:span></text:p>
          </table:table-cell>
          <table:table-cell table:style-name="t8.D3" office:value-type="string">
            <text:p text:style-name="P26"><text:span text:style-name="T7">H</text:span><text:span text:style-name="T12">2</text:span></text:p>
          </table:table-cell>
          <table:table-cell table:style-name="t8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<text:span text:style-name="T8">0,07</text:span> мкЗв/ч</text:p>
          </table:table-cell>
          <table:table-cell table:style-name="t8.D3" office:value-type="string">
            <text:p text:style-name="P21">$8-30</text:p>
          </table:table-cell>
          <table:table-cell table:style-name="t8.D3" office:value-type="string">
            <text:p text:style-name="P21">$8-40</text:p>
          </table:table-cell>
          <table:table-cell table:style-name="t8.D3" office:value-type="string">
            <text:p text:style-name="P21">$8-50</text:p>
          </table:table-cell>
          <table:table-cell table:style-name="t8.D3" office:value-type="string">
            <text:p text:style-name="P21">$8-60</text:p>
          </table:table-cell>
          <table:table-cell table:style-name="t8.D3" office:value-type="string">
            <text:p text:style-name="P21">$8-70</text:p>
          </table:table-cell>
          <table:table-cell table:style-name="t8.D3" office:value-type="string">
            <text:p text:style-name="P21">$8-80</text:p>
          </table:table-cell>
          <table:table-cell table:style-name="t8.D3" office:value-type="string">
            <text:p text:style-name="P22">$8-00</text:p>
          </table:table-cell>
          <table:table-cell table:style-name="t8.D3" office:value-type="string">
            <text:p text:style-name="P21">$8-10</text:p>
          </table:table-cell>
          <table:table-cell table:style-name="t8.D3" office:value-type="string">
            <text:p text:style-name="P21">$8-20</text:p>
          </table:table-cell>
          <table:table-cell table:style-name="t8.K5" table:number-rows-spanned="9" office:value-type="string">
            <text:p text:style-name="P8">±<text:span text:style-name="T2">15</text:span></text:p>
          </table:table-cell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D3" office:value-type="string">
            <text:p text:style-name="P21">$8-31</text:p>
          </table:table-cell>
          <table:table-cell table:style-name="t8.D3" office:value-type="string">
            <text:p text:style-name="P21">$8-41</text:p>
          </table:table-cell>
          <table:table-cell table:style-name="t8.D3" office:value-type="string">
            <text:p text:style-name="P21">$8-51</text:p>
          </table:table-cell>
          <table:table-cell table:style-name="t8.D3" office:value-type="string">
            <text:p text:style-name="P21">$8-61</text:p>
          </table:table-cell>
          <table:table-cell table:style-name="t8.D3" office:value-type="string">
            <text:p text:style-name="P21">$8-71</text:p>
          </table:table-cell>
          <table:table-cell table:style-name="t8.D3" office:value-type="string">
            <text:p text:style-name="P21">$8-81</text:p>
          </table:table-cell>
          <table:table-cell table:style-name="t8.D3" office:value-type="string">
            <text:p text:style-name="P22">$8-01</text:p>
          </table:table-cell>
          <table:table-cell table:style-name="t8.D3" office:value-type="string">
            <text:p text:style-name="P21">$8-11</text:p>
          </table:table-cell>
          <table:table-cell table:style-name="t8.D3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D3" office:value-type="string">
            <text:p text:style-name="P21">$8-32</text:p>
          </table:table-cell>
          <table:table-cell table:style-name="t8.D3" office:value-type="string">
            <text:p text:style-name="P21">$8-42</text:p>
          </table:table-cell>
          <table:table-cell table:style-name="t8.D3" office:value-type="string">
            <text:p text:style-name="P21">$8-52</text:p>
          </table:table-cell>
          <table:table-cell table:style-name="t8.D3" office:value-type="string">
            <text:p text:style-name="P21">$8-62</text:p>
          </table:table-cell>
          <table:table-cell table:style-name="t8.D3" office:value-type="string">
            <text:p text:style-name="P21">$8-72</text:p>
          </table:table-cell>
          <table:table-cell table:style-name="t8.D3" office:value-type="string">
            <text:p text:style-name="P21">$8-82</text:p>
          </table:table-cell>
          <table:table-cell table:style-name="t8.D3" office:value-type="string">
            <text:p text:style-name="P22">$8-02</text:p>
          </table:table-cell>
          <table:table-cell table:style-name="t8.D3" office:value-type="string">
            <text:p text:style-name="P21">$8-12</text:p>
          </table:table-cell>
          <table:table-cell table:style-name="t8.D3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D3" office:value-type="string">
            <text:p text:style-name="P21">$8-33</text:p>
          </table:table-cell>
          <table:table-cell table:style-name="t8.D3" office:value-type="string">
            <text:p text:style-name="P21">$8-43</text:p>
          </table:table-cell>
          <table:table-cell table:style-name="t8.D3" office:value-type="string">
            <text:p text:style-name="P21">$8-53</text:p>
          </table:table-cell>
          <table:table-cell table:style-name="t8.D3" office:value-type="string">
            <text:p text:style-name="P21">$8-63</text:p>
          </table:table-cell>
          <table:table-cell table:style-name="t8.D3" office:value-type="string">
            <text:p text:style-name="P21">$8-73</text:p>
          </table:table-cell>
          <table:table-cell table:style-name="t8.D3" office:value-type="string">
            <text:p text:style-name="P21">$8-83</text:p>
          </table:table-cell>
          <table:table-cell table:style-name="t8.D3" office:value-type="string">
            <text:p text:style-name="P22">$8-03</text:p>
          </table:table-cell>
          <table:table-cell table:style-name="t8.D3" office:value-type="string">
            <text:p text:style-name="P21">$8-13</text:p>
          </table:table-cell>
          <table:table-cell table:style-name="t8.D3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D3" office:value-type="string">
            <text:p text:style-name="P21">$8-34</text:p>
          </table:table-cell>
          <table:table-cell table:style-name="t8.D3" office:value-type="string">
            <text:p text:style-name="P21">$8-44</text:p>
          </table:table-cell>
          <table:table-cell table:style-name="t8.D3" office:value-type="string">
            <text:p text:style-name="P21">$8-54</text:p>
          </table:table-cell>
          <table:table-cell table:style-name="t8.D3" office:value-type="string">
            <text:p text:style-name="P21">$8-64</text:p>
          </table:table-cell>
          <table:table-cell table:style-name="t8.D3" office:value-type="string">
            <text:p text:style-name="P21">$8-74</text:p>
          </table:table-cell>
          <table:table-cell table:style-name="t8.D3" office:value-type="string">
            <text:p text:style-name="P21">$8-84</text:p>
          </table:table-cell>
          <table:table-cell table:style-name="t8.D3" office:value-type="string">
            <text:p text:style-name="P22">$8-04</text:p>
          </table:table-cell>
          <table:table-cell table:style-name="t8.D3" office:value-type="string">
            <text:p text:style-name="P21">$8-14</text:p>
          </table:table-cell>
          <table:table-cell table:style-name="t8.D3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D3" office:value-type="string">
            <text:p text:style-name="P21">$8-35</text:p>
          </table:table-cell>
          <table:table-cell table:style-name="t8.D3" office:value-type="string">
            <text:p text:style-name="P21">$8-45</text:p>
          </table:table-cell>
          <table:table-cell table:style-name="t8.D3" office:value-type="string">
            <text:p text:style-name="P21">$8-55</text:p>
          </table:table-cell>
          <table:table-cell table:style-name="t8.D3" office:value-type="string">
            <text:p text:style-name="P21">$8-65</text:p>
          </table:table-cell>
          <table:table-cell table:style-name="t8.D3" office:value-type="string">
            <text:p text:style-name="P21">$8-75</text:p>
          </table:table-cell>
          <table:table-cell table:style-name="t8.D3" office:value-type="string">
            <text:p text:style-name="P21">$8-85</text:p>
          </table:table-cell>
          <table:table-cell table:style-name="t8.D3" office:value-type="string">
            <text:p text:style-name="P22">$8-05</text:p>
          </table:table-cell>
          <table:table-cell table:style-name="t8.D3" office:value-type="string">
            <text:p text:style-name="P21">$8-15</text:p>
          </table:table-cell>
          <table:table-cell table:style-name="t8.D3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D3" office:value-type="string">
            <text:p text:style-name="P21">$8-36</text:p>
          </table:table-cell>
          <table:table-cell table:style-name="t8.D3" office:value-type="string">
            <text:p text:style-name="P21">$8-46</text:p>
          </table:table-cell>
          <table:table-cell table:style-name="t8.D3" office:value-type="string">
            <text:p text:style-name="P21">$8-56</text:p>
          </table:table-cell>
          <table:table-cell table:style-name="t8.D3" office:value-type="string">
            <text:p text:style-name="P21">$8-66</text:p>
          </table:table-cell>
          <table:table-cell table:style-name="t8.D3" office:value-type="string">
            <text:p text:style-name="P21">$8-76</text:p>
          </table:table-cell>
          <table:table-cell table:style-name="t8.D3" office:value-type="string">
            <text:p text:style-name="P21">$8-86</text:p>
          </table:table-cell>
          <table:table-cell table:style-name="t8.D3" office:value-type="string">
            <text:p text:style-name="P22">$8-06</text:p>
          </table:table-cell>
          <table:table-cell table:style-name="t8.D3" office:value-type="string">
            <text:p text:style-name="P21">$8-16</text:p>
          </table:table-cell>
          <table:table-cell table:style-name="t8.D3" office:value-type="string">
            <text:p text:style-name="P21">$8-26</text:p>
          </table:table-cell>
          <table:covered-table-cell/>
        </table:table-row>
        <table:table-row>
          <table:table-cell table:style-name="t8.A5" office:value-type="string">
            <text:p text:style-name="P13">0,<text:span text:style-name="T8">35</text:span> Зв/ч</text:p>
          </table:table-cell>
          <table:table-cell table:style-name="t8.D3" office:value-type="string">
            <text:p text:style-name="P21">$8-37</text:p>
          </table:table-cell>
          <table:table-cell table:style-name="t8.D3" office:value-type="string">
            <text:p text:style-name="P21">$8-47</text:p>
          </table:table-cell>
          <table:table-cell table:style-name="t8.D3" office:value-type="string">
            <text:p text:style-name="P21">$8-57</text:p>
          </table:table-cell>
          <table:table-cell table:style-name="t8.D3" office:value-type="string">
            <text:p text:style-name="P21">$8-67</text:p>
          </table:table-cell>
          <table:table-cell table:style-name="t8.D3" office:value-type="string">
            <text:p text:style-name="P21">$8-77</text:p>
          </table:table-cell>
          <table:table-cell table:style-name="t8.D3" office:value-type="string">
            <text:p text:style-name="P21">$8-87</text:p>
          </table:table-cell>
          <table:table-cell table:style-name="t8.D3" office:value-type="string">
            <text:p text:style-name="P22">$8-07</text:p>
          </table:table-cell>
          <table:table-cell table:style-name="t8.D3" office:value-type="string">
            <text:p text:style-name="P21">$8-17</text:p>
          </table:table-cell>
          <table:table-cell table:style-name="t8.D3" office:value-type="string">
            <text:p text:style-name="P21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8">0</text:span>,<text:span text:style-name="T8">5 </text:span>Зв/ч</text:p>
          </table:table-cell>
          <table:table-cell table:style-name="t8.B13" office:value-type="string">
            <text:p text:style-name="P21">$8-38</text:p>
          </table:table-cell>
          <table:table-cell table:style-name="t8.B13" office:value-type="string">
            <text:p text:style-name="P21">$8-48</text:p>
          </table:table-cell>
          <table:table-cell table:style-name="t8.B13" office:value-type="string">
            <text:p text:style-name="P21">$8-58</text:p>
          </table:table-cell>
          <table:table-cell table:style-name="t8.B13" office:value-type="string">
            <text:p text:style-name="P21">$8-68</text:p>
          </table:table-cell>
          <table:table-cell table:style-name="t8.B13" office:value-type="string">
            <text:p text:style-name="P21">$8-78</text:p>
          </table:table-cell>
          <table:table-cell table:style-name="t8.B13" office:value-type="string">
            <text:p text:style-name="P21">$8-88</text:p>
          </table:table-cell>
          <table:table-cell table:style-name="t8.B13" office:value-type="string">
            <text:p text:style-name="P22">$8-08</text:p>
          </table:table-cell>
          <table:table-cell table:style-name="t8.B13" office:value-type="string">
            <text:p text:style-name="P21">$8-18</text:p>
          </table:table-cell>
          <table:table-cell table:style-name="t8.B13" office:value-type="string">
            <text:p text:style-name="P2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50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25"></text:span><text:span text:style-name="T18">0</text:span><text:span text:style-name="T14">i</text:span> ,<text:line-break/>с<text:span text:style-name="T10">-1</text:span>см<text:span text:style-name="T10">-2</text:span></text:p>
          </table:table-cell>
          <table:table-cell table:style-name="t9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9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5">B(R)=0,600</text:p>
            <text:p text:style-name="P12"><text:span text:style-name="T5"></text:span><text:span text:style-name="T14">0i</text:span><text:span text:style-name="T2">=5,9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9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5">B(R)=0,600</text:p>
            <text:p text:style-name="P12"><text:span text:style-name="T5"></text:span><text:span text:style-name="T14">0i</text:span><text:span text:style-name="T2">=57,</text:span>0</text:p>
            <text:p text:style-name="P12">20-100</text:p>
          </table:table-cell>
          <table:table-cell table:style-name="t9.B2" office:value-type="string">
            <text:p text:style-name="P46">ИБН-8-6</text:p>
            <text:p text:style-name="P45"><text:span text:style-name="T2"><text:s text:c="3"/></text:span>№<text:span text:style-name="T2">010</text:span></text:p>
            <text:p text:style-name="P45"><text:span text:style-name="T2">R=1,0</text:span>м</text:p>
            <text:p text:style-name="P47">B(R)=0,863</text:p>
            <text:p text:style-name="P45"><text:span text:style-name="T5"></text:span><text:span text:style-name="T14">0i</text:span><text:span text:style-name="T2">=235</text:span></text:p>
            <text:p text:style-name="P46">210<text:span text:style-name="T10">2</text:span> - 10<text:span text:style-name="T10">3</text:span></text:p>
          </table:table-cell>
          <table:table-cell table:style-name="t9.F2" office:value-type="string">
            <text:p text:style-name="P46">ИБН-8-6</text:p>
            <text:p text:style-name="P45"><text:span text:style-name="T2"><text:s text:c="3"/></text:span>№<text:span text:style-name="T2">010</text:span></text:p>
            <text:p text:style-name="P45"><text:span text:style-name="T2">R=0,5</text:span>м</text:p>
            <text:p text:style-name="P47">B(R)=0,957</text:p>
            <text:p text:style-name="P45"><text:span text:style-name="T5"></text:span><text:span text:style-name="T14">0i</text:span><text:span text:style-name="T2">=1019</text:span></text:p>
            <text:p text:style-name="P46">210<text:span text:style-name="T10">3</text:span> - 10<text:span text:style-name="T10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 <text:s/><text:span text:style-name="T25"></text:span><text:span text:style-name="T18">0</text:span><text:span text:style-name="T14">i</text:span>, с<text:span text:style-name="T10">-1</text:span>см<text:span text:style-name="T10">-2 </text:span><text:span text:style-name="T44">,</text:span>ст, 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61</text:p>
            <text:p text:style-name="P16">$9-71</text:p>
            <text:p text:style-name="P16">$9-81</text:p>
          </table:table-cell>
          <table:table-cell table:style-name="t9.B3" office:value-type="string">
            <text:p text:style-name="P16">$9-62</text:p>
            <text:p text:style-name="P16">$9-72</text:p>
            <text:p text:style-name="P16">$9-82</text:p>
          </table:table-cell>
          <table:table-cell table:style-name="t9.B3" office:value-type="string">
            <text:p text:style-name="P16">$9-63</text:p>
            <text:p text:style-name="P16">$9-73</text:p>
            <text:p text:style-name="P16">$9-83</text:p>
          </table:table-cell>
          <table:table-cell table:style-name="t9.F3" office:value-type="string">
            <text:p text:style-name="P16">$9-64</text:p>
            <text:p text:style-name="P16">$9-74</text:p>
            <text:p text:style-name="P16">$9-84</text:p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25"></text:span><text:span text:style-name="T14">i</text:span>, с<text:span text:style-name="T10">-1</text:span>см<text:span text:style-name="T10">-2</text:span></text:p>
          </table:table-cell>
          <table:table-cell table:style-name="t9.B3" office:value-type="string">
            <text:p text:style-name="P16">$9-00</text:p>
          </table:table-cell>
          <table:table-cell table:style-name="t9.B3" office:value-type="string">
            <text:p text:style-name="P16">$9-01</text:p>
          </table:table-cell>
          <table:table-cell table:style-name="t9.B3" office:value-type="string">
            <text:p text:style-name="P16">$9-02</text:p>
          </table:table-cell>
          <table:table-cell table:style-name="t9.B3" office:value-type="string">
            <text:p text:style-name="P16">$9-03</text:p>
          </table:table-cell>
          <table:table-cell table:style-name="t9.F3" office:value-type="string">
            <text:p text:style-name="P16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11"><text:span text:style-name="T25"></text:span><text:span text:style-name="T15">np</text:span><text:span text:style-name="T14">i</text:span>, <text:span text:style-name="T12">с</text:span><text:span text:style-name="T10">-1</text:span><text:span text:style-name="T12">см</text:span><text:span text:style-name="T10">-2</text:span>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n21</text:p>
          </table:table-cell>
          <table:table-cell table:style-name="t9.B3" office:value-type="string">
            <text:p text:style-name="P16">$9-n22</text:p>
          </table:table-cell>
          <table:table-cell table:style-name="t9.B3" office:value-type="string">
            <text:p text:style-name="P16">$9-n23</text:p>
          </table:table-cell>
          <table:table-cell table:style-name="t9.F3" office:value-type="string">
            <text:p text:style-name="P16">$9-n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29">Δ</text:span><text:span text:style-name="T6">i</text:span>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n31</text:p>
          </table:table-cell>
          <table:table-cell table:style-name="t9.B3" office:value-type="string">
            <text:p text:style-name="P16">$9-n32</text:p>
          </table:table-cell>
          <table:table-cell table:style-name="t9.B3" office:value-type="string">
            <text:p text:style-name="P16">$9-n33</text:p>
          </table:table-cell>
          <table:table-cell table:style-name="t9.F3" office:value-type="string">
            <text:p text:style-name="P16">$9-n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29">Δ</text:span><text:span text:style-name="T6">i</text:span>, %</text:p>
          </table:table-cell>
          <table:table-cell table:style-name="t9.B3" office:value-type="string">
            <text:p text:style-name="P13"/>
            <text:p text:style-name="P12"/>
          </table:table-cell>
          <table:table-cell table:style-name="t9.B3" office:value-type="string">
            <text:p text:style-name="P16">$9-n41</text:p>
          </table:table-cell>
          <table:table-cell table:style-name="t9.B3" office:value-type="string">
            <text:p text:style-name="P16">$9-n42</text:p>
          </table:table-cell>
          <table:table-cell table:style-name="t9.B3" office:value-type="string">
            <text:p text:style-name="P16">$9-n43</text:p>
          </table:table-cell>
          <table:table-cell table:style-name="t9.F3" office:value-type="string">
            <text:p text:style-name="P16">$9-n44</text:p>
          </table:table-cell>
        </table:table-row>
        <table:table-row table:style-name="t9.8">
          <table:table-cell table:style-name="t9.A8" office:value-type="string">
            <text:p text:style-name="P35"><text:span text:style-name="T61">Пределосновной </text:span>относительной погрешности ,%</text:p>
          </table:table-cell>
          <table:table-cell table:style-name="t9.B8" office:value-type="string">
            <text:p text:style-name="P13"/>
          </table:table-cell>
          <table:table-cell table:style-name="t9.C8" table:number-columns-spanned="4" office:value-type="string">
            <text:p text:style-name="P13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51">Определение основной относительной погрешности измерения плотности потока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8">Мощность дозы</text:span> в поверяемой точке</text:p>
            <text:p text:style-name="P25"><text:span text:style-name="T30">H*</text:span><text:span text:style-name="T37">oi</text:span><text:span text:style-name="T33">(10)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2"><text:span text:style-name="T2">B(R)=0,</text:span>866</text:p>
            <text:p text:style-name="P12"><text:span text:style-name="T30">H</text:span><text:span text:style-name="T35">*</text:span><text:span text:style-name="T37">oi</text:span><text:span text:style-name="T33">(10)</text:span><text:span text:style-name="T2">=</text:span><text:span text:style-name="T8">8,3</text:span></text:p>
            <text:p text:style-name="P3">1-10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2"><text:span text:style-name="T2">B(R)=0,</text:span>866</text:p>
            <text:p text:style-name="P12"><text:span text:style-name="T30">H</text:span><text:span text:style-name="T35">*</text:span><text:span text:style-name="T37">oi</text:span><text:span text:style-name="T33">(10)</text:span><text:span text:style-name="T2">=</text:span><text:span text:style-name="T8">80</text:span></text:p>
            <text:p text:style-name="P16">20-100</text:p>
          </table:table-cell>
          <table:table-cell table:style-name="t10.B2" office:value-type="string">
            <text:p text:style-name="P46">ИБН-8-6</text:p>
            <text:p text:style-name="P45">№<text:span text:style-name="T2">010</text:span></text:p>
            <text:p text:style-name="P45"><text:span text:style-name="T2">R=1,0</text:span>м</text:p>
            <text:p text:style-name="P45"><text:span text:style-name="T2">B(R)=0,</text:span>957</text:p>
            <text:p text:style-name="P45"><text:span text:style-name="T30">H</text:span><text:span text:style-name="T35">*</text:span><text:span text:style-name="T37">oi</text:span><text:span text:style-name="T33">(10)</text:span><text:span text:style-name="T2">=</text:span><text:span text:style-name="T8">331</text:span></text:p>
            <text:p text:style-name="P48">2<text:span text:style-name="T43">·</text:span>10<text:span text:style-name="T10">2</text:span>-10<text:span text:style-name="T10">3</text:span></text:p>
          </table:table-cell>
          <table:table-cell table:style-name="t10.F2" office:value-type="string">
            <text:p text:style-name="P46">ИБН-8-6</text:p>
            <text:p text:style-name="P45">№<text:span text:style-name="T2">010</text:span></text:p>
            <text:p text:style-name="P45"><text:span text:style-name="T2">R=0,5</text:span>м</text:p>
            <text:p text:style-name="P45"><text:span text:style-name="T2">B(R)=0,9</text:span>91</text:p>
            <text:p text:style-name="P45"><text:span text:style-name="T30">H</text:span><text:span text:style-name="T35">*</text:span><text:span text:style-name="T37">oi</text:span><text:span text:style-name="T33">(10)</text:span><text:span text:style-name="T2">=</text:span><text:span text:style-name="T8">1434</text:span></text:p>
            <text:p text:style-name="P48">2<text:span text:style-name="T43">·</text:span>10<text:span text:style-name="T10">3</text:span>-10<text:span text:style-name="T10">4</text:span></text:p>
          </table:table-cell>
        </table:table-row>
        <table:table-row>
          <table:table-cell table:style-name="t10.A3" office:value-type="string">
            <text:p text:style-name="P18">Показания прибора в поверяемой точке</text:p>
            <text:p text:style-name="P17"><text:span text:style-name="T31">H</text:span><text:span text:style-name="T36">*</text:span><text:span text:style-name="T38">i</text:span><text:span text:style-name="T34">(10) мкЗв/ч, </text:span><text:span text:style-name="T45">±δ</text:span><text:span text:style-name="T12">ст</text:span>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6">$10-61</text:p>
            <text:p text:style-name="P16">$10-71</text:p>
            <text:p text:style-name="P16">$10-81</text:p>
          </table:table-cell>
          <table:table-cell table:style-name="t10.B3" office:value-type="string">
            <text:p text:style-name="P16">$10-62</text:p>
            <text:p text:style-name="P16">$10-72</text:p>
            <text:p text:style-name="P16">$10-82</text:p>
          </table:table-cell>
          <table:table-cell table:style-name="t10.B3" office:value-type="string">
            <text:p text:style-name="P16">$10-63</text:p>
            <text:p text:style-name="P16">$10-73</text:p>
            <text:p text:style-name="P16">$10-83</text:p>
          </table:table-cell>
          <table:table-cell table:style-name="t10.F3" office:value-type="string">
            <text:p text:style-name="P16">$10-64</text:p>
            <text:p text:style-name="P16">$10-74</text:p>
            <text:p text:style-name="P16">$10-84</text:p>
          </table:table-cell>
        </table:table-row>
        <table:table-row>
          <table:table-cell table:style-name="t10.A3" office:value-type="string">
            <text:p text:style-name="P18">Среднее значение показаний, <text:span text:style-name="T32">H</text:span><text:span text:style-name="T36">*</text:span><text:span text:style-name="T38">i</text:span><text:span text:style-name="T34">(10) мкЗв/ч</text:span></text:p>
          </table:table-cell>
          <table:table-cell table:style-name="t10.B4" office:value-type="string">
            <text:p text:style-name="P16">$<text:span text:style-name="T8">10</text:span>-00</text:p>
          </table:table-cell>
          <table:table-cell table:style-name="t10.B4" office:value-type="string">
            <text:p text:style-name="P16">$<text:span text:style-name="T8">10</text:span>-01</text:p>
          </table:table-cell>
          <table:table-cell table:style-name="t10.B4" office:value-type="string">
            <text:p text:style-name="P16">$<text:span text:style-name="T8">10</text:span>-02</text:p>
          </table:table-cell>
          <table:table-cell table:style-name="t10.B4" office:value-type="string">
            <text:p text:style-name="P16">$<text:span text:style-name="T8">10</text:span>-03</text:p>
          </table:table-cell>
          <table:table-cell table:style-name="t10.F3" office:value-type="string">
            <text:p text:style-name="P16">$<text:span text:style-name="T8">10</text:span>-04</text:p>
          </table:table-cell>
        </table:table-row>
        <table:table-row>
          <table:table-cell table:style-name="t10.A3" office:value-type="string">
            <text:p text:style-name="P18">Результат измерения мощности дозы в поверяемой точке</text:p>
            <text:p text:style-name="P17"><text:span text:style-name="T31">H</text:span><text:span text:style-name="T36">*</text:span><text:span text:style-name="T39">пр</text:span><text:span text:style-name="T40">i</text:span><text:span text:style-name="T34">(10) мкЗв/ч</text:span></text:p>
          </table:table-cell>
          <table:table-cell table:style-name="t10.B4" office:value-type="string">
            <text:p text:style-name="P13"/>
          </table:table-cell>
          <table:table-cell table:style-name="t10.B4" office:value-type="string">
            <text:p text:style-name="P16">$10-n21</text:p>
          </table:table-cell>
          <table:table-cell table:style-name="t10.B4" office:value-type="string">
            <text:p text:style-name="P16">$10-n22</text:p>
          </table:table-cell>
          <table:table-cell table:style-name="t10.B4" office:value-type="string">
            <text:p text:style-name="P16">$10-n23</text:p>
          </table:table-cell>
          <table:table-cell table:style-name="t10.F3" office:value-type="string">
            <text:p text:style-name="P16">$10-n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/text:p>
            <text:p text:style-name="P14"><text:span text:style-name="T27">θ</text:span><text:span text:style-name="T19">пр</text:span><text:span text:style-name="T16">i</text:span>, %</text:p>
          </table:table-cell>
          <table:table-cell table:style-name="t10.B4" office:value-type="string">
            <text:p text:style-name="P13"/>
          </table:table-cell>
          <table:table-cell table:style-name="t10.B4" office:value-type="string">
            <text:p text:style-name="P16">$10-n31</text:p>
          </table:table-cell>
          <table:table-cell table:style-name="t10.B4" office:value-type="string">
            <text:p text:style-name="P16">$10-n32</text:p>
          </table:table-cell>
          <table:table-cell table:style-name="t10.B4" office:value-type="string">
            <text:p text:style-name="P16">$10-n33</text:p>
          </table:table-cell>
          <table:table-cell table:style-name="t10.F3" office:value-type="string">
            <text:p text:style-name="P16">$10-n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29">Δ</text:span><text:span text:style-name="T17">i</text:span>, %</text:p>
          </table:table-cell>
          <table:table-cell table:style-name="t10.B4" office:value-type="string">
            <text:p text:style-name="P13"/>
            <text:p text:style-name="P12"/>
          </table:table-cell>
          <table:table-cell table:style-name="t10.B4" office:value-type="string">
            <text:p text:style-name="P16">$10-n41</text:p>
          </table:table-cell>
          <table:table-cell table:style-name="t10.B4" office:value-type="string">
            <text:p text:style-name="P16">$10-n42</text:p>
          </table:table-cell>
          <table:table-cell table:style-name="t10.B4" office:value-type="string">
            <text:p text:style-name="P16">$10-n43</text:p>
          </table:table-cell>
          <table:table-cell table:style-name="t10.F3" office:value-type="string">
            <text:p text:style-name="P16">$10-n44</text:p>
          </table:table-cell>
        </table:table-row>
        <table:table-row table:style-name="t10.8">
          <table:table-cell table:style-name="t10.A8" office:value-type="string">
            <text:p text:style-name="P35"><text:span text:style-name="T61">Пределосновной </text:span>относительной погрешности , 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able:table-row table:style-name="t11.1">
          <table:table-cell table:style-name="t11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3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1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30"><text:s/>мин<text:span text:style-name="T10">-1</text:span>·см<text:span text:style-name="T10">-2</text:span></text:p>
          </table:table-cell>
          <table:table-cell table:style-name="t11.B2" table:number-rows-spanned="3" office:value-type="string">
            <text:p text:style-name="P36">Номер источ-ника</text:p>
          </table:table-cell>
          <table:table-cell table:style-name="t11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1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1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26">Фон</text:p>
          </table:table-cell>
          <table:table-cell table:style-name="t11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1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27"><text:span text:style-name="T48"></text:span><text:span text:style-name="T12">1</text:span></text:p>
          </table:table-cell>
          <table:table-cell table:style-name="t11.D4" office:value-type="string">
            <text:p text:style-name="P26"><text:span text:style-name="T49"></text:span><text:span text:style-name="T12">2</text:span></text:p>
          </table:table-cell>
          <table:table-cell table:style-name="t11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6">$11-90</text:p>
          </table:table-cell>
          <table:table-cell table:style-name="t11.B5" office:value-type="float" office:value="1179">
            <text:p text:style-name="P23">1179</text:p>
          </table:table-cell>
          <table:table-cell table:style-name="t11.C3" office:value-type="string">
            <text:p text:style-name="P21">$s_bg</text:p>
          </table:table-cell>
          <table:table-cell table:style-name="t11.C3" office:value-type="string">
            <text:p text:style-name="P21">$11-60</text:p>
          </table:table-cell>
          <table:table-cell table:style-name="t11.C3" office:value-type="string">
            <text:p text:style-name="P21">$11-70</text:p>
          </table:table-cell>
          <table:table-cell table:style-name="t11.C3" office:value-type="string">
            <text:p text:style-name="P21">$11-80</text:p>
          </table:table-cell>
          <table:table-cell table:style-name="t11.C3" office:value-type="string">
            <text:p text:style-name="P22">$11-00</text:p>
          </table:table-cell>
          <table:table-cell table:style-name="t11.C3" office:value-type="string">
            <text:p text:style-name="P21">$11-10</text:p>
          </table:table-cell>
          <table:table-cell table:style-name="t11.C3" office:value-type="string">
            <text:p text:style-name="P21">$11-20</text:p>
          </table:table-cell>
          <table:table-cell table:style-name="t11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1.A5" office:value-type="string">
            <text:p text:style-name="P16">$11-9<text:span text:style-name="T8">1</text:span></text:p>
          </table:table-cell>
          <table:table-cell table:style-name="t11.B5" office:value-type="float" office:value="1180">
            <text:p text:style-name="P23">1180</text:p>
          </table:table-cell>
          <table:table-cell table:style-name="t11.C3" office:value-type="string">
            <text:p text:style-name="P21">---</text:p>
          </table:table-cell>
          <table:table-cell table:style-name="t11.C3" office:value-type="string">
            <text:p text:style-name="P21">$11-61</text:p>
          </table:table-cell>
          <table:table-cell table:style-name="t11.C3" office:value-type="string">
            <text:p text:style-name="P21">$11-71</text:p>
          </table:table-cell>
          <table:table-cell table:style-name="t11.C3" office:value-type="string">
            <text:p text:style-name="P21">$11-81</text:p>
          </table:table-cell>
          <table:table-cell table:style-name="t11.C3" office:value-type="string">
            <text:p text:style-name="P22">$11-01</text:p>
          </table:table-cell>
          <table:table-cell table:style-name="t11.C3" office:value-type="string">
            <text:p text:style-name="P21">$11-11</text:p>
          </table:table-cell>
          <table:table-cell table:style-name="t11.C3" office:value-type="string">
            <text:p text:style-name="P21">$11-21</text:p>
          </table:table-cell>
          <table:covered-table-cell/>
        </table:table-row>
        <table:table-row>
          <table:table-cell table:style-name="t11.A5" office:value-type="string">
            <text:p text:style-name="P16"><text:span text:style-name="T2">$11-9</text:span><text:span text:style-name="T8">2</text:span></text:p>
          </table:table-cell>
          <table:table-cell table:style-name="t11.B5" office:value-type="float" office:value="1181">
            <text:p text:style-name="P23">1181</text:p>
          </table:table-cell>
          <table:table-cell table:style-name="t11.C3" office:value-type="string">
            <text:p text:style-name="P21">---</text:p>
          </table:table-cell>
          <table:table-cell table:style-name="t11.C3" office:value-type="string">
            <text:p text:style-name="P21">$11-62</text:p>
          </table:table-cell>
          <table:table-cell table:style-name="t11.C3" office:value-type="string">
            <text:p text:style-name="P21">$11-72</text:p>
          </table:table-cell>
          <table:table-cell table:style-name="t11.C3" office:value-type="string">
            <text:p text:style-name="P21">$11-82</text:p>
          </table:table-cell>
          <table:table-cell table:style-name="t11.C3" office:value-type="string">
            <text:p text:style-name="P22">$11-02</text:p>
          </table:table-cell>
          <table:table-cell table:style-name="t11.C3" office:value-type="string">
            <text:p text:style-name="P21">$11-12</text:p>
          </table:table-cell>
          <table:table-cell table:style-name="t11.C3" office:value-type="string">
            <text:p text:style-name="P21">$11-22</text:p>
          </table:table-cell>
          <table:covered-table-cell/>
        </table:table-row>
        <table:table-row>
          <table:table-cell table:style-name="t11.A8" office:value-type="string">
            <text:p text:style-name="P16">$11-9<text:span text:style-name="T8">3</text:span></text:p>
          </table:table-cell>
          <table:table-cell table:style-name="t11.B8" office:value-type="float" office:value="1182">
            <text:p text:style-name="P23">1182</text:p>
          </table:table-cell>
          <table:table-cell table:style-name="t11.C8" office:value-type="string">
            <text:p text:style-name="P21">---</text:p>
          </table:table-cell>
          <table:table-cell table:style-name="t11.C8" office:value-type="string">
            <text:p text:style-name="P21">$11-63</text:p>
          </table:table-cell>
          <table:table-cell table:style-name="t11.C8" office:value-type="string">
            <text:p text:style-name="P21">$11-73</text:p>
          </table:table-cell>
          <table:table-cell table:style-name="t11.C8" office:value-type="string">
            <text:p text:style-name="P21">$11-83</text:p>
          </table:table-cell>
          <table:table-cell table:style-name="t11.C8" office:value-type="string">
            <text:p text:style-name="P22">$11-03</text:p>
          </table:table-cell>
          <table:table-cell table:style-name="t11.C8" office:value-type="string">
            <text:p text:style-name="P21">$11-13</text:p>
          </table:table-cell>
          <table:table-cell table:style-name="t11.C8" office:value-type="string">
            <text:p text:style-name="P21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3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  <text:p text:style-name="P29"/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2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2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26">Фон</text:p>
          </table:table-cell>
          <table:table-cell table:style-name="t12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27"><text:span text:style-name="T48"></text:span><text:span text:style-name="T12">1</text:span></text:p>
          </table:table-cell>
          <table:table-cell table:style-name="t12.D4" office:value-type="string">
            <text:p text:style-name="P26"><text:span text:style-name="T49"></text:span><text:span text:style-name="T12">2</text:span></text:p>
          </table:table-cell>
          <table:table-cell table:style-name="t12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6">$1<text:span text:style-name="T8">2</text:span>-90</text:p>
          </table:table-cell>
          <table:table-cell table:style-name="t12.B5" office:value-type="float" office:value="651">
            <text:p text:style-name="P24">0651</text:p>
          </table:table-cell>
          <table:table-cell table:style-name="t12.C3" office:value-type="string">
            <text:p text:style-name="P21">$s_bg</text:p>
          </table:table-cell>
          <table:table-cell table:style-name="t12.C3" office:value-type="string">
            <text:p text:style-name="P21">$12-60</text:p>
          </table:table-cell>
          <table:table-cell table:style-name="t12.C3" office:value-type="string">
            <text:p text:style-name="P21">$12-70</text:p>
          </table:table-cell>
          <table:table-cell table:style-name="t12.C3" office:value-type="string">
            <text:p text:style-name="P21">$12-80</text:p>
          </table:table-cell>
          <table:table-cell table:style-name="t12.C3" office:value-type="string">
            <text:p text:style-name="P22">$12-00</text:p>
          </table:table-cell>
          <table:table-cell table:style-name="t12.C3" office:value-type="string">
            <text:p text:style-name="P21">$12-10</text:p>
          </table:table-cell>
          <table:table-cell table:style-name="t12.C3" office:value-type="string">
            <text:p text:style-name="P21">$12-20</text:p>
          </table:table-cell>
          <table:table-cell table:style-name="t12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2.A5" office:value-type="string">
            <text:p text:style-name="P16">$1<text:span text:style-name="T8">2</text:span>-9<text:span text:style-name="T8">1</text:span></text:p>
          </table:table-cell>
          <table:table-cell table:style-name="t12.B5" office:value-type="float" office:value="653">
            <text:p text:style-name="P24">0652</text:p>
          </table:table-cell>
          <table:table-cell table:style-name="t12.C3" office:value-type="string">
            <text:p text:style-name="P21">---</text:p>
          </table:table-cell>
          <table:table-cell table:style-name="t12.C3" office:value-type="string">
            <text:p text:style-name="P21">$12-61</text:p>
          </table:table-cell>
          <table:table-cell table:style-name="t12.C3" office:value-type="string">
            <text:p text:style-name="P21">$12-71</text:p>
          </table:table-cell>
          <table:table-cell table:style-name="t12.C3" office:value-type="string">
            <text:p text:style-name="P21">$12-81</text:p>
          </table:table-cell>
          <table:table-cell table:style-name="t12.C3" office:value-type="string">
            <text:p text:style-name="P22">$12-01</text:p>
          </table:table-cell>
          <table:table-cell table:style-name="t12.C3" office:value-type="string">
            <text:p text:style-name="P21">$12-11</text:p>
          </table:table-cell>
          <table:table-cell table:style-name="t12.C3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16">$1<text:span text:style-name="T8">2</text:span>-9<text:span text:style-name="T8">2</text:span></text:p>
          </table:table-cell>
          <table:table-cell table:style-name="t12.B5" office:value-type="float" office:value="0">
            <text:p text:style-name="P24">0653</text:p>
          </table:table-cell>
          <table:table-cell table:style-name="t12.C3" office:value-type="string">
            <text:p text:style-name="P21">---</text:p>
          </table:table-cell>
          <table:table-cell table:style-name="t12.C3" office:value-type="string">
            <text:p text:style-name="P21">$12-62</text:p>
          </table:table-cell>
          <table:table-cell table:style-name="t12.C3" office:value-type="string">
            <text:p text:style-name="P21">$12-72</text:p>
          </table:table-cell>
          <table:table-cell table:style-name="t12.C3" office:value-type="string">
            <text:p text:style-name="P21">$12-82</text:p>
          </table:table-cell>
          <table:table-cell table:style-name="t12.C3" office:value-type="string">
            <text:p text:style-name="P22">$12-02</text:p>
          </table:table-cell>
          <table:table-cell table:style-name="t12.C3" office:value-type="string">
            <text:p text:style-name="P21">$12-12</text:p>
          </table:table-cell>
          <table:table-cell table:style-name="t12.C3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16">$1<text:span text:style-name="T8">2</text:span>-9<text:span text:style-name="T8">3</text:span></text:p>
          </table:table-cell>
          <table:table-cell table:style-name="t12.B8" office:value-type="float" office:value="0">
            <text:p text:style-name="P24">0655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3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3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26">Фон</text:p>
          </table:table-cell>
          <table:table-cell table:style-name="t13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27"><text:span text:style-name="T48"></text:span><text:span text:style-name="T12">1</text:span></text:p>
          </table:table-cell>
          <table:table-cell table:style-name="t13.D4" office:value-type="string">
            <text:p text:style-name="P26"><text:span text:style-name="T49"></text:span><text:span text:style-name="T12">2</text:span></text:p>
          </table:table-cell>
          <table:table-cell table:style-name="t13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6">$1<text:span text:style-name="T8">3</text:span>-90</text:p>
          </table:table-cell>
          <table:table-cell table:style-name="t13.B5" office:value-type="float" office:value="660">
            <text:p text:style-name="P23">0660</text:p>
          </table:table-cell>
          <table:table-cell table:style-name="t13.C3" office:value-type="string">
            <text:p text:style-name="P21">$<text:span text:style-name="T2">b_bg</text:span></text:p>
          </table:table-cell>
          <table:table-cell table:style-name="t13.C3" office:value-type="string">
            <text:p text:style-name="P21">$13-60</text:p>
          </table:table-cell>
          <table:table-cell table:style-name="t13.C3" office:value-type="string">
            <text:p text:style-name="P21">$13-70</text:p>
          </table:table-cell>
          <table:table-cell table:style-name="t13.C3" office:value-type="string">
            <text:p text:style-name="P21">$13-80</text:p>
          </table:table-cell>
          <table:table-cell table:style-name="t13.C3" office:value-type="string">
            <text:p text:style-name="P22">$13-00</text:p>
          </table:table-cell>
          <table:table-cell table:style-name="t13.C3" office:value-type="string">
            <text:p text:style-name="P21">$13-10</text:p>
          </table:table-cell>
          <table:table-cell table:style-name="t13.C3" office:value-type="string">
            <text:p text:style-name="P21">$13-20</text:p>
          </table:table-cell>
          <table:table-cell table:style-name="t13.J5" table:number-rows-spanned="6" office:value-type="string">
            <text:p text:style-name="P8">±<text:span text:style-name="T2">20</text:span></text:p>
          </table:table-cell>
        </table:table-row>
        <table:table-row>
          <table:table-cell table:style-name="t13.A5" office:value-type="string">
            <text:p text:style-name="P16">$1<text:span text:style-name="T8">3</text:span>-9<text:span text:style-name="T8">1</text:span></text:p>
          </table:table-cell>
          <table:table-cell table:style-name="t13.B5" office:value-type="float" office:value="0">
            <text:p text:style-name="P23">6905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1</text:p>
          </table:table-cell>
          <table:table-cell table:style-name="t13.C3" office:value-type="string">
            <text:p text:style-name="P21">$13-71</text:p>
          </table:table-cell>
          <table:table-cell table:style-name="t13.C3" office:value-type="string">
            <text:p text:style-name="P21">$13-81</text:p>
          </table:table-cell>
          <table:table-cell table:style-name="t13.C3" office:value-type="string">
            <text:p text:style-name="P22">$13-01</text:p>
          </table:table-cell>
          <table:table-cell table:style-name="t13.C3" office:value-type="string">
            <text:p text:style-name="P21">$13-11</text:p>
          </table:table-cell>
          <table:table-cell table:style-name="t13.C3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16">$1<text:span text:style-name="T8">3</text:span>-9<text:span text:style-name="T8">2</text:span></text:p>
          </table:table-cell>
          <table:table-cell table:style-name="t13.B5" office:value-type="float" office:value="0">
            <text:p text:style-name="P23">0661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2</text:p>
          </table:table-cell>
          <table:table-cell table:style-name="t13.C3" office:value-type="string">
            <text:p text:style-name="P21">$13-72</text:p>
          </table:table-cell>
          <table:table-cell table:style-name="t13.C3" office:value-type="string">
            <text:p text:style-name="P21">$13-82</text:p>
          </table:table-cell>
          <table:table-cell table:style-name="t13.C3" office:value-type="string">
            <text:p text:style-name="P22">$13-02</text:p>
          </table:table-cell>
          <table:table-cell table:style-name="t13.C3" office:value-type="string">
            <text:p text:style-name="P21">$13-12</text:p>
          </table:table-cell>
          <table:table-cell table:style-name="t13.C3" office:value-type="string">
            <text:p text:style-name="P21">$13-22</text:p>
          </table:table-cell>
          <table:covered-table-cell/>
        </table:table-row>
        <table:table-row>
          <table:table-cell table:style-name="t13.A5" office:value-type="string">
            <text:p text:style-name="P16">$1<text:span text:style-name="T8">3</text:span>-9<text:span text:style-name="T8">3</text:span></text:p>
          </table:table-cell>
          <table:table-cell table:style-name="t13.B5" office:value-type="float" office:value="0">
            <text:p text:style-name="P23">0662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3</text:p>
          </table:table-cell>
          <table:table-cell table:style-name="t13.C3" office:value-type="string">
            <text:p text:style-name="P21">$13-73</text:p>
          </table:table-cell>
          <table:table-cell table:style-name="t13.C3" office:value-type="string">
            <text:p text:style-name="P21">$13-83</text:p>
          </table:table-cell>
          <table:table-cell table:style-name="t13.C3" office:value-type="string">
            <text:p text:style-name="P22">$13-03</text:p>
          </table:table-cell>
          <table:table-cell table:style-name="t13.C3" office:value-type="string">
            <text:p text:style-name="P21">$13-13</text:p>
          </table:table-cell>
          <table:table-cell table:style-name="t13.C3" office:value-type="string">
            <text:p text:style-name="P21">$13-23</text:p>
          </table:table-cell>
          <table:covered-table-cell/>
        </table:table-row>
        <table:table-row>
          <table:table-cell table:style-name="t13.A5" office:value-type="string">
            <text:p text:style-name="P16">$1<text:span text:style-name="T8">3</text:span>-9<text:span text:style-name="T8">4</text:span></text:p>
          </table:table-cell>
          <table:table-cell table:style-name="t13.B5" office:value-type="float" office:value="0">
            <text:p text:style-name="P23">16437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4</text:p>
          </table:table-cell>
          <table:table-cell table:style-name="t13.C3" office:value-type="string">
            <text:p text:style-name="P21">$13-74</text:p>
          </table:table-cell>
          <table:table-cell table:style-name="t13.C3" office:value-type="string">
            <text:p text:style-name="P21">$13-84</text:p>
          </table:table-cell>
          <table:table-cell table:style-name="t13.C3" office:value-type="string">
            <text:p text:style-name="P22">$13-04</text:p>
          </table:table-cell>
          <table:table-cell table:style-name="t13.C3" office:value-type="string">
            <text:p text:style-name="P21">$13-14</text:p>
          </table:table-cell>
          <table:table-cell table:style-name="t13.C3" office:value-type="string">
            <text:p text:style-name="P21">$13-24</text:p>
          </table:table-cell>
          <table:covered-table-cell/>
        </table:table-row>
        <table:table-row>
          <table:table-cell table:style-name="t13.A10" office:value-type="string">
            <text:p text:style-name="P16">$1<text:span text:style-name="T8">3</text:span>-9<text:span text:style-name="T8">5</text:span></text:p>
          </table:table-cell>
          <table:table-cell table:style-name="t13.B10" office:value-type="float" office:value="0">
            <text:p text:style-name="P23">15014</text:p>
          </table:table-cell>
          <table:table-cell table:style-name="t13.C10" office:value-type="string">
            <text:p text:style-name="P21">---</text:p>
          </table:table-cell>
          <table:table-cell table:style-name="t13.C10" office:value-type="string">
            <text:p text:style-name="P21">$13-65</text:p>
          </table:table-cell>
          <table:table-cell table:style-name="t13.C10" office:value-type="string">
            <text:p text:style-name="P21">$13-75</text:p>
          </table:table-cell>
          <table:table-cell table:style-name="t13.C10" office:value-type="string">
            <text:p text:style-name="P21">$13-85</text:p>
          </table:table-cell>
          <table:table-cell table:style-name="t13.C10" office:value-type="string">
            <text:p text:style-name="P22">$13-05</text:p>
          </table:table-cell>
          <table:table-cell table:style-name="t13.C10" office:value-type="string">
            <text:p text:style-name="P21">$13-15</text:p>
          </table:table-cell>
          <table:table-cell table:style-name="t13.C10" office:value-type="string">
            <text:p text:style-name="P21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4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4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26">Фон</text:p>
          </table:table-cell>
          <table:table-cell table:style-name="t14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27"><text:span text:style-name="T48"></text:span><text:span text:style-name="T12">1</text:span></text:p>
          </table:table-cell>
          <table:table-cell table:style-name="t14.D4" office:value-type="string">
            <text:p text:style-name="P26"><text:span text:style-name="T49"></text:span><text:span text:style-name="T12">2</text:span></text:p>
          </table:table-cell>
          <table:table-cell table:style-name="t14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6">$1<text:span text:style-name="T8">4</text:span>-90</text:p>
          </table:table-cell>
          <table:table-cell table:style-name="t14.B5" office:value-type="float" office:value="660">
            <text:p text:style-name="P23">0663</text:p>
          </table:table-cell>
          <table:table-cell table:style-name="t14.C3" office:value-type="string">
            <text:p text:style-name="P21">$<text:span text:style-name="T2">b2_bg</text:span></text:p>
          </table:table-cell>
          <table:table-cell table:style-name="t14.C3" office:value-type="string">
            <text:p text:style-name="P21">$14-60</text:p>
          </table:table-cell>
          <table:table-cell table:style-name="t14.C3" office:value-type="string">
            <text:p text:style-name="P21">$14-70</text:p>
          </table:table-cell>
          <table:table-cell table:style-name="t14.C3" office:value-type="string">
            <text:p text:style-name="P21">$14-80</text:p>
          </table:table-cell>
          <table:table-cell table:style-name="t14.C3" office:value-type="string">
            <text:p text:style-name="P22">$14-00</text:p>
          </table:table-cell>
          <table:table-cell table:style-name="t14.C3" office:value-type="string">
            <text:p text:style-name="P21">$14-10</text:p>
          </table:table-cell>
          <table:table-cell table:style-name="t14.C3" office:value-type="string">
            <text:p text:style-name="P21">$14-20</text:p>
          </table:table-cell>
          <table:table-cell table:style-name="t14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4.A5" office:value-type="string">
            <text:p text:style-name="P16">$1<text:span text:style-name="T8">4</text:span>-9<text:span text:style-name="T8">1</text:span></text:p>
          </table:table-cell>
          <table:table-cell table:style-name="t14.B5" office:value-type="float" office:value="0">
            <text:p text:style-name="P23">0664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1</text:p>
          </table:table-cell>
          <table:table-cell table:style-name="t14.C3" office:value-type="string">
            <text:p text:style-name="P21">$14-71</text:p>
          </table:table-cell>
          <table:table-cell table:style-name="t14.C3" office:value-type="string">
            <text:p text:style-name="P21">$14-81</text:p>
          </table:table-cell>
          <table:table-cell table:style-name="t14.C3" office:value-type="string">
            <text:p text:style-name="P22">$14-01</text:p>
          </table:table-cell>
          <table:table-cell table:style-name="t14.C3" office:value-type="string">
            <text:p text:style-name="P21">$14-11</text:p>
          </table:table-cell>
          <table:table-cell table:style-name="t14.C3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16">$1<text:span text:style-name="T8">4</text:span>-9<text:span text:style-name="T8">2</text:span></text:p>
          </table:table-cell>
          <table:table-cell table:style-name="t14.B5" office:value-type="float" office:value="0">
            <text:p text:style-name="P23">0665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2</text:p>
          </table:table-cell>
          <table:table-cell table:style-name="t14.C3" office:value-type="string">
            <text:p text:style-name="P21">$14-72</text:p>
          </table:table-cell>
          <table:table-cell table:style-name="t14.C3" office:value-type="string">
            <text:p text:style-name="P21">$14-82</text:p>
          </table:table-cell>
          <table:table-cell table:style-name="t14.C3" office:value-type="string">
            <text:p text:style-name="P22">$14-02</text:p>
          </table:table-cell>
          <table:table-cell table:style-name="t14.C3" office:value-type="string">
            <text:p text:style-name="P21">$14-12</text:p>
          </table:table-cell>
          <table:table-cell table:style-name="t14.C3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16">$1<text:span text:style-name="T8">4</text:span>-9<text:span text:style-name="T8">3</text:span></text:p>
          </table:table-cell>
          <table:table-cell table:style-name="t14.B5" office:value-type="float" office:value="0">
            <text:p text:style-name="P23">0661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3</text:p>
          </table:table-cell>
          <table:table-cell table:style-name="t14.C3" office:value-type="string">
            <text:p text:style-name="P21">$14-73</text:p>
          </table:table-cell>
          <table:table-cell table:style-name="t14.C3" office:value-type="string">
            <text:p text:style-name="P21">$14-83</text:p>
          </table:table-cell>
          <table:table-cell table:style-name="t14.C3" office:value-type="string">
            <text:p text:style-name="P22">$14-03</text:p>
          </table:table-cell>
          <table:table-cell table:style-name="t14.C3" office:value-type="string">
            <text:p text:style-name="P21">$14-13</text:p>
          </table:table-cell>
          <table:table-cell table:style-name="t14.C3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16">$1<text:span text:style-name="T8">4</text:span>-9<text:span text:style-name="T8">4</text:span></text:p>
          </table:table-cell>
          <table:table-cell table:style-name="t14.B9" office:value-type="float" office:value="0">
            <text:p text:style-name="P23">0666</text:p>
          </table:table-cell>
          <table:table-cell table:style-name="t14.C9" office:value-type="string">
            <text:p text:style-name="P21">---</text:p>
          </table:table-cell>
          <table:table-cell table:style-name="t14.C9" office:value-type="string">
            <text:p text:style-name="P21">$14-64</text:p>
          </table:table-cell>
          <table:table-cell table:style-name="t14.C9" office:value-type="string">
            <text:p text:style-name="P21">$14-74</text:p>
          </table:table-cell>
          <table:table-cell table:style-name="t14.C9" office:value-type="string">
            <text:p text:style-name="P21">$14-84</text:p>
          </table:table-cell>
          <table:table-cell table:style-name="t14.C9" office:value-type="string">
            <text:p text:style-name="P22">$14-04</text:p>
          </table:table-cell>
          <table:table-cell table:style-name="t14.C9" office:value-type="string">
            <text:p text:style-name="P21">$14-14</text:p>
          </table:table-cell>
          <table:table-cell table:style-name="t14.C9" office:value-type="string">
            <text:p text:style-name="P21">$1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Р-0</text:span><text:span text:style-name="T53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38">Мощность <text:span text:style-name="T8">направлен-ного</text:span> эквивалент<text:span text:style-name="T8">а</text:span> в <text:span text:style-name="T8">контроль-ной</text:span> точке <text:span text:style-name="T62">Ḣ</text:span><text:span text:style-name="T14">oi</text:span></text:p>
          </table:table-cell>
          <table:table-cell table:style-name="t18.B2" table:number-rows-spanned="3" office:value-type="string">
            <text:p text:style-name="P36">Номер источ-ника</text:p>
          </table:table-cell>
          <table:table-cell table:style-name="t18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8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8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6">Фон, нЗв/ч</text:p>
          </table:table-cell>
          <table:table-cell table:style-name="t1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27"><text:span text:style-name="T26">H</text:span><text:span text:style-name="T12">1</text:span></text:p>
          </table:table-cell>
          <table:table-cell table:style-name="t18.D3" office:value-type="string">
            <text:p text:style-name="P26"><text:span text:style-name="T7">H</text:span><text:span text:style-name="T12">2</text:span></text:p>
          </table:table-cell>
          <table:table-cell table:style-name="t18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3"><text:span text:style-name="T2">0,07</text:span> мкЗв/ч</text:p>
          </table:table-cell>
          <table:table-cell table:style-name="t18.D3" office:value-type="string">
            <text:p text:style-name="P21">$18-30</text:p>
          </table:table-cell>
          <table:table-cell table:style-name="t18.D3" office:value-type="string">
            <text:p text:style-name="P21">$18-40</text:p>
          </table:table-cell>
          <table:table-cell table:style-name="t18.D3" office:value-type="string">
            <text:p text:style-name="P21">$18-50</text:p>
          </table:table-cell>
          <table:table-cell table:style-name="t18.D3" office:value-type="string">
            <text:p text:style-name="P21">$18-60</text:p>
          </table:table-cell>
          <table:table-cell table:style-name="t18.D3" office:value-type="string">
            <text:p text:style-name="P21">$18-70</text:p>
          </table:table-cell>
          <table:table-cell table:style-name="t18.D3" office:value-type="string">
            <text:p text:style-name="P21">$18-80</text:p>
          </table:table-cell>
          <table:table-cell table:style-name="t18.D3" office:value-type="string">
            <text:p text:style-name="P22">$18-00</text:p>
          </table:table-cell>
          <table:table-cell table:style-name="t18.D3" office:value-type="string">
            <text:p text:style-name="P21">$18-10</text:p>
          </table:table-cell>
          <table:table-cell table:style-name="t18.D3" office:value-type="string">
            <text:p text:style-name="P21">$18-20</text:p>
          </table:table-cell>
          <table:table-cell table:style-name="t18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8.A5" office:value-type="string">
            <text:p text:style-name="P13">0,7 мкЗв/ч</text:p>
          </table:table-cell>
          <table:table-cell table:style-name="t18.D3" office:value-type="string">
            <text:p text:style-name="P21">$18-31</text:p>
          </table:table-cell>
          <table:table-cell table:style-name="t18.D3" office:value-type="string">
            <text:p text:style-name="P21">$18-41</text:p>
          </table:table-cell>
          <table:table-cell table:style-name="t18.D3" office:value-type="string">
            <text:p text:style-name="P21">$18-51</text:p>
          </table:table-cell>
          <table:table-cell table:style-name="t18.D3" office:value-type="string">
            <text:p text:style-name="P21">$18-61</text:p>
          </table:table-cell>
          <table:table-cell table:style-name="t18.D3" office:value-type="string">
            <text:p text:style-name="P21">$18-71</text:p>
          </table:table-cell>
          <table:table-cell table:style-name="t18.D3" office:value-type="string">
            <text:p text:style-name="P21">$18-81</text:p>
          </table:table-cell>
          <table:table-cell table:style-name="t18.D3" office:value-type="string">
            <text:p text:style-name="P22">$18-01</text:p>
          </table:table-cell>
          <table:table-cell table:style-name="t18.D3" office:value-type="string">
            <text:p text:style-name="P21">$18-11</text:p>
          </table:table-cell>
          <table:table-cell table:style-name="t18.D3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3">7 мкЗв/ч</text:p>
          </table:table-cell>
          <table:table-cell table:style-name="t18.D3" office:value-type="string">
            <text:p text:style-name="P21">$18-32</text:p>
          </table:table-cell>
          <table:table-cell table:style-name="t18.D3" office:value-type="string">
            <text:p text:style-name="P21">$18-42</text:p>
          </table:table-cell>
          <table:table-cell table:style-name="t18.D3" office:value-type="string">
            <text:p text:style-name="P21">$18-52</text:p>
          </table:table-cell>
          <table:table-cell table:style-name="t18.D3" office:value-type="string">
            <text:p text:style-name="P21">$18-62</text:p>
          </table:table-cell>
          <table:table-cell table:style-name="t18.D3" office:value-type="string">
            <text:p text:style-name="P21">$18-72</text:p>
          </table:table-cell>
          <table:table-cell table:style-name="t18.D3" office:value-type="string">
            <text:p text:style-name="P21">$18-82</text:p>
          </table:table-cell>
          <table:table-cell table:style-name="t18.D3" office:value-type="string">
            <text:p text:style-name="P22">$18-02</text:p>
          </table:table-cell>
          <table:table-cell table:style-name="t18.D3" office:value-type="string">
            <text:p text:style-name="P21">$18-12</text:p>
          </table:table-cell>
          <table:table-cell table:style-name="t18.D3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3">70 мкЗв/ч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able:table-row table:style-name="t19.1">
          <table:table-cell table:style-name="t19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3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9.B2" table:number-rows-spanned="3" office:value-type="string">
            <text:p text:style-name="P36">Номер источ-ника</text:p>
          </table:table-cell>
          <table:table-cell table:style-name="t19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9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9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26">Фон</text:p>
          </table:table-cell>
          <table:table-cell table:style-name="t19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9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27"><text:span text:style-name="T48"></text:span><text:span text:style-name="T12">1</text:span></text:p>
          </table:table-cell>
          <table:table-cell table:style-name="t19.D4" office:value-type="string">
            <text:p text:style-name="P26"><text:span text:style-name="T49"></text:span><text:span text:style-name="T12">2</text:span></text:p>
          </table:table-cell>
          <table:table-cell table:style-name="t19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6">$1<text:span text:style-name="T8">9</text:span>-90</text:p>
          </table:table-cell>
          <table:table-cell table:style-name="t19.B5" office:value-type="float" office:value="1179">
            <text:p text:style-name="P23">1179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0</text:p>
          </table:table-cell>
          <table:table-cell table:style-name="t19.C3" office:value-type="string">
            <text:p text:style-name="P21">$19-70</text:p>
          </table:table-cell>
          <table:table-cell table:style-name="t19.C3" office:value-type="string">
            <text:p text:style-name="P21">$19-80</text:p>
          </table:table-cell>
          <table:table-cell table:style-name="t19.C3" office:value-type="string">
            <text:p text:style-name="P22">$19-00</text:p>
          </table:table-cell>
          <table:table-cell table:style-name="t19.C3" office:value-type="string">
            <text:p text:style-name="P21">$19-10</text:p>
          </table:table-cell>
          <table:table-cell table:style-name="t19.C3" office:value-type="string">
            <text:p text:style-name="P21">$19-20</text:p>
          </table:table-cell>
          <table:table-cell table:style-name="t19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9.A5" office:value-type="string">
            <text:p text:style-name="P16">$1<text:span text:style-name="T8">9</text:span>-9<text:span text:style-name="T8">1</text:span></text:p>
          </table:table-cell>
          <table:table-cell table:style-name="t19.B5" office:value-type="float" office:value="1180">
            <text:p text:style-name="P23">1180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1</text:p>
          </table:table-cell>
          <table:table-cell table:style-name="t19.C3" office:value-type="string">
            <text:p text:style-name="P21">$19-71</text:p>
          </table:table-cell>
          <table:table-cell table:style-name="t19.C3" office:value-type="string">
            <text:p text:style-name="P21">$19-81</text:p>
          </table:table-cell>
          <table:table-cell table:style-name="t19.C3" office:value-type="string">
            <text:p text:style-name="P22">$19-01</text:p>
          </table:table-cell>
          <table:table-cell table:style-name="t19.C3" office:value-type="string">
            <text:p text:style-name="P21">$19-11</text:p>
          </table:table-cell>
          <table:table-cell table:style-name="t19.C3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16">$1<text:span text:style-name="T8">9</text:span>-9<text:span text:style-name="T8">2</text:span></text:p>
          </table:table-cell>
          <table:table-cell table:style-name="t19.B5" office:value-type="float" office:value="1181">
            <text:p text:style-name="P23">1181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2</text:p>
          </table:table-cell>
          <table:table-cell table:style-name="t19.C3" office:value-type="string">
            <text:p text:style-name="P21">$19-72</text:p>
          </table:table-cell>
          <table:table-cell table:style-name="t19.C3" office:value-type="string">
            <text:p text:style-name="P21">$19-82</text:p>
          </table:table-cell>
          <table:table-cell table:style-name="t19.C3" office:value-type="string">
            <text:p text:style-name="P22">$19-02</text:p>
          </table:table-cell>
          <table:table-cell table:style-name="t19.C3" office:value-type="string">
            <text:p text:style-name="P21">$19-12</text:p>
          </table:table-cell>
          <table:table-cell table:style-name="t19.C3" office:value-type="string">
            <text:p text:style-name="P21">$19-22</text:p>
          </table:table-cell>
          <table:covered-table-cell/>
        </table:table-row>
        <table:table-row>
          <table:table-cell table:style-name="t19.A5" office:value-type="string">
            <text:p text:style-name="P16">$1<text:span text:style-name="T8">9</text:span>-9<text:span text:style-name="T8">3</text:span></text:p>
          </table:table-cell>
          <table:table-cell table:style-name="t19.B5" office:value-type="float" office:value="1182">
            <text:p text:style-name="P23">1182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3</text:p>
          </table:table-cell>
          <table:table-cell table:style-name="t19.C3" office:value-type="string">
            <text:p text:style-name="P21">$19-73</text:p>
          </table:table-cell>
          <table:table-cell table:style-name="t19.C3" office:value-type="string">
            <text:p text:style-name="P21">$19-83</text:p>
          </table:table-cell>
          <table:table-cell table:style-name="t19.C3" office:value-type="string">
            <text:p text:style-name="P22">$19-03</text:p>
          </table:table-cell>
          <table:table-cell table:style-name="t19.C3" office:value-type="string">
            <text:p text:style-name="P21">$19-13</text:p>
          </table:table-cell>
          <table:table-cell table:style-name="t19.C3" office:value-type="string">
            <text:p text:style-name="P21">$19-23</text:p>
          </table:table-cell>
          <table:covered-table-cell/>
        </table:table-row>
        <table:table-row>
          <table:table-cell table:style-name="t19.A9" office:value-type="string">
            <text:p text:style-name="P16">$1<text:span text:style-name="T8">9</text:span>-9<text:span text:style-name="T8">4</text:span></text:p>
          </table:table-cell>
          <table:table-cell table:style-name="t19.B9" office:value-type="float" office:value="1183">
            <text:p text:style-name="P23">1183</text:p>
          </table:table-cell>
          <table:table-cell table:style-name="t19.C9" office:value-type="string">
            <text:p text:style-name="P21">---</text:p>
          </table:table-cell>
          <table:table-cell table:style-name="t19.C9" office:value-type="string">
            <text:p text:style-name="P21">$19-64</text:p>
          </table:table-cell>
          <table:table-cell table:style-name="t19.C9" office:value-type="string">
            <text:p text:style-name="P21">$19-74</text:p>
          </table:table-cell>
          <table:table-cell table:style-name="t19.C9" office:value-type="string">
            <text:p text:style-name="P21">$19-84</text:p>
          </table:table-cell>
          <table:table-cell table:style-name="t19.C9" office:value-type="string">
            <text:p text:style-name="P22">$19-04</text:p>
          </table:table-cell>
          <table:table-cell table:style-name="t19.C9" office:value-type="string">
            <text:p text:style-name="P21">$19-14</text:p>
          </table:table-cell>
          <table:table-cell table:style-name="t19.C9" office:value-type="string">
            <text:p text:style-name="P21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8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0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0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26">Фон</text:p>
          </table:table-cell>
          <table:table-cell table:style-name="t20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27"><text:span text:style-name="T48"></text:span><text:span text:style-name="T12">1</text:span></text:p>
          </table:table-cell>
          <table:table-cell table:style-name="t20.D4" office:value-type="string">
            <text:p text:style-name="P26"><text:span text:style-name="T49"></text:span><text:span text:style-name="T12">2</text:span></text:p>
          </table:table-cell>
          <table:table-cell table:style-name="t20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6">$<text:span text:style-name="T8">20</text:span>-90</text:p>
          </table:table-cell>
          <table:table-cell table:style-name="t20.B5" office:value-type="float" office:value="660">
            <text:p text:style-name="P23">0660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0</text:p>
          </table:table-cell>
          <table:table-cell table:style-name="t20.C3" office:value-type="string">
            <text:p text:style-name="P21">$20-70</text:p>
          </table:table-cell>
          <table:table-cell table:style-name="t20.C3" office:value-type="string">
            <text:p text:style-name="P21">$20-80</text:p>
          </table:table-cell>
          <table:table-cell table:style-name="t20.C3" office:value-type="string">
            <text:p text:style-name="P22">$20-00</text:p>
          </table:table-cell>
          <table:table-cell table:style-name="t20.C3" office:value-type="string">
            <text:p text:style-name="P21">$20-10</text:p>
          </table:table-cell>
          <table:table-cell table:style-name="t20.C3" office:value-type="string">
            <text:p text:style-name="P21">$20-20</text:p>
          </table:table-cell>
          <table:table-cell table:style-name="t20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0.A5" office:value-type="string">
            <text:p text:style-name="P16">$<text:span text:style-name="T8">20</text:span>-9<text:span text:style-name="T8">1</text:span></text:p>
          </table:table-cell>
          <table:table-cell table:style-name="t20.B5" office:value-type="float" office:value="0">
            <text:p text:style-name="P23">6905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1</text:p>
          </table:table-cell>
          <table:table-cell table:style-name="t20.C3" office:value-type="string">
            <text:p text:style-name="P21">$20-71</text:p>
          </table:table-cell>
          <table:table-cell table:style-name="t20.C3" office:value-type="string">
            <text:p text:style-name="P21">$20-81</text:p>
          </table:table-cell>
          <table:table-cell table:style-name="t20.C3" office:value-type="string">
            <text:p text:style-name="P22">$20-01</text:p>
          </table:table-cell>
          <table:table-cell table:style-name="t20.C3" office:value-type="string">
            <text:p text:style-name="P21">$20-11</text:p>
          </table:table-cell>
          <table:table-cell table:style-name="t20.C3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16">$<text:span text:style-name="T8">20</text:span>-9<text:span text:style-name="T8">2</text:span></text:p>
          </table:table-cell>
          <table:table-cell table:style-name="t20.B5" office:value-type="float" office:value="0">
            <text:p text:style-name="P23">0661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2</text:p>
          </table:table-cell>
          <table:table-cell table:style-name="t20.C3" office:value-type="string">
            <text:p text:style-name="P21">$20-72</text:p>
          </table:table-cell>
          <table:table-cell table:style-name="t20.C3" office:value-type="string">
            <text:p text:style-name="P21">$20-82</text:p>
          </table:table-cell>
          <table:table-cell table:style-name="t20.C3" office:value-type="string">
            <text:p text:style-name="P22">$20-02</text:p>
          </table:table-cell>
          <table:table-cell table:style-name="t20.C3" office:value-type="string">
            <text:p text:style-name="P21">$20-12</text:p>
          </table:table-cell>
          <table:table-cell table:style-name="t20.C3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16">$<text:span text:style-name="T8">20</text:span>-9<text:span text:style-name="T8">3</text:span></text:p>
          </table:table-cell>
          <table:table-cell table:style-name="t20.B5" office:value-type="float" office:value="0">
            <text:p text:style-name="P23">0662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3</text:p>
          </table:table-cell>
          <table:table-cell table:style-name="t20.C3" office:value-type="string">
            <text:p text:style-name="P21">$20-73</text:p>
          </table:table-cell>
          <table:table-cell table:style-name="t20.C3" office:value-type="string">
            <text:p text:style-name="P21">$20-83</text:p>
          </table:table-cell>
          <table:table-cell table:style-name="t20.C3" office:value-type="string">
            <text:p text:style-name="P22">$20-03</text:p>
          </table:table-cell>
          <table:table-cell table:style-name="t20.C3" office:value-type="string">
            <text:p text:style-name="P21">$20-13</text:p>
          </table:table-cell>
          <table:table-cell table:style-name="t20.C3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16">$<text:span text:style-name="T8">20</text:span>-9<text:span text:style-name="T8">4</text:span></text:p>
          </table:table-cell>
          <table:table-cell table:style-name="t20.B9" office:value-type="float" office:value="0">
            <text:p text:style-name="P23">15014</text:p>
          </table:table-cell>
          <table:table-cell table:style-name="t20.C9" office:value-type="string">
            <text:p text:style-name="P21">---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able:table-row table:style-name="t21.1">
          <table:table-cell table:style-name="t21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П</text:span><text:span text:style-name="T53">С</text:span><text:span text:style-name="T4">-0</text:span><text:span text:style-name="T53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1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1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26">Фон, нЗв/ч</text:p>
          </table:table-cell>
          <table:table-cell table:style-name="t2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27"><text:span text:style-name="T26">H</text:span><text:span text:style-name="T12">1</text:span></text:p>
          </table:table-cell>
          <table:table-cell table:style-name="t21.D3" office:value-type="string">
            <text:p text:style-name="P26"><text:span text:style-name="T7">H</text:span><text:span text:style-name="T12">2</text:span></text:p>
          </table:table-cell>
          <table:table-cell table:style-name="t21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3">0,7 мкЗв/ч</text:p>
          </table:table-cell>
          <table:table-cell table:style-name="t21.D3" office:value-type="string">
            <text:p text:style-name="P21">$21-30</text:p>
          </table:table-cell>
          <table:table-cell table:style-name="t21.D3" office:value-type="string">
            <text:p text:style-name="P21">$21-40</text:p>
          </table:table-cell>
          <table:table-cell table:style-name="t21.D3" office:value-type="string">
            <text:p text:style-name="P21">$21-50</text:p>
          </table:table-cell>
          <table:table-cell table:style-name="t21.D3" office:value-type="string">
            <text:p text:style-name="P21">$21-60</text:p>
          </table:table-cell>
          <table:table-cell table:style-name="t21.D3" office:value-type="string">
            <text:p text:style-name="P21">$21-70</text:p>
          </table:table-cell>
          <table:table-cell table:style-name="t21.D3" office:value-type="string">
            <text:p text:style-name="P21">$21-80</text:p>
          </table:table-cell>
          <table:table-cell table:style-name="t21.D3" office:value-type="string">
            <text:p text:style-name="P22">$21-00</text:p>
          </table:table-cell>
          <table:table-cell table:style-name="t21.D3" office:value-type="string">
            <text:p text:style-name="P21">$21-10</text:p>
          </table:table-cell>
          <table:table-cell table:style-name="t21.D3" office:value-type="string">
            <text:p text:style-name="P21">$21-20</text:p>
          </table:table-cell>
          <table:table-cell table:style-name="t21.K5" table:number-rows-spanned="6" office:value-type="string">
            <text:p text:style-name="P8">±<text:span text:style-name="T8">20</text:span></text:p>
          </table:table-cell>
        </table:table-row>
        <table:table-row>
          <table:table-cell table:style-name="t21.A5" office:value-type="string">
            <text:p text:style-name="P13">7 мкЗв/ч</text:p>
          </table:table-cell>
          <table:table-cell table:style-name="t21.D3" office:value-type="string">
            <text:p text:style-name="P21">$21-31</text:p>
          </table:table-cell>
          <table:table-cell table:style-name="t21.D3" office:value-type="string">
            <text:p text:style-name="P21">$21-41</text:p>
          </table:table-cell>
          <table:table-cell table:style-name="t21.D3" office:value-type="string">
            <text:p text:style-name="P21">$21-51</text:p>
          </table:table-cell>
          <table:table-cell table:style-name="t21.D3" office:value-type="string">
            <text:p text:style-name="P21">$21-61</text:p>
          </table:table-cell>
          <table:table-cell table:style-name="t21.D3" office:value-type="string">
            <text:p text:style-name="P21">$21-71</text:p>
          </table:table-cell>
          <table:table-cell table:style-name="t21.D3" office:value-type="string">
            <text:p text:style-name="P21">$21-81</text:p>
          </table:table-cell>
          <table:table-cell table:style-name="t21.D3" office:value-type="string">
            <text:p text:style-name="P22">$21-01</text:p>
          </table:table-cell>
          <table:table-cell table:style-name="t21.D3" office:value-type="string">
            <text:p text:style-name="P21">$21-11</text:p>
          </table:table-cell>
          <table:table-cell table:style-name="t21.D3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13">70 мкЗв/ч</text:p>
          </table:table-cell>
          <table:table-cell table:style-name="t21.D3" office:value-type="string">
            <text:p text:style-name="P21">$21-32</text:p>
          </table:table-cell>
          <table:table-cell table:style-name="t21.D3" office:value-type="string">
            <text:p text:style-name="P21">$21-42</text:p>
          </table:table-cell>
          <table:table-cell table:style-name="t21.D3" office:value-type="string">
            <text:p text:style-name="P21">$21-52</text:p>
          </table:table-cell>
          <table:table-cell table:style-name="t21.D3" office:value-type="string">
            <text:p text:style-name="P21">$21-62</text:p>
          </table:table-cell>
          <table:table-cell table:style-name="t21.D3" office:value-type="string">
            <text:p text:style-name="P21">$21-72</text:p>
          </table:table-cell>
          <table:table-cell table:style-name="t21.D3" office:value-type="string">
            <text:p text:style-name="P21">$21-82</text:p>
          </table:table-cell>
          <table:table-cell table:style-name="t21.D3" office:value-type="string">
            <text:p text:style-name="P22">$21-02</text:p>
          </table:table-cell>
          <table:table-cell table:style-name="t21.D3" office:value-type="string">
            <text:p text:style-name="P21">$21-12</text:p>
          </table:table-cell>
          <table:table-cell table:style-name="t21.D3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13">0.7 мЗв/ч</text:p>
          </table:table-cell>
          <table:table-cell table:style-name="t21.D3" office:value-type="string">
            <text:p text:style-name="P21">$21-33</text:p>
          </table:table-cell>
          <table:table-cell table:style-name="t21.D3" office:value-type="string">
            <text:p text:style-name="P21">$21-43</text:p>
          </table:table-cell>
          <table:table-cell table:style-name="t21.D3" office:value-type="string">
            <text:p text:style-name="P21">$21-53</text:p>
          </table:table-cell>
          <table:table-cell table:style-name="t21.D3" office:value-type="string">
            <text:p text:style-name="P21">$21-63</text:p>
          </table:table-cell>
          <table:table-cell table:style-name="t21.D3" office:value-type="string">
            <text:p text:style-name="P21">$21-73</text:p>
          </table:table-cell>
          <table:table-cell table:style-name="t21.D3" office:value-type="string">
            <text:p text:style-name="P21">$21-83</text:p>
          </table:table-cell>
          <table:table-cell table:style-name="t21.D3" office:value-type="string">
            <text:p text:style-name="P22">$21-03</text:p>
          </table:table-cell>
          <table:table-cell table:style-name="t21.D3" office:value-type="string">
            <text:p text:style-name="P21">$21-13</text:p>
          </table:table-cell>
          <table:table-cell table:style-name="t21.D3" office:value-type="string">
            <text:p text:style-name="P21">$21-23</text:p>
          </table:table-cell>
          <table:covered-table-cell/>
        </table:table-row>
        <table:table-row>
          <table:table-cell table:style-name="t21.A5" office:value-type="string">
            <text:p text:style-name="P13">7,0 мЗв/ч</text:p>
          </table:table-cell>
          <table:table-cell table:style-name="t21.D3" office:value-type="string">
            <text:p text:style-name="P21">$21-34</text:p>
          </table:table-cell>
          <table:table-cell table:style-name="t21.D3" office:value-type="string">
            <text:p text:style-name="P21">$21-44</text:p>
          </table:table-cell>
          <table:table-cell table:style-name="t21.D3" office:value-type="string">
            <text:p text:style-name="P21">$21-54</text:p>
          </table:table-cell>
          <table:table-cell table:style-name="t21.D3" office:value-type="string">
            <text:p text:style-name="P21">$21-64</text:p>
          </table:table-cell>
          <table:table-cell table:style-name="t21.D3" office:value-type="string">
            <text:p text:style-name="P21">$21-74</text:p>
          </table:table-cell>
          <table:table-cell table:style-name="t21.D3" office:value-type="string">
            <text:p text:style-name="P21">$21-84</text:p>
          </table:table-cell>
          <table:table-cell table:style-name="t21.D3" office:value-type="string">
            <text:p text:style-name="P22">$21-04</text:p>
          </table:table-cell>
          <table:table-cell table:style-name="t21.D3" office:value-type="string">
            <text:p text:style-name="P21">$21-14</text:p>
          </table:table-cell>
          <table:table-cell table:style-name="t21.D3" office:value-type="string">
            <text:p text:style-name="P21">$21-24</text:p>
          </table:table-cell>
          <table:covered-table-cell/>
        </table:table-row>
        <table:table-row>
          <table:table-cell table:style-name="t21.A10" office:value-type="string">
            <text:p text:style-name="P13">20 мЗв/ч</text:p>
          </table:table-cell>
          <table:table-cell table:style-name="t21.B10" office:value-type="string">
            <text:p text:style-name="P21">$21-3<text:span text:style-name="T2">5</text:span></text:p>
          </table:table-cell>
          <table:table-cell table:style-name="t21.B10" office:value-type="string">
            <text:p text:style-name="P21">$21-4<text:span text:style-name="T2">5</text:span></text:p>
          </table:table-cell>
          <table:table-cell table:style-name="t21.B10" office:value-type="string">
            <text:p text:style-name="P21">$21-5<text:span text:style-name="T2">5</text:span></text:p>
          </table:table-cell>
          <table:table-cell table:style-name="t21.B10" office:value-type="string">
            <text:p text:style-name="P21">$21-6<text:span text:style-name="T2">5</text:span></text:p>
          </table:table-cell>
          <table:table-cell table:style-name="t21.B10" office:value-type="string">
            <text:p text:style-name="P21">$21-7<text:span text:style-name="T2">5</text:span></text:p>
          </table:table-cell>
          <table:table-cell table:style-name="t21.B10" office:value-type="string">
            <text:p text:style-name="P21">$21-8<text:span text:style-name="T2">5</text:span></text:p>
          </table:table-cell>
          <table:table-cell table:style-name="t21.B10" office:value-type="string">
            <text:p text:style-name="P22">$21-05</text:p>
          </table:table-cell>
          <table:table-cell table:style-name="t21.B10" office:value-type="string">
            <text:p text:style-name="P21">$21-1<text:span text:style-name="T2">5</text:span></text:p>
          </table:table-cell>
          <table:table-cell table:style-name="t21.B10" office:value-type="string">
            <text:p text:style-name="P21">$21-2<text:span text:style-name="T2">5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Выводы:<text:tab/></text:p>
          </table:table-cell>
        </table:table-row>
        <table:table-row>
          <table:table-cell table:style-name="Таблица1.A1" office:value-type="string">
            <text:p text:style-name="P9"><text:tab/></text:p>
          </table:table-cell>
        </table:table-row>
        <table:table-row>
          <table:table-cell table:style-name="Таблица1.A1" office:value-type="string">
            <text:p text:style-name="P9">Квитанция-счёт<text:tab/></text:p>
          </table:table-cell>
        </table:table-row>
        <table:table-row>
          <table:table-cell table:style-name="Таблица1.A1" office:value-type="string">
            <text:p text:style-name="P9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9"><text:span text:style-name="T8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10">Поверитель<text:tab/></text:p>
          </table:table-cell>
        </table:table-row>
        <table:table-row>
          <table:table-cell table:style-name="Таблица1.A7" office:value-type="string">
            <text:p text:style-name="P10">Дата<text:tab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1-12T15:02:56.37</dc:date>
    <meta:editing-duration>P2DT21H56M42S</meta:editing-duration>
    <meta:editing-cycles>260</meta:editing-cycles>
    <meta:generator>OpenOffice/4.1.6$Win32 OpenOffice.org_project/416m1$Build-9790</meta:generator>
    <meta:document-statistic meta:table-count="36" meta:image-count="0" meta:object-count="0" meta:page-count="11" meta:paragraph-count="1743" meta:word-count="3190" meta:character-count="20693"/>
  </office:meta>
</office:document-meta>
</file>